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5799831B0923427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7.304cm"/>
    </style:style>
    <style:style style:name="co30" style:family="table-column">
      <style:table-column-properties fo:break-before="auto" style:column-width="1.535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981cm"/>
    </style:style>
    <style:style style:name="co34" style:family="table-column">
      <style:table-column-properties fo:break-before="auto" style:column-width="1.485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49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60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2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2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2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31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2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2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2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2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2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2" fo:font-size="28pt" style:font-size-asian="28pt" style:font-size-complex="28pt"/>
    </style:style>
    <style:style style:name="ce362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2" fo:font-size="28pt" style:font-size-asian="28pt" style:font-size-complex="28pt"/>
    </style:style>
    <style:style style:name="ce3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6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3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7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9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9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9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4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40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1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1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1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1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4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469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7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47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2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2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2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2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2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2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2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7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7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57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9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60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14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2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3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4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4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28pt" style:font-size-asian="28pt" style:font-size-complex="28pt"/>
    </style:style>
    <style:style style:name="ce65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72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4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2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2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724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7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P17]=0))" style:apply-style-name="VRAI" style:base-cell-address="'Niveau 5'.N18"/>
      <style:map style:condition="is-true-formula(IF([.P17]=1))" style:apply-style-name="FAUX" style:base-cell-address="'Niveau 5'.N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2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7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ff0000" style:font-name="Times New Roman2" fo:font-size="28pt" fo:font-weight="bold" style:font-size-asian="28pt" style:font-weight-asian="bold" style:font-size-complex="28pt" style:font-weight-complex="bold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2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787" style:family="table-cell" style:parent-style-name="Default" style:data-style-name="N193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1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Symbol" fo:font-size="28pt" style:font-name-asian="Symbol2" style:font-size-asian="28pt" style:font-name-complex="Symbol2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784" style:family="table-cell" style:parent-style-name="Default" style:data-style-name="N147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2" fo:font-size="28pt" fo:font-weight="bold" style:font-size-asian="28pt" style:font-weight-asian="bold" style:font-name-complex="Mangal" style:font-size-complex="28pt" style:font-weight-complex="bold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79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03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8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fo:font-weight="bold" style:font-size-asian="12pt" style:font-weight-asian="bold" style:font-size-complex="12pt" style:font-weight-complex="bold"/>
    </style:style>
    <style:style style:name="ce81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8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26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83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3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2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84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2" fo:font-size="12pt" style:font-size-asian="12pt" style:font-size-complex="12pt"/>
    </style:style>
    <style:style style:name="ce8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2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2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85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2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87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905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2"/>
    </style:style>
    <style:style style:name="ce867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1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2" style:font-name-complex="Symbol2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2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1" style:font-size-asian="12pt" style:font-name-complex="Times New Roman1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2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2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958" style:family="table-cell" style:parent-style-name="Default">
      <style:table-cell-properties style:cell-protect="hidden-and-protected" style:print-content="true"/>
      <style:text-properties style:font-name="Times New Roman2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2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96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2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2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03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2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103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2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1088" style:family="table-cell" style:parent-style-name="Default">
      <style:table-cell-properties fo:background-color="#ffb66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2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20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20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0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0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07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1147" style:family="table-cell" style:parent-style-name="Default">
      <style:table-cell-properties style:cell-protect="protected" style:print-content="true"/>
      <style:text-properties style:font-name="Times New Roman2"/>
    </style:style>
    <style:style style:name="ce120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fo:font-weight="bold" style:font-size-asian="18pt" style:font-weight-asian="bold" style:font-size-complex="18pt" style:font-weight-complex="bold"/>
    </style:style>
    <style:style style:name="ce121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1211" style:family="table-cell" style:parent-style-name="Default">
      <style:table-cell-properties fo:background-color="#000000" style:cell-protect="protected" style:print-content="true"/>
      <style:text-properties fo:color="#ffffff" style:font-name="Times New Roman2" fo:font-weight="bold" style:font-weight-asian="bold" style:font-weight-complex="bold"/>
    </style:style>
    <style:style style:name="ce115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213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1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1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1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17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18" style:family="table-cell" style:parent-style-name="Default">
      <style:table-cell-properties style:cell-protect="protected" style:print-content="true"/>
      <style:text-properties style:font-name="Times New Roman2" fo:font-size="6pt" style:font-size-asian="6pt" style:font-size-complex="6pt"/>
    </style:style>
    <style:style style:name="ce121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2" style:family="table-cell" style:parent-style-name="Default">
      <style:table-cell-properties style:cell-protect="none" style:print-content="true"/>
      <style:text-properties style:font-name="Times New Roman2"/>
    </style:style>
    <style:style style:name="ce122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4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12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6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7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8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1229" style:family="table-cell" style:parent-style-name="Default">
      <style:table-cell-properties style:cell-protect="protected" style:print-content="true" fo:background-color="transparent"/>
      <style:text-properties style:font-name="Times New Roman2"/>
    </style:style>
    <style:style style:name="ce116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1231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1232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8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gr9" style:family="graphic">
      <style:graphic-properties draw:textarea-vertical-align="middle"/>
    </style:style>
    <style:style style:name="gr10" style:family="graphic">
      <style:graphic-properties draw:textarea-vertical-align="middle" fo:background-color="#808080"/>
      <style:paragraph-properties fo:text-align="center"/>
      <style:text-properties fo:font-family="'Comic Sans MS'" style:font-style-name="Gras" style:font-family-generic="script" fo:font-size="20pt" fo:font-style="normal" fo:font-weight="bold"/>
    </style:style>
    <style:style style:name="gr1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Comic Sans MS'" style:font-style-name="Gras" style:font-family-generic="script" fo:font-size="20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lt;&quot;;&quot;≤&quot;;&quot;&gt;&quot;;&quot;≥&quot;;&quot;=&quot;)" table:allow-empty-cell="true" table:display-list="unsorted" table:base-cell-address="'Niveau 1'.E18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331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718cm" svg:x2="9cm" svg:y2="19.55cm">
              <text:p/>
            </draw:line>
            <draw:line draw:style-name="gr2" draw:text-style-name="P2" svg:x1="20.619cm" svg:y1="17.727cm" svg:x2="15.5cm" svg:y2="19.646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0.193cm" table:end-y="0.168cm" draw:z-index="3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4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564cm" svg:y1="5.929cm" svg:x2="16.564cm" svg:y2="10.36cm">
            <text:p/>
          </draw:line>
          <draw:line draw:z-index="3" draw:style-name="gr7" draw:text-style-name="P2" svg:x1="24.722cm" svg:y1="5.931cm" svg:x2="24.722cm" svg:y2="10.343cm">
            <text:p/>
          </draw:line>
          <draw:line draw:z-index="4" draw:style-name="gr7" draw:text-style-name="P2" svg:x1="16.587cm" svg:y1="13.374cm" svg:x2="16.587cm" svg:y2="17.837cm">
            <text:p/>
          </draw:line>
          <draw:line draw:z-index="5" draw:style-name="gr7" draw:text-style-name="P2" svg:x1="24.682cm" svg:y1="13.432cm" svg:x2="24.736cm" svg:y2="17.837cm">
            <text:p/>
          </draw:line>
          <draw:control draw:z-index="6" draw:style-name="gr8" draw:text-style-name="P5" svg:width="4.019cm" svg:height="1.68cm" svg:x="41.59cm" svg:y="0.582cm" draw:control="control5"/>
          <draw:control draw:z-index="7" draw:style-name="gr8" draw:text-style-name="P5" svg:width="3.99cm" svg:height="1.68cm" svg:x="36.065cm" svg:y="0.617cm" draw:control="control6"/>
          <draw:control draw:z-index="8" draw:style-name="gr3" draw:text-style-name="P3" svg:width="11.496cm" svg:height="1.5cm" svg:x="9.195cm" svg:y="19.129cm" draw:control="control7"/>
          <draw:control draw:z-index="9" draw:style-name="gr3" draw:text-style-name="P3" svg:width="7.075cm" svg:height="1.5cm" svg:x="0.656cm" svg:y="19.23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4"/>
          <table:table-cell table:style-name="ce277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4"/>
          <table:table-cell table:style-name="ce277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x+23)(x+18) = 0" calcext:value-type="string" table:number-columns-spanned="3" table:number-rows-spanned="1">
            <text:p>(x+23)(x+18) = 0</text:p>
          </table:table-cell>
          <table:covered-table-cell table:style-name="ce214"/>
          <table:covered-table-cell table:style-name="ce232"/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x+23)" calcext:value-type="string">
            <text:p>Signe de (x+23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x+18)" calcext:value-type="string">
            <text:p>Signe de (x+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x+23)(x+18)" calcext:value-type="string">
            <text:p>Signe de (x+23)(x+1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260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23" table:formula="of:=[$Données.H56]" office:value-type="string" office:string-value="(x+23)(x+18) &gt; 0" calcext:value-type="string" table:number-columns-spanned="4" table:number-rows-spanned="1">
            <text:p>(x+23)(x+18) &g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x+23)" calcext:value-type="string">
            <text:p>Signe de (x+23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135" table:formula="of:=IF(AND([.$X$1];[.$X$2];[$Synthèse.$H$1]);[Données.C44];&quot;&quot;)" table:number-columns-spanned="2" table:number-rows-spanned="1">
            <text:p/>
          </table:table-cell>
          <table:covered-table-cell table:style-name="ce135" table:formula="of:=IF([.$X$2];['Niveau 6'.J45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135" table:formula="of:=IF(AND([.$X$1];[.$X$2];[$Synthèse.$H$1]);[$Données.F44];&quot;&quot;)" table:number-columns-spanned="2" table:number-rows-spanned="1">
            <text:p/>
          </table:table-cell>
          <table:covered-table-cell table:style-name="ce135" table:formula="of:=IF([.$X$2];['Niveau 6'.M45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x+18)" calcext:value-type="string">
            <text:p>Signe de (x+18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135" table:formula="of:=IF(AND([.$X$1];[.$X$2];[$Synthèse.$H$1]);[Données.C45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135" table:formula="of:=IF(AND([.$X$1];[.$X$2];[$Synthèse.$H$1]);[$Données.F45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x+23)(x+18)" calcext:value-type="string">
            <text:p>Signe de (x+23)(x+18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135" table:formula="of:=IF(AND([.$X$1];[.$X$2];[$Synthèse.$H$1]);[Données.C46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135" table:formula="of:=IF(AND([.$X$1];[.$X$2];[$Synthèse.$H$1]);[$Données.F46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60" table:number-columns-repeated="2"/>
          <table:table-cell table:number-columns-repeated="7"/>
          <table:table-cell table:style-name="ce260"/>
          <table:table-cell table:style-name="ce313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70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260"/>
          <table:table-cell table:style-name="ce70" table:number-columns-repeated="3"/>
          <table:table-cell table:style-name="ce94"/>
          <table:table-cell table:style-name="ce70" table:number-columns-repeated="18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132cm" svg:y1="5.947cm" svg:x2="16.132cm" svg:y2="8.903cm">
            <text:p/>
          </draw:line>
          <draw:line draw:z-index="3" draw:style-name="gr7" draw:text-style-name="P2" svg:x1="22.464cm" svg:y1="5.949cm" svg:x2="22.464cm" svg:y2="8.943cm">
            <text:p/>
          </draw:line>
          <draw:line draw:z-index="4" draw:style-name="gr7" draw:text-style-name="P2" svg:x1="16.24cm" svg:y1="13.387cm" svg:x2="16.24cm" svg:y2="16.355cm">
            <text:p/>
          </draw:line>
          <draw:line draw:z-index="5" draw:style-name="gr7" draw:text-style-name="P2" svg:x1="22.461cm" svg:y1="13.359cm" svg:x2="22.482cm" svg:y2="16.305cm">
            <text:p/>
          </draw:line>
          <draw:control draw:z-index="6" draw:style-name="gr8" draw:text-style-name="P5" svg:width="4.019cm" svg:height="1.68cm" svg:x="39.444cm" svg:y="0.582cm" draw:control="control9"/>
          <draw:control draw:z-index="7" draw:style-name="gr8" draw:text-style-name="P5" svg:width="3.99cm" svg:height="1.68cm" svg:x="33.124cm" svg:y="0.567cm" draw:control="control10"/>
          <draw:control draw:z-index="8" draw:style-name="gr3" draw:text-style-name="P3" svg:width="11.496cm" svg:height="1.5cm" svg:x="8.435cm" svg:y="19.313cm" draw:control="control11"/>
          <draw:control draw:z-index="9" draw:style-name="gr3" draw:text-style-name="P3" svg:width="7.075cm" svg:height="1.5cm" svg:x="0.603cm" svg:y="19.269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table-cell table:style-name="ce97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4"/>
          <table:table-cell table:style-name="ce277" office:value-type="boolean" office:boolean-value="true" calcext:value-type="boolean">
            <text:p>VRAI</text:p>
          </table:table-cell>
          <table:table-cell table:style-name="ce404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62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4"/>
          <table:table-cell table:style-name="ce277" office:value-type="boolean" office:boolean-value="true" calcext:value-type="boolean">
            <text:p>VRAI</text:p>
          </table:table-cell>
          <table:table-cell table:style-name="ce404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x+17) / (-x+24) = 0" calcext:value-type="string" table:number-columns-spanned="3" table:number-rows-spanned="1">
            <text:p>(x+17) / (-x+24) = 0</text:p>
          </table:table-cell>
          <table:covered-table-cell table:style-name="ce214"/>
          <table:covered-table-cell table:style-name="ce23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x+17)" calcext:value-type="string">
            <text:p>(x+17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0"/>
          <table:table-cell table:style-name="ce181" table:number-columns-repeated="3"/>
          <table:table-cell table:style-name="ce202"/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+24)" calcext:value-type="string">
            <text:p>(-x+2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365" table:formula="of:=IF(ISBLANK([.M5]);&quot;&quot;;IF(AND([.$X$1];[$Synthèse.$H$1]);IF([.M5]=[$Données.B78];1;0);&quot;&quot;))">
            <text:p/>
          </table:table-cell>
          <table:table-cell table:style-name="ce371" table:formula="of:=IF(ISBLANK([.N5]);&quot;&quot;;IF(AND([.$X$1];[$Synthèse.$H$1]);IF([.N5]=[$Données.C78];1;0);&quot;&quot;))">
            <text:p/>
          </table:table-cell>
          <table:table-cell table:style-name="ce379" table:formula="of:=IF(ISBLANK([.O5]);&quot;&quot;;IF(AND([.$X$1];[$Synthèse.$H$1]);IF([.O5]=[$Données.D78];1;0);&quot;&quot;))">
            <text:p/>
          </table:table-cell>
          <table:table-cell table:style-name="ce389" table:formula="of:=IF(ISBLANK([.P5]);&quot;&quot;;IF(AND([.$X$1];[$Synthèse.$H$1]);IF([.P5]=[$Données.E78];1;0);&quot;&quot;))">
            <text:p/>
          </table:table-cell>
          <table:table-cell table:style-name="ce397" table:formula="of:=IF(ISBLANK([.Q5]);&quot;&quot;;IF([.$X$1];IF([.Q5]=[$Données.F78];1;0);&quot;&quot;)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x+17) / (-x+24)" calcext:value-type="string">
            <text:p>Signe de (x+17) / (-x+2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366" table:formula="of:=IF(AND([.$X$1];[.$X$2];[$Synthèse.$H$1]);[$Données.B78];&quot;&quot;)">
            <text:p/>
          </table:table-cell>
          <table:table-cell table:style-name="ce372" table:formula="of:=IF(AND([.$X$1];[.$X$2];[$Synthèse.$H$1]);[$Données.C78];&quot;&quot;)">
            <text:p/>
          </table:table-cell>
          <table:table-cell table:style-name="ce380" table:formula="of:=IF(AND([.$X$1];[.$X$2];[$Synthèse.$H$1]);[$Données.D78];&quot;&quot;)">
            <text:p/>
          </table:table-cell>
          <table:table-cell table:style-name="ce380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260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313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260"/>
          <table:table-cell table:style-name="ce323" table:formula="of:=[$Données.H85]" office:value-type="string" office:string-value="(x+17) / (-x+24) &lt; 0" calcext:value-type="string" table:number-columns-spanned="4" table:number-rows-spanned="1">
            <text:p>(x+17) / (-x+24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x+17)" calcext:value-type="string">
            <text:p>(x+17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135" table:formula="of:=IF(AND([.$X$1];[.$X$2];[$Synthèse.$H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H$1]);[Données.E73];&quot;&quot;)">
            <text:p/>
          </table:table-cell>
          <table:table-cell table:style-name="ce135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260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+24)" calcext:value-type="string">
            <text:p>(-x+24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135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4];&quot;&quot;)">
            <text:p/>
          </table:table-cell>
          <table:table-cell table:style-name="ce135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260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392" table:formula="of:=IF(ISBLANK([.P10]);&quot;&quot;;IF(AND([.$X$1];[$Synthèse.$H$1]);IF([.P10]=[$Données.E86];1;0);&quot;&quot;))">
            <text:p/>
          </table:table-cell>
          <table:table-cell table:style-name="ce399" table:formula="of:=IF(ISBLANK([.Q10]);&quot;&quot;;IF(AND([.$X$1];[$Synthèse.$H$1]);IF([.Q10]=[$Données.F86];1;0);&quot;&quot;))">
            <text:p/>
          </table:table-cell>
          <table:table-cell table:style-name="ce403" table:formula="of:=IF(ISBLANK([.R10]);&quot;&quot;;IF(AND([.$X$1];[$Synthèse.$H$1]);IF([.R10]=[$Données.G86];1;0);&quot;&quot;))">
            <text:p/>
          </table:table-cell>
          <table:table-cell table:style-name="ce408" table:formula="of:=IF(ISBLANK([.S10]);&quot;&quot;;IF(AND([.$X$1];[$Synthèse.$H$1]);IF([.S10]=[$Données.H86];1;0);&quot;&quot;))">
            <text:p/>
          </table:table-cell>
          <table:table-cell table:style-name="ce410" table:formula="of:=IF(ISBLANK([.T10]);&quot;&quot;;IF(AND([.$X$1];[$Synthèse.$H$1]);IF([.T10]=[$Données.I86];1;0);&quot;&quot;))">
            <text:p/>
          </table:table-cell>
          <table:table-cell table:style-name="ce414" table:formula="of:=IF(ISBLANK([.U10]);&quot;&quot;;IF(AND([.$X$1];[$Synthèse.$H$1]);IF([.U10]=[$Données.J86];1;0);&quot;&quot;))">
            <text:p/>
          </table:table-cell>
          <table:table-cell table:style-name="ce417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x+17) / (-x+24)" calcext:value-type="string">
            <text:p>Signe de (x+17) / (-x+24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135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5];&quot;&quot;)">
            <text:p/>
          </table:table-cell>
          <table:table-cell table:style-name="ce135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260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394" table:formula="of:=IF(AND([.$X$1];[.$X$2];[$Synthèse.$H$1]);[$Données.E87];&quot;&quot;)">
            <text:p/>
          </table:table-cell>
          <table:table-cell table:style-name="ce400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09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16" table:formula="of:=IF(AND([.$X$1];[.$X$2];[$Synthèse.$H$1]);[$Données.J87];&quot;&quot;)">
            <text:p/>
          </table:table-cell>
          <table:table-cell table:style-name="ce418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260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401"/>
          <table:table-cell table:style-name="ce406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260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118cm" svg:y1="5.954cm" svg:x2="16.118cm" svg:y2="10.464cm">
            <text:p/>
          </draw:line>
          <draw:line draw:z-index="2" draw:style-name="gr7" draw:text-style-name="P2" svg:x1="20.68cm" svg:y1="5.949cm" svg:x2="20.68cm" svg:y2="10.441cm">
            <text:p/>
          </draw:line>
          <draw:line draw:z-index="3" draw:style-name="gr7" draw:text-style-name="P2" svg:x1="16.015cm" svg:y1="13.384cm" svg:x2="16.015cm" svg:y2="17.878cm">
            <text:p/>
          </draw:line>
          <draw:line draw:z-index="4" draw:style-name="gr7" draw:text-style-name="P2" svg:x1="20.608cm" svg:y1="13.428cm" svg:x2="20.608cm" svg:y2="17.902cm">
            <text:p/>
          </draw:line>
          <draw:control draw:z-index="5" draw:style-name="gr9" draw:text-style-name="P6" svg:width="0.608cm" svg:height="0.107cm" svg:x="21.332cm" svg:y="23.211cm" draw:control="control13"/>
          <draw:control draw:z-index="6" draw:style-name="gr8" draw:text-style-name="P5" svg:width="3.99cm" svg:height="1.68cm" svg:x="29.383cm" svg:y="0.603cm" draw:control="control14"/>
          <draw:control draw:z-index="7" draw:style-name="gr8" draw:text-style-name="P5" svg:width="4.019cm" svg:height="1.68cm" svg:x="35.634cm" svg:y="0.667cm" draw:control="control15"/>
          <draw:control draw:z-index="8" draw:style-name="gr3" draw:text-style-name="P3" svg:width="11.496cm" svg:height="1.5cm" svg:x="9.264cm" svg:y="19.352cm" draw:control="control16"/>
          <draw:control draw:z-index="9" draw:style-name="gr3" draw:text-style-name="P3" svg:width="7.075cm" svg:height="1.5cm" svg:x="0.734cm" svg:y="19.381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22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covered-table-cell table:style-name="ce118"/>
          <table:covered-table-cell table:style-name="ce125"/>
          <table:covered-table-cell table:style-name="ce469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covered-table-cell table:number-columns-repeated="2" table:style-name="ce358"/>
          <table:covered-table-cell table:style-name="ce469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3x-8)(-11x+4) = 0" calcext:value-type="string" table:number-columns-spanned="3" table:number-rows-spanned="1">
            <text:p>(-3x-8)(-11x+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-3x-8)" calcext:value-type="string">
            <text:p>Signe de (-3x-8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-3x-8)(-11x+4)" calcext:value-type="string">
            <text:p>Signe de (-3x-8)(-11x+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8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54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6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3x-8)(-11x+4) ≥ 0" calcext:value-type="string" table:number-columns-spanned="4" table:number-rows-spanned="1">
            <text:p>(-3x-8)(-11x+4) ≥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-3x-8)" calcext:value-type="string">
            <text:p>Signe de (-3x-8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49" table:formula="of:=IF(AND([.$X$1];[.$X$2];[$Synthèse.$H$1]);[Données.C101];&quot;&quot;)" table:number-columns-spanned="2" table:number-rows-spanned="1">
            <text:p/>
          </table:table-cell>
          <table:covered-table-cell table:style-name="ce449"/>
          <table:table-cell table:style-name="ce454" table:formula="of:=IF(AND([.$X$1];[.$X$2];[$Synthèse.$H$1]);[Données.E101];&quot;&quot;)">
            <text:p/>
          </table:table-cell>
          <table:table-cell table:style-name="ce449" table:formula="of:=IF(AND([.$X$1];[.$X$2];[$Synthèse.$H$1]);[Données.F101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-11x+4)" calcext:value-type="string">
            <text:p>Signe de (-11x+4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49" table:formula="of:=IF(AND([.$X$1];[.$X$2];[$Synthèse.$H$1]);[Données.C102];&quot;&quot;)" table:number-columns-spanned="2" table:number-rows-spanned="1">
            <text:p/>
          </table:table-cell>
          <table:covered-table-cell table:style-name="ce454"/>
          <table:table-cell table:style-name="ce454" table:formula="of:=IF(AND([.$X$1];[.$X$2];[$Synthèse.$H$1]);[Données.E102];&quot;&quot;)">
            <text:p/>
          </table:table-cell>
          <table:table-cell table:style-name="ce449" table:formula="of:=IF(AND([.$X$1];[.$X$2];[$Synthèse.$H$1]);[Données.F102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-3x-8)(-11x+4)" calcext:value-type="string">
            <text:p>Signe de (-3x-8)(-11x+4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51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8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8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8.563cm" svg:y1="5.93cm" svg:x2="18.563cm" svg:y2="8.941cm">
            <text:p/>
          </draw:line>
          <draw:line draw:z-index="2" draw:style-name="gr7" draw:text-style-name="P2" svg:x1="24.9cm" svg:y1="5.886cm" svg:x2="24.9cm" svg:y2="8.885cm">
            <text:p/>
          </draw:line>
          <draw:line draw:z-index="3" draw:style-name="gr7" draw:text-style-name="P2" svg:x1="18.699cm" svg:y1="13.45cm" svg:x2="18.699cm" svg:y2="16.44cm">
            <text:p/>
          </draw:line>
          <draw:line draw:z-index="4" draw:style-name="gr7" draw:text-style-name="P2" svg:x1="25.038cm" svg:y1="13.372cm" svg:x2="25.038cm" svg:y2="16.408cm">
            <text:p/>
          </draw:line>
          <draw:control draw:z-index="5" draw:style-name="gr9" draw:text-style-name="P6" svg:width="0.608cm" svg:height="0.107cm" svg:x="21.332cm" svg:y="23.211cm" draw:control="control18"/>
          <draw:control draw:z-index="6" draw:style-name="gr8" draw:text-style-name="P5" svg:width="3.99cm" svg:height="1.68cm" svg:x="33.083cm" svg:y="0.603cm" draw:control="control19"/>
          <draw:control draw:z-index="7" draw:style-name="gr8" draw:text-style-name="P5" svg:width="4.019cm" svg:height="1.68cm" svg:x="39.334cm" svg:y="0.667cm" draw:control="control20"/>
          <draw:control draw:z-index="8" draw:style-name="gr3" draw:text-style-name="P3" svg:width="11.496cm" svg:height="1.5cm" svg:x="9.839cm" svg:y="19.439cm" draw:control="control21"/>
          <draw:control draw:z-index="9" draw:style-name="gr3" draw:text-style-name="P3" svg:width="7.075cm" svg:height="1.5cm" svg:x="0.888cm" svg:y="19.406cm" draw:control="control22"/>
        </table:shapes>
        <table:table-column table:style-name="co15" table:default-cell-style-name="ce260"/>
        <table:table-column table:style-name="co16" table:default-cell-style-name="ce260"/>
        <table:table-column table:style-name="co17" table:default-cell-style-name="ce260"/>
        <table:table-column table:style-name="co18" table:number-columns-repeated="2" table:default-cell-style-name="ce260"/>
        <table:table-column table:style-name="co17" table:default-cell-style-name="ce260"/>
        <table:table-column table:style-name="co18" table:default-cell-style-name="ce260"/>
        <table:table-column table:style-name="co19" table:default-cell-style-name="ce260"/>
        <table:table-column table:style-name="co14" table:default-cell-style-name="ce260"/>
        <table:table-column table:style-name="co6" table:number-columns-repeated="3" table:default-cell-style-name="ce260"/>
        <table:table-column table:style-name="co20" table:number-columns-repeated="11" table:default-cell-style-name="ce260"/>
        <table:table-column table:style-name="co6" table:default-cell-style-name="ce260"/>
        <table:table-column table:style-name="co1" table:number-columns-repeated="40" table:default-cell-style-name="ce260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4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7x-1) / (-2x+1) = 0" calcext:value-type="string" table:number-columns-spanned="3" table:number-rows-spanned="1">
            <text:p>(7x-1) / (-2x+1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7x-1)" calcext:value-type="string">
            <text:p>Signe de (7x-1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-2x+1)" calcext:value-type="string">
            <text:p>Signe de (-2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7" table:formula="of:=IF(ISBLANK([.M5]);&quot;&quot;;IF(AND([.$X$1];[$Synthèse.$H$1]);IF([.M5]=[$Données.B134];1;0);&quot;&quot;))">
            <text:p/>
          </table:table-cell>
          <table:table-cell table:style-name="ce581" table:formula="of:=IF(ISBLANK([.N5]);&quot;&quot;;IF(AND([.$X$1];[$Synthèse.$H$1]);IF([.N5]=[$Données.C134];1;0);&quot;&quot;))">
            <text:p/>
          </table:table-cell>
          <table:table-cell table:style-name="ce590" table:formula="of:=IF(ISBLANK([.O5]);&quot;&quot;;IF(AND([.$X$1];[$Synthèse.$H$1]);IF([.O5]=[$Données.D134];1;0);&quot;&quot;))">
            <text:p/>
          </table:table-cell>
          <table:table-cell table:style-name="ce602" table:formula="of:=IF(ISBLANK([.P5]);&quot;&quot;;IF(AND([.$X$1];[$Synthèse.$H$1]);IF([.P5]=[$Données.E134];1;0);&quot;&quot;))">
            <text:p/>
          </table:table-cell>
          <table:table-cell table:style-name="ce614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7x-1) / (-2x+1)" calcext:value-type="string">
            <text:p>Signe de (7x-1) / (-2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141]" office:value-type="string" office:string-value="(7x-1) / (-2x+1) ≤ 0" calcext:value-type="string" table:number-columns-spanned="3" table:number-rows-spanned="1">
            <text:p>(7x-1) / (-2x+1) ≤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7x-1)" calcext:value-type="string">
            <text:p>Signe de (7x-1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570" table:formula="of:=IF(AND([.$X$1];[.$X$2];[$Synthèse.$H$1]);[Données.C129];&quot;&quot;)" table:number-columns-spanned="2" table:number-rows-spanned="1">
            <text:p/>
          </table:table-cell>
          <table:covered-table-cell table:style-name="ce571"/>
          <table:table-cell table:style-name="ce570" table:formula="of:=IF(AND([.$X$1];[.$X$2];[$Synthèse.$H$1]);[Données.E129];&quot;&quot;)">
            <text:p/>
          </table:table-cell>
          <table:table-cell table:style-name="ce571" table:formula="of:=IF(AND([.$X$1];[.$X$2];[$Synthèse.$H$1]);[Données.F129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-2x+1)" calcext:value-type="string">
            <text:p>Signe de (-2x+1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571" table:formula="of:=IF(AND([.$X$1];[.$X$2];[$Synthèse.$H$1]);[Données.C130];&quot;&quot;)" table:number-columns-spanned="2" table:number-rows-spanned="1">
            <text:p/>
          </table:table-cell>
          <table:covered-table-cell table:style-name="ce570"/>
          <table:table-cell table:style-name="ce570" table:formula="of:=IF(AND([.$X$1];[.$X$2];[$Synthèse.$H$1]);[Données.E130];&quot;&quot;)">
            <text:p/>
          </table:table-cell>
          <table:table-cell table:style-name="ce570" table:formula="of:=IF(AND([.$X$1];[.$X$2];[$Synthèse.$H$1]);[Données.F130];&quot;&quot;)" table:number-columns-spanned="2" table:number-rows-spanned="1">
            <text:p/>
          </table:table-cell>
          <table:covered-table-cell table:style-name="ce570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606" table:formula="of:=IF(ISBLANK([.P10]);&quot;&quot;;IF(AND([.$X$1];[$Synthèse.$H$1]);IF([.P10]=[$Données.E142];1;0);&quot;&quot;))">
            <text:p/>
          </table:table-cell>
          <table:table-cell table:style-name="ce622" table:formula="of:=IF(ISBLANK([.Q10]);&quot;&quot;;IF(AND([.$X$1];[$Synthèse.$H$1]);IF([.Q10]=[$Données.F142];1;0);&quot;&quot;))">
            <text:p/>
          </table:table-cell>
          <table:table-cell table:style-name="ce623" table:formula="of:=IF(ISBLANK([.R10]);&quot;&quot;;IF(AND([.$X$1];[$Synthèse.$H$1]);IF([.R10]=[$Données.G142];1;0);&quot;&quot;))">
            <text:p/>
          </table:table-cell>
          <table:table-cell table:style-name="ce625" table:formula="of:=IF(ISBLANK([.S10]);&quot;&quot;;IF(AND([.$X$1];[$Synthèse.$H$1]);IF([.S10]=[$Données.H142];1;0);&quot;&quot;))">
            <text:p/>
          </table:table-cell>
          <table:table-cell table:style-name="ce631" table:formula="of:=IF(ISBLANK([.T10]);&quot;&quot;;IF(AND([.$X$1];[$Synthèse.$H$1]);IF([.T10]=[$Données.I142];1;0);&quot;&quot;))">
            <text:p/>
          </table:table-cell>
          <table:table-cell table:style-name="ce642" table:formula="of:=IF(ISBLANK([.U10]);&quot;&quot;;IF(AND([.$X$1];[$Synthèse.$H$1]);IF([.U10]=[$Données.J142];1;0);&quot;&quot;))">
            <text:p/>
          </table:table-cell>
          <table:table-cell table:style-name="ce643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7x-1) / (-2x+1)" calcext:value-type="string">
            <text:p>Signe de (7x-1) / (-2x+1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135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H$1]);[Données.E131];&quot;&quot;)">
            <text:p/>
          </table:table-cell>
          <table:table-cell table:style-name="ce135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96cm" svg:x2="22.21cm" svg:y2="11.993cm">
            <text:p/>
          </draw:line>
          <draw:line draw:z-index="2" draw:style-name="gr7" draw:text-style-name="P2" svg:x1="30.454cm" svg:y1="5.926cm" svg:x2="30.454cm" svg:y2="11.945cm">
            <text:p/>
          </draw:line>
          <draw:line draw:z-index="3" draw:style-name="gr7" draw:text-style-name="P2" svg:x1="22.211cm" svg:y1="14.932cm" svg:x2="22.211cm" svg:y2="20.928cm">
            <text:p/>
          </draw:line>
          <draw:line draw:z-index="4" draw:style-name="gr7" draw:text-style-name="P2" svg:x1="30.489cm" svg:y1="14.921cm" svg:x2="30.489cm" svg:y2="20.822cm">
            <text:p/>
          </draw:line>
          <draw:line draw:z-index="5" draw:style-name="gr7" draw:text-style-name="P2" svg:x1="38.774cm" svg:y1="5.94cm" svg:x2="38.774cm" svg:y2="11.918cm">
            <text:p/>
          </draw:line>
          <draw:line draw:z-index="6" draw:style-name="gr7" draw:text-style-name="P2" svg:x1="38.748cm" svg:y1="14.877cm" svg:x2="38.748cm" svg:y2="20.849cm">
            <text:p/>
          </draw:line>
          <draw:control draw:z-index="7" draw:style-name="gr8" draw:text-style-name="P5" svg:width="4.019cm" svg:height="1.68cm" svg:x="32.609cm" svg:y="0.592cm" draw:control="control23"/>
          <draw:control draw:z-index="8" draw:style-name="gr8" draw:text-style-name="P5" svg:width="3.99cm" svg:height="1.68cm" svg:x="27.658cm" svg:y="0.564cm" draw:control="control24"/>
          <draw:control draw:z-index="9" draw:style-name="gr3" draw:text-style-name="P3" svg:width="11.496cm" svg:height="1.5cm" svg:x="44.155cm" svg:y="24.914cm" draw:control="control25"/>
          <draw:control draw:z-index="10" draw:style-name="gr3" draw:text-style-name="P3" svg:width="7.075cm" svg:height="1.5cm" svg:x="44.155cm" svg:y="22.425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22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44"/>
          <table:covered-table-cell table:number-columns-repeated="3" table:style-name="ce451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22"/>
          <table:covered-table-cell table:style-name="ce444"/>
          <table:covered-table-cell table:number-columns-repeated="3" table:style-name="ce451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11x-3)" calcext:value-type="string">
            <text:p>Signe de (11x-3)</text:p>
          </table:table-cell>
          <table:table-cell table:style-name="ce89"/>
          <table:table-cell table:style-name="ce672" table:number-columns-spanned="2" table:number-rows-spanned="1"/>
          <table:covered-table-cell table:style-name="ce681"/>
          <table:table-cell table:style-name="ce681"/>
          <table:table-cell table:style-name="ce681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5x-3)" calcext:value-type="string">
            <text:p>Signe de (5x-3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8x-1)" calcext:value-type="string">
            <text:p>Signe de (8x-1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11x-3)(5x-3)(8x-1)" calcext:value-type="string">
            <text:p>Signe de (11x-3)(5x-3)(8x-1)</text:p>
          </table:table-cell>
          <table:table-cell table:style-name="ce89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672"/>
          <table:table-cell table:style-name="ce672" table:number-columns-spanned="2" table:number-rows-spanned="1"/>
          <table:covered-table-cell table:style-name="ce672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49"/>
          <table:table-cell table:style-name="ce449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54"/>
          <table:table-cell table:style-name="ce454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11x-3)" calcext:value-type="string">
            <text:p>Signe de (11x-3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49" table:formula="of:=IF(AND([.$X$1];[.$X$2];[$Synthèse.$H$1]);[Données.C157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7];&quot;&quot;)">
            <text:p/>
          </table:table-cell>
          <table:table-cell table:style-name="ce449" table:formula="of:=IF(AND([.$X$1];[.$X$2];[$Synthèse.$H$1]);[Données.F157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7];&quot;&quot;)">
            <text:p/>
          </table:table-cell>
          <table:table-cell table:style-name="ce449" table:formula="of:=IF(AND([.$X$1];[.$X$2];[$Synthèse.$H$1]);[Données.I157];&quot;&quot;)" table:number-columns-spanned="2" table:number-rows-spanned="1">
            <text:p/>
          </table:table-cell>
          <table:covered-table-cell table:style-name="ce454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5x-3)" calcext:value-type="string">
            <text:p>Signe de (5x-3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49" table:formula="of:=IF(AND([.$X$1];[.$X$2];[$Synthèse.$H$1]);[Données.C158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8];&quot;&quot;)">
            <text:p/>
          </table:table-cell>
          <table:table-cell table:style-name="ce449" table:formula="of:=IF(AND([.$X$1];[.$X$2];[$Synthèse.$H$1]);[Données.F158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8];&quot;&quot;)">
            <text:p/>
          </table:table-cell>
          <table:table-cell table:style-name="ce449" table:formula="of:=IF(AND([.$X$1];[.$X$2];[$Synthèse.$H$1]);[Données.I158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8x-1)" calcext:value-type="string">
            <text:p>Signe de (8x-1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49" table:formula="of:=IF(AND([.$X$1];[.$X$2];[$Synthèse.$H$1]);[Données.C159];&quot;&quot;)" table:number-columns-spanned="2" table:number-rows-spanned="1">
            <text:p/>
          </table:table-cell>
          <table:covered-table-cell table:style-name="ce449"/>
          <table:table-cell table:style-name="ce449" table:formula="of:=IF(AND([.$X$1];[.$X$2];[$Synthèse.$H$1]);[Données.E159];&quot;&quot;)">
            <text:p/>
          </table:table-cell>
          <table:table-cell table:style-name="ce449" table:formula="of:=IF(AND([.$X$1];[.$X$2];[$Synthèse.$H$1]);[Données.F159];&quot;&quot;)" table:number-columns-spanned="2" table:number-rows-spanned="1">
            <text:p/>
          </table:table-cell>
          <table:covered-table-cell table:style-name="ce454"/>
          <table:table-cell table:style-name="ce449" table:formula="of:=IF(AND([.$X$1];[.$X$2];[$Synthèse.$H$1]);[Données.H159];&quot;&quot;)">
            <text:p/>
          </table:table-cell>
          <table:table-cell table:style-name="ce449" table:formula="of:=IF(AND([.$X$1];[.$X$2];[$Synthèse.$H$1]);[Données.I159];&quot;&quot;)" table:number-columns-spanned="2" table:number-rows-spanned="1">
            <text:p/>
          </table:table-cell>
          <table:covered-table-cell table:style-name="ce454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11x-3)(5x-3)(8x-1)" calcext:value-type="string">
            <text:p>Signe de (11x-3)(5x-3)(8x-1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49" table:formula="of:=IF(AND([.$X$1];[.$X$2];[$Synthèse.$H$1]);[Données.C160];&quot;&quot;)" table:number-columns-spanned="2" table:number-rows-spanned="1">
            <text:p/>
          </table:table-cell>
          <table:covered-table-cell table:style-name="ce682"/>
          <table:table-cell table:style-name="ce449" table:formula="of:=IF(AND([.$X$1];[.$X$2];[$Synthèse.$H$1]);[Données.E160];&quot;&quot;)">
            <text:p/>
          </table:table-cell>
          <table:table-cell table:style-name="ce682" table:formula="of:=IF(AND([.$X$1];[.$X$2];[$Synthèse.$H$1]);[Données.F160];&quot;&quot;)" table:number-columns-spanned="2" table:number-rows-spanned="1">
            <text:p/>
          </table:table-cell>
          <table:covered-table-cell table:style-name="ce704"/>
          <table:table-cell table:style-name="ce704" table:formula="of:=IF(AND([.$X$1];[.$X$2];[$Synthèse.$H$1]);[Données.H160];&quot;&quot;)">
            <text:p/>
          </table:table-cell>
          <table:table-cell table:style-name="ce682" table:formula="of:=IF(AND([.$X$1];[.$X$2];[$Synthèse.$H$1]);[Données.I160];&quot;&quot;)" table:number-columns-spanned="2" table:number-rows-spanned="1">
            <text:p/>
          </table:table-cell>
          <table:covered-table-cell table:style-name="ce704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57" table:formula="of:=[$Données.C162]" office:value-type="string" office:string-value="(11x-3)(5x-3)(8x-1) = 0" calcext:value-type="string" table:number-columns-spanned="9" table:number-rows-spanned="1">
            <text:p>(11x-3)(5x-3)(8x-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table:number-columns-spanned="7" table:number-rows-spanned="1"/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table:number-columns-spanned="8" table:number-rows-spanned="1"/>
          <table:covered-table-cell table:number-columns-repeated="4" table:style-name="ce478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/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8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57" table:formula="of:=[$Données.H170]" office:value-type="string" office:string-value="(11x-3)(5x-3)(8x-1) ≥ 0" calcext:value-type="string" table:number-columns-spanned="11" table:number-rows-spanned="1">
            <text:p>(11x-3)(5x-3)(8x-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51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51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60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724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725"/>
          <table:table-cell table:style-name="ce726" table:number-columns-repeated="2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style-name="ce260" table:number-columns-repeated="48"/>
        </table:table-row>
        <table:table-row table:style-name="ro8">
          <table:table-cell table:style-name="ce260" table:number-columns-repeated="8"/>
          <table:table-cell table:style-name="ce378" table:number-columns-spanned="11" table:number-rows-spanned="1"/>
          <table:covered-table-cell table:number-columns-repeated="10" table:style-name="ce260"/>
          <table:table-cell table:style-name="ce260" table:number-columns-repeated="45"/>
        </table:table-row>
        <table:table-row table:style-name="ro8" table:number-rows-repeated="1048542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 'Niveau 5'.N26:'Niveau 5'.P27">
            <calcext:condition calcext:apply-style-name="VRAI" calcext:value="formula-is(IF([.P17]=0))" calcext:base-cell-address="'Niveau 5'.N18"/>
            <calcext:condition calcext:apply-style-name="FAUX" calcext:value="formula-is(IF([.P17]=1))" calcext:base-cell-address="'Niveau 5'.N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 'Niveau 5'.N26:'Niveau 5'.P27">
            <calcext:condition calcext:apply-style-name="FAUX" calcext:value="formula-is(IF([.P17]=1))" calcext:base-cell-address="'Niveau 5'.N18"/>
            <calcext:condition calcext:apply-style-name="VRAI" calcext:value="formula-is(IF([.P17]=0))" calcext:base-cell-address="'Niveau 5'.N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checkbox form:name="Bouton 1" form:control-implementation="ooo:com.sun.star.form.component.CheckBox" xml:id="control31" form:id="control31" form:label="Ensemble vide" form:value="Ø" form:input-required="false" form:linked-cell="'Niveau 6'.B17" form: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41cm" svg:x2="22.21cm" svg:y2="10.393cm">
            <text:p/>
          </draw:line>
          <draw:line draw:z-index="2" draw:style-name="gr7" draw:text-style-name="P2" svg:x1="30.454cm" svg:y1="5.976cm" svg:x2="30.454cm" svg:y2="10.445cm">
            <text:p/>
          </draw:line>
          <draw:line draw:z-index="3" draw:style-name="gr7" draw:text-style-name="P2" svg:x1="22.211cm" svg:y1="14.857cm" svg:x2="22.211cm" svg:y2="19.428cm">
            <text:p/>
          </draw:line>
          <draw:line draw:z-index="4" draw:style-name="gr7" draw:text-style-name="P2" svg:x1="30.489cm" svg:y1="14.893cm" svg:x2="30.489cm" svg:y2="19.322cm">
            <text:p/>
          </draw:line>
          <draw:line draw:z-index="5" draw:style-name="gr7" draw:text-style-name="P2" svg:x1="38.774cm" svg:y1="5.941cm" svg:x2="38.774cm" svg:y2="10.418cm">
            <text:p/>
          </draw:line>
          <draw:line draw:z-index="6" draw:style-name="gr7" draw:text-style-name="P2" svg:x1="38.748cm" svg:y1="14.893cm" svg:x2="38.748cm" svg:y2="19.349cm">
            <text:p/>
          </draw:line>
          <draw:line draw:z-index="7" draw:style-name="gr5" draw:text-style-name="P2" svg:x1="8.135cm" svg:y1="0.556cm" svg:x2="8.135cm" svg:y2="2.368cm">
            <text:p/>
          </draw:line>
          <draw:control draw:z-index="8" draw:style-name="gr8" draw:text-style-name="P5" svg:width="4.019cm" svg:height="1.68cm" svg:x="32.609cm" svg:y="0.592cm" draw:control="control27"/>
          <draw:control draw:z-index="9" draw:style-name="gr8" draw:text-style-name="P5" svg:width="3.99cm" svg:height="1.68cm" svg:x="27.658cm" svg:y="0.664cm" draw:control="control28"/>
          <draw:control draw:z-index="10" draw:style-name="gr3" draw:text-style-name="P3" svg:width="10.938cm" svg:height="1.426cm" svg:x="43.313cm" svg:y="27.124cm" draw:control="control29"/>
          <draw:control draw:z-index="11" draw:style-name="gr3" draw:text-style-name="P3" svg:width="7.075cm" svg:height="1.5cm" svg:x="43.294cm" svg:y="24.572cm" draw:control="control30"/>
          <draw:control draw:z-index="12" draw:style-name="gr10" draw:text-style-name="P7" svg:width="6.216cm" svg:height="1.477cm" svg:x="43.358cm" svg:y="22.169cm" draw:control="control31"/>
        </table:shapes>
        <table:table-column table:style-name="co21" table:default-cell-style-name="ce260"/>
        <table:table-column table:style-name="co22" table:default-cell-style-name="ce260"/>
        <table:table-column table:style-name="co23" table:number-columns-repeated="2" table:default-cell-style-name="ce260"/>
        <table:table-column table:style-name="co24" table:default-cell-style-name="ce260"/>
        <table:table-column table:style-name="co23" table:number-columns-repeated="2" table:default-cell-style-name="ce260"/>
        <table:table-column table:style-name="co24" table:default-cell-style-name="ce260"/>
        <table:table-column table:style-name="co23" table:number-columns-repeated="2" table:default-cell-style-name="ce260"/>
        <table:table-column table:style-name="co22" table:default-cell-style-name="ce260"/>
        <table:table-column table:style-name="co26" table:number-columns-repeated="3" table:default-cell-style-name="ce260"/>
        <table:table-column table:style-name="co13" table:default-cell-style-name="ce260"/>
        <table:table-column table:style-name="co25" table:default-cell-style-name="ce260"/>
        <table:table-column table:style-name="co1" table:number-columns-repeated="48" table:default-cell-style-name="ce260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4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4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4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-5x-7)" calcext:value-type="string">
            <text:p>Signe de (-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4x+1)" calcext:value-type="string">
            <text:p>Signe de (4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1 / [(-9x-5)(-5x-7)(4x+1)]" calcext:value-type="string">
            <text:p>Signe de 1 / [(-9x-5)(-5x-7)(4x+1)]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570"/>
          <table:table-cell table:style-name="ce570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-9x-5)" calcext:value-type="string">
            <text:p>Signe de (-9x-5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571" table:formula="of:=IF(AND([.$X$1];[.$X$2];[$Synthèse.$H$1]);[Données.C186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6];&quot;&quot;)">
            <text:p/>
          </table:table-cell>
          <table:table-cell table:style-name="ce571" table:formula="of:=IF(AND([.$X$1];[.$X$2];[$Synthèse.$H$1]);[Données.F186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6];&quot;&quot;)">
            <text:p/>
          </table:table-cell>
          <table:table-cell table:style-name="ce571" table:formula="of:=IF(AND([.$X$1];[.$X$2];[$Synthèse.$H$1]);[Données.I186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-5x-7)" calcext:value-type="string">
            <text:p>Signe de (-5x-7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571" table:formula="of:=IF(AND([.$X$1];[.$X$2];[$Synthèse.$H$1]);[Données.C187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7];&quot;&quot;)">
            <text:p/>
          </table:table-cell>
          <table:table-cell table:style-name="ce571" table:formula="of:=IF(AND([.$X$1];[.$X$2];[$Synthèse.$H$1]);[Données.F187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7];&quot;&quot;)">
            <text:p/>
          </table:table-cell>
          <table:table-cell table:style-name="ce571" table:formula="of:=IF(AND([.$X$1];[.$X$2];[$Synthèse.$H$1]);[Données.I187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4x+1)" calcext:value-type="string">
            <text:p>Signe de (4x+1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571" table:formula="of:=IF(AND([.$X$1];[.$X$2];[$Synthèse.$H$1]);[Données.C188];&quot;&quot;)" table:number-columns-spanned="2" table:number-rows-spanned="1">
            <text:p/>
          </table:table-cell>
          <table:covered-table-cell table:style-name="ce571"/>
          <table:table-cell table:style-name="ce571" table:formula="of:=IF(AND([.$X$1];[.$X$2];[$Synthèse.$H$1]);[Données.E188];&quot;&quot;)">
            <text:p/>
          </table:table-cell>
          <table:table-cell table:style-name="ce571" table:formula="of:=IF(AND([.$X$1];[.$X$2];[$Synthèse.$H$1]);[Données.F188];&quot;&quot;)" table:number-columns-spanned="2" table:number-rows-spanned="1">
            <text:p/>
          </table:table-cell>
          <table:covered-table-cell table:style-name="ce570"/>
          <table:table-cell table:style-name="ce571" table:formula="of:=IF(AND([.$X$1];[.$X$2];[$Synthèse.$H$1]);[Données.H188];&quot;&quot;)">
            <text:p/>
          </table:table-cell>
          <table:table-cell table:style-name="ce571" table:formula="of:=IF(AND([.$X$1];[.$X$2];[$Synthèse.$H$1]);[Données.I188];&quot;&quot;)" table:number-columns-spanned="2" table:number-rows-spanned="1">
            <text:p/>
          </table:table-cell>
          <table:covered-table-cell table:style-name="ce570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1 / [(-9x-5)(-5x-7)(4x+1)]" calcext:value-type="string">
            <text:p>Signe de 1 / [(-9x-5)(-5x-7)(4x+1)]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571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571" table:formula="of:=IF(AND([.$X$1];[.$X$2];[$Synthèse.$H$1]);[Données.E189];&quot;&quot;)">
            <text:p/>
          </table:table-cell>
          <table:table-cell table:style-name="ce571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571" table:formula="of:=IF(AND([.$X$1];[.$X$2];[$Synthèse.$H$1]);[Données.H189];&quot;&quot;)">
            <text:p/>
          </table:table-cell>
          <table:table-cell table:style-name="ce571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1 / [(-9x-5)(-5x-7)(4x+1)] = 0" calcext:value-type="string" table:number-columns-spanned="9" table:number-rows-spanned="1">
            <text:p>1 / [(-9x-5)(-5x-7)(4x+1)]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313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1 / [(-9x-5)(-5x-7)(4x+1)] ≥ 0" calcext:value-type="string" table:number-columns-spanned="11" table:number-rows-spanned="1">
            <text:p>1 / [(-9x-5)(-5x-7)(4x+1)] ≥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5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2" form:id="control32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3" form:id="control33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4" form:id="control34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5" form:id="control3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6" form:id="control3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963cm" svg:y1="11.906cm" svg:x2="16.963cm" svg:y2="14.917cm">
            <text:p/>
          </draw:line>
          <draw:line draw:z-index="2" draw:style-name="gr7" draw:text-style-name="P2" svg:x1="23.3cm" svg:y1="11.862cm" svg:x2="23.3cm" svg:y2="14.861cm">
            <text:p/>
          </draw:line>
          <draw:line draw:z-index="3" draw:style-name="gr7" draw:text-style-name="P2" svg:x1="16.999cm" svg:y1="19.426cm" svg:x2="16.999cm" svg:y2="22.416cm">
            <text:p/>
          </draw:line>
          <draw:line draw:z-index="4" draw:style-name="gr7" draw:text-style-name="P2" svg:x1="23.338cm" svg:y1="19.348cm" svg:x2="23.338cm" svg:y2="22.384cm">
            <text:p/>
          </draw:line>
          <draw:frame draw:z-index="5" draw:style-name="gr11" draw:text-style-name="P1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6" draw:style-name="gr8" draw:text-style-name="P5" svg:width="3.99cm" svg:height="1.68cm" svg:x="33.083cm" svg:y="0.603cm" draw:control="control32"/>
          <draw:control draw:z-index="7" draw:style-name="gr8" draw:text-style-name="P5" svg:width="4.019cm" svg:height="1.68cm" svg:x="39.334cm" svg:y="0.667cm" draw:control="control33"/>
          <draw:control draw:z-index="8" draw:style-name="gr9" draw:text-style-name="P6" svg:width="0.608cm" svg:height="0.107cm" svg:x="21.332cm" svg:y="29.187cm" draw:control="control34"/>
          <draw:control draw:z-index="9" draw:style-name="gr3" draw:text-style-name="P3" svg:width="11.496cm" svg:height="1.5cm" svg:x="9.097cm" svg:y="25.476cm" draw:control="control35"/>
          <draw:control draw:z-index="10" draw:style-name="gr3" draw:text-style-name="P3" svg:width="7.075cm" svg:height="1.5cm" svg:x="0.41cm" svg:y="25.432cm" draw:control="control36"/>
        </table:shapes>
        <table:table-column table:style-name="co27" table:default-cell-style-name="ce260"/>
        <table:table-column table:style-name="co28" table:default-cell-style-name="ce260"/>
        <table:table-column table:style-name="co16" table:default-cell-style-name="ce260"/>
        <table:table-column table:style-name="co17" table:default-cell-style-name="ce260"/>
        <table:table-column table:style-name="co18" table:number-columns-repeated="2" table:default-cell-style-name="ce260"/>
        <table:table-column table:style-name="co17" table:default-cell-style-name="ce260"/>
        <table:table-column table:style-name="co18" table:default-cell-style-name="ce260"/>
        <table:table-column table:style-name="co19" table:default-cell-style-name="ce260"/>
        <table:table-column table:style-name="co14" table:default-cell-style-name="ce260"/>
        <table:table-column table:style-name="co6" table:number-columns-repeated="3" table:default-cell-style-name="ce260"/>
        <table:table-column table:style-name="co20" table:number-columns-repeated="11" table:default-cell-style-name="ce260"/>
        <table:table-column table:style-name="co6" table:default-cell-style-name="ce260"/>
        <table:table-column table:style-name="co1" table:number-columns-repeated="999" table:default-cell-style-name="ce260"/>
        <table:table-row table:style-name="ro8">
          <table:table-cell table:style-name="ce71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62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  <table:table-cell table:number-columns-repeated="959"/>
        </table:table-row>
        <table:table-row table:style-name="ro8">
          <table:covered-table-cell table:style-name="ce254"/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62"/>
          <table:covered-table-cell table:style-name="ce404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4" table:number-columns-repeated="39"/>
          <table:table-cell table:number-columns-repeated="959"/>
        </table:table-row>
        <table:table-row table:style-name="ro8">
          <table:table-cell table:style-name="ce772"/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8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3x-8" calcext:value-type="string" table:number-columns-spanned="2" table:number-rows-spanned="1">
            <text:p>3x-8</text:p>
          </table:table-cell>
          <table:covered-table-cell table:style-name="ce404"/>
          <table:table-cell table:style-name="ce404" table:number-columns-repeated="3"/>
          <table:table-cell table:style-name="ce940" table:number-columns-spanned="2" table:number-rows-spanned="1"/>
          <table:covered-table-cell table:style-name="ce404"/>
          <table:table-cell table:style-name="ce404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803"/>
          <table:table-cell table:style-name="ce404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8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4"/>
          <table:table-cell table:style-name="ce404" table:formula="of:=[$Données.B247]" office:value-type="string" office:string-value="≥" calcext:value-type="string">
            <text:p>≥</text:p>
          </table:table-cell>
          <table:table-cell table:style-name="ce404" table:formula="of:=[$Données.C247]" office:value-type="float" office:value="-5" calcext:value-type="float">
            <text:p>-5</text:p>
          </table:table-cell>
          <table:table-cell table:style-name="ce814" office:value-type="string" calcext:value-type="string">
            <text:p></text:p>
          </table:table-cell>
          <table:table-cell table:style-name="ce404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784" table:content-validation-name="val1"/>
          <table:table-cell table:style-name="ce938"/>
          <table:table-cell table:style-name="ce942"/>
          <table:table-cell table:style-name="ce924"/>
          <table:table-cell table:style-name="ce803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3"/>
          <table:table-cell table:style-name="ce935" table:formula="of:=[$Données.A248]" office:value-type="string" office:string-value="-7x-6" calcext:value-type="string" table:number-columns-spanned="2" table:number-rows-spanned="1">
            <text:p>-7x-6</text:p>
          </table:table-cell>
          <table:covered-table-cell table:style-name="ce404"/>
          <table:table-cell table:style-name="ce404" table:number-columns-repeated="3"/>
          <table:table-cell table:style-name="ce940" table:number-columns-spanned="2" table:number-rows-spanned="1"/>
          <table:covered-table-cell table:style-name="ce404"/>
          <table:table-cell table:style-name="ce404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803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87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3x-8) / (-7x-6) = -5" calcext:value-type="string" table:number-columns-spanned="3" table:number-rows-spanned="1">
            <text:p>(3x-8) / (-7x-6) = -5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8">
          <table:table-cell/>
          <table:table-cell table:style-name="ce64" table:number-columns-repeated="9"/>
          <table:table-cell table:style-name="ce313" table:number-columns-repeated="8"/>
          <table:table-cell table:style-name="ce244" table:number-columns-repeated="6"/>
          <table:table-cell table:number-columns-repeated="1000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571"/>
          <table:table-cell table:style-name="ce571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570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23" table:formula="of:=[$Données.H228]" office:value-type="string" office:string-value="(3x-8) / (-7x-6) ≥ -5" calcext:value-type="string" table:number-columns-spanned="3" table:number-rows-spanned="1">
            <text:p>(3x-8) / (-7x-6) ≥ -5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23"/>
          <table:table-cell table:style-name="ce263"/>
          <table:table-cell table:style-name="ce271"/>
          <table:table-cell table:number-columns-repeated="1000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570" table:formula="of:=IF(AND([.$Y$1];[.$Y$2];[$Synthèse.$H$1]);[$Données.C216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6];&quot;&quot;)">
            <text:p/>
          </table:table-cell>
          <table:table-cell table:style-name="ce571" table:formula="of:=IF(AND([.$Y$1];[.$Y$2];[$Synthèse.$H$1]);[$Données.F216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94"/>
          <table:table-cell table:number-columns-repeated="99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570" table:formula="of:=IF(AND([.$Y$1];[.$Y$2];[$Synthèse.$H$1]);[$Données.C217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7];&quot;&quot;)">
            <text:p/>
          </table:table-cell>
          <table:table-cell table:style-name="ce571" table:formula="of:=IF(AND([.$Y$1];[.$Y$2];[$Synthèse.$H$1]);[$Données.F217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99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94" table:number-columns-repeated="2"/>
          <table:table-cell table:style-name="ce70" table:number-columns-repeated="39"/>
          <table:table-cell table:number-columns-repeated="95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570" table:formula="of:=IF(AND([.$Y$1];[.$Y$2];[$Synthèse.$H$1]);[$Données.C218];&quot;&quot;)" table:number-columns-spanned="2" table:number-rows-spanned="1">
            <text:p/>
          </table:table-cell>
          <table:covered-table-cell table:style-name="ce571"/>
          <table:table-cell table:style-name="ce570" table:formula="of:=IF(AND([.$Y$1];[.$Y$2];[$Synthèse.$H$1]);[$Données.E218];&quot;&quot;)">
            <text:p/>
          </table:table-cell>
          <table:table-cell table:style-name="ce571" table:formula="of:=IF(AND([.$Y$1];[.$Y$2];[$Synthèse.$H$1]);[$Données.F218];&quot;&quot;)" table:number-columns-spanned="2" table:number-rows-spanned="1">
            <text:p/>
          </table:table-cell>
          <table:covered-table-cell table:style-name="ce570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830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94"/>
          <table:table-cell table:style-name="ce70" table:number-columns-repeated="40"/>
          <table:table-cell table:number-columns-repeated="959"/>
        </table:table-row>
        <table:table-row table:style-name="ro6">
          <table:table-cell table:number-columns-repeated="10"/>
          <table:table-cell table:style-name="ce70" table:number-columns-repeated="6"/>
          <table:table-cell table:style-name="ce94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8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313"/>
          <table:covered-table-cell table:number-columns-repeated="3" table:style-name="ce244"/>
          <table:table-cell table:number-columns-repeated="1006"/>
        </table:table-row>
        <table:table-row table:style-name="ro8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 table:number-columns-repeated="2"/>
          <table:table-cell table:style-name="ce94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/>
          <table:table-cell table:style-name="ce777"/>
          <table:table-cell table:style-name="ce94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8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number-columns-repeated="1023"/>
        </table:table-row>
        <table:table-row table:style-name="ro8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p23TXYMYPL/FZ75rvvLWlXEtT0M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9" table:default-cell-style-name="ce802"/>
        <table:table-column table:style-name="co30" table:default-cell-style-name="ce802"/>
        <table:table-column table:style-name="co31" table:default-cell-style-name="ce802"/>
        <table:table-column table:style-name="co32" table:default-cell-style-name="ce802"/>
        <table:table-column table:style-name="co33" table:default-cell-style-name="ce802"/>
        <table:table-column table:style-name="co34" table:default-cell-style-name="ce802"/>
        <table:table-column table:style-name="co35" table:number-columns-repeated="2" table:default-cell-style-name="ce802"/>
        <table:table-column table:style-name="co36" table:default-cell-style-name="ce802"/>
        <table:table-column table:style-name="co37" table:default-cell-style-name="ce802"/>
        <table:table-column table:style-name="co38" table:number-columns-repeated="2" table:default-cell-style-name="ce802"/>
        <table:table-column table:style-name="co36" table:default-cell-style-name="ce802"/>
        <table:table-column table:style-name="co39" table:default-cell-style-name="ce802"/>
        <table:table-column table:style-name="co40" table:default-cell-style-name="ce802"/>
        <table:table-column table:style-name="co40" table:default-cell-style-name="ce1017"/>
        <table:table-column table:style-name="co9" table:number-columns-repeated="2" table:default-cell-style-name="ce802"/>
        <table:table-column table:style-name="co40" table:number-columns-repeated="3" table:default-cell-style-name="ce802"/>
        <table:table-column table:style-name="co1" table:number-columns-repeated="43" table:default-cell-style-name="ce802"/>
        <table:table-column table:style-name="co1" table:number-columns-repeated="960" table:default-cell-style-name="ce822"/>
        <table:table-row table:style-name="ro4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20"/>
          <table:table-cell table:style-name="ce1121"/>
          <table:table-cell table:style-name="ce820" table:number-columns-repeated="48"/>
          <table:table-cell table:number-columns-repeated="960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oncat</text:p>
          </table:table-cell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a simpl</text:p>
          </table:table-cell>
          <table:table-cell table:style-name="ce813" office:value-type="string" calcext:value-type="string">
            <text:p>b simpl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/>
          <table:table-cell table:style-name="ce813" office:value-type="string" calcext:value-type="string">
            <text:p>Choix</text:p>
          </table:table-cell>
          <table:table-cell table:style-name="ce1122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152052160129691" calcext:value-type="float">
            <text:p>0,152052160129691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23" calcext:value-type="float">
            <text:p>23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257875245894505" calcext:value-type="float">
            <text:p>0,257875245894505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18" calcext:value-type="float">
            <text:p>18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289822456557188" calcext:value-type="float">
            <text:p>0,289822456557188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17" calcext:value-type="float">
            <text:p>17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124354433058461" calcext:value-type="float">
            <text:p>0,124354433058461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24" calcext:value-type="float">
            <text:p>24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447969638147159" calcext:value-type="float">
            <text:p>0,447969638147159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13" calcext:value-type="float">
            <text:p>13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0124159229681049" calcext:value-type="float">
            <text:p>0,0124159229681049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30" calcext:value-type="float">
            <text:p>30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0190789294704098" calcext:value-type="float">
            <text:p>0,0190789294704098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29" calcext:value-type="float">
            <text:p>29</text:p>
          </table:table-cell>
          <table:table-cell table:style-name="ce914"/>
          <table:table-cell table:style-name="ce822" table:number-columns-repeated="8"/>
          <table:table-cell table:number-columns-repeated="1000"/>
        </table:table-row>
        <table:table-row table:style-name="ro4">
          <table:table-cell table:style-name="ce961" office:value-type="float" office:value="0.960438717921396" calcext:value-type="float">
            <text:p>0,960438717921396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2" calcext:value-type="float">
            <text:p>2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193940089306575" calcext:value-type="float">
            <text:p>0,193940089306575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21" calcext:value-type="float">
            <text:p>21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373448885062162" calcext:value-type="float">
            <text:p>0,373448885062162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14" calcext:value-type="float">
            <text:p>14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221614883081995" calcext:value-type="float">
            <text:p>0,221614883081995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20" calcext:value-type="float">
            <text:p>20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0490581903614632" calcext:value-type="float">
            <text:p>0,0490581903614632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27" calcext:value-type="float">
            <text:p>27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981056800980783" calcext:value-type="float">
            <text:p>0,981056800980783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" calcext:value-type="float">
            <text:p>1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0258578767871755" calcext:value-type="float">
            <text:p>0,0258578767871755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28" calcext:value-type="float">
            <text:p>28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160933194010775" calcext:value-type="float">
            <text:p>0,160933194010775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22" calcext:value-type="float">
            <text:p>22</text:p>
          </table:table-cell>
          <table:table-cell table:style-name="ce914"/>
          <table:table-cell table:number-columns-repeated="1008"/>
        </table:table-row>
        <table:table-row table:style-name="ro4">
          <table:table-cell table:style-name="ce961" office:value-type="float" office:value="0.792953426558632" calcext:value-type="float">
            <text:p>0,792953426558632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6" calcext:value-type="float">
            <text:p>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92839065069283" calcext:value-type="float">
            <text:p>0,892839065069283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4" calcext:value-type="float">
            <text:p>4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95968982509097" calcext:value-type="float">
            <text:p>0,895968982509097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3" calcext:value-type="float">
            <text:p>3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77829151044723" calcext:value-type="float">
            <text:p>0,777829151044723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7" calcext:value-type="float">
            <text:p>7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0514435780043426" calcext:value-type="float">
            <text:p>0,0514435780043426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26" calcext:value-type="float">
            <text:p>2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570189933139695" calcext:value-type="float">
            <text:p>0,570189933139695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10" calcext:value-type="float">
            <text:p>10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705615856451244" calcext:value-type="float">
            <text:p>0,705615856451244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9" calcext:value-type="float">
            <text:p>9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256622475834239" calcext:value-type="float">
            <text:p>0,256622475834239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19" calcext:value-type="float">
            <text:p>19</text:p>
          </table:table-cell>
          <table:table-cell table:style-name="ce914"/>
          <table:table-cell/>
          <table:table-cell table:style-name="ce822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317638790096427" calcext:value-type="float">
            <text:p>0,317638790096427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15" calcext:value-type="float">
            <text:p>15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822069391815381" calcext:value-type="float">
            <text:p>0,822069391815381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5" calcext:value-type="float">
            <text:p>5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30447194470272" calcext:value-type="float">
            <text:p>0,30447194470272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16" calcext:value-type="float">
            <text:p>16</text:p>
          </table:table-cell>
          <table:table-cell table:style-name="ce914"/>
          <table:table-cell/>
          <table:table-cell table:style-name="ce822" table:number-columns-repeated="6"/>
          <table:table-cell table:number-columns-repeated="1001"/>
        </table:table-row>
        <table:table-row table:style-name="ro4">
          <table:table-cell table:style-name="ce961" office:value-type="float" office:value="0.519154874501693" calcext:value-type="float">
            <text:p>0,519154874501693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12" calcext:value-type="float">
            <text:p>12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752315556422528" calcext:value-type="float">
            <text:p>0,752315556422528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8" calcext:value-type="float">
            <text:p>8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563582914593458" calcext:value-type="float">
            <text:p>0,563582914593458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11" calcext:value-type="float">
            <text:p>11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1" office:value-type="float" office:value="0.106486102240833" calcext:value-type="float">
            <text:p>0,106486102240833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25" calcext:value-type="float">
            <text:p>25</text:p>
          </table:table-cell>
          <table:table-cell table:style-name="ce914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822" table:number-columns-repeated="2"/>
          <table:table-cell table:number-columns-repeated="1001"/>
        </table:table-row>
        <table:table-row table:style-name="ro4">
          <table:table-cell table:number-columns-repeated="21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65"/>
          <table:table-cell table:style-name="ce992" table:number-columns-repeated="14"/>
          <table:table-cell/>
          <table:table-cell table:style-name="ce1017" table:number-columns-repeated="5"/>
          <table:table-cell table:style-name="ce1070" table:number-columns-repeated="2"/>
          <table:table-cell table:style-name="ce1017" table:number-columns-repeated="41"/>
          <table:table-cell table:number-columns-repeated="96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9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1" calcext:value-type="float">
            <text:p>1</text:p>
          </table:table-cell>
          <table:table-cell table:style-name="ce984" table:formula="of:=IF([.A4]&lt;0.5;1;-1)*VLOOKUP([.O3];[.$B$3:.$N$32];1)" office:value-type="float" office:value="23" calcext:value-type="float">
            <text:p>23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+23)" calcext:value-type="string">
            <text:p>(x+23)</text:p>
          </table:table-cell>
          <table:table-cell table:style-name="ce984" table:formula="of:=-[.C38]/[.B38]" office:value-type="float" office:value="-23" calcext:value-type="float">
            <text:p>-23</text:p>
          </table:table-cell>
          <table:table-cell table:style-name="ce971" table:formula="of:=IF(SIGN([.B38]*([.E38]-1)+[.C38])&lt;0;&quot;-&quot;;&quot;+&quot;)" office:value-type="string" office:string-value="-" calcext:value-type="string">
            <text:p>-</text:p>
          </table:table-cell>
          <table:table-cell table:style-name="ce971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971" table:formula="of:=IF(SIGN([.B38]*([.E38]+1)+[.C38])&lt;0;&quot;-&quot;;&quot;+&quot;)" office:value-type="string" office:string-value="+" calcext:value-type="string">
            <text:p>+</text:p>
          </table:table-cell>
          <table:table-cell table:style-name="ce822"/>
          <table:table-cell table:style-name="ce984" table:formula="of:=MIN([.E38];[.E40])" office:value-type="float" office:value="-23" calcext:value-type="float">
            <text:p>-23</text:p>
          </table:table-cell>
          <table:table-cell table:style-name="ce984" table:formula="of:=MAX([.E38];[.E40])" office:value-type="float" office:value="-18" calcext:value-type="float">
            <text:p>-18</text:p>
          </table:table-cell>
          <table:table-cell table:style-name="ce1034"/>
          <table:table-cell table:number-columns-repeated="9"/>
          <table:table-cell table:style-name="ce822"/>
          <table:table-cell table:number-columns-repeated="100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7]&lt;0.5;1;2)" office:value-type="float" office:value="1" calcext:value-type="float">
            <text:p>1</text:p>
          </table:table-cell>
          <table:table-cell table:number-columns-repeated="10"/>
          <table:table-cell table:style-name="ce822"/>
          <table:table-cell/>
          <table:table-cell table:style-name="ce1137"/>
          <table:table-cell table:number-columns-repeated="1000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1" calcext:value-type="float">
            <text:p>1</text:p>
          </table:table-cell>
          <table:table-cell table:style-name="ce984" table:formula="of:=IF([.A6]&lt;0.5;1;-1)*VLOOKUP([.O4];[.$B$3:.$N$32];1)" office:value-type="float" office:value="18" calcext:value-type="float">
            <text:p>18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x+18)" calcext:value-type="string">
            <text:p>(x+18)</text:p>
          </table:table-cell>
          <table:table-cell table:style-name="ce984" table:formula="of:=-[.C40]/[.B40]" office:value-type="float" office:value="-18" calcext:value-type="float">
            <text:p>-18</text:p>
          </table:table-cell>
          <table:table-cell table:style-name="ce971" table:formula="of:=IF(SIGN([.B40]*([.E40]-1)+[.C40]&lt;0);&quot;-&quot;;&quot;+&quot;)" office:value-type="string" office:string-value="-" calcext:value-type="string">
            <text:p>-</text:p>
          </table:table-cell>
          <table:table-cell table:style-name="ce984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984" table:formula="of:=IF(SIGN([.B40]*([.E40]+1)+[.C40]&lt;0);&quot;-&quot;;&quot;+&quot;)" office:value-type="string" office:string-value="+" calcext:value-type="string">
            <text:p>+</text:p>
          </table:table-cell>
          <table:table-cell table:style-name="ce822" table:number-columns-repeated="2"/>
          <table:table-cell table:number-columns-repeated="11"/>
          <table:table-cell table:style-name="ce822"/>
          <table:table-cell table:number-columns-repeated="1002"/>
        </table:table-row>
        <table:table-row table:style-name="ro4">
          <table:table-cell table:style-name="ce822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822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38]" office:value-type="float" office:value="-23" calcext:value-type="float" table:number-columns-spanned="2" table:number-rows-spanned="1">
            <text:p>-23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38]" office:value-type="float" office:value="-18" calcext:value-type="float" table:number-columns-spanned="2" table:number-rows-spanned="1">
            <text:p>-18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822"/>
          <table:table-cell table:number-columns-repeated="5"/>
          <table:table-cell table:style-name="ce1134"/>
          <table:table-cell table:number-columns-repeated="1003"/>
        </table:table-row>
        <table:table-row table:style-name="ro4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x+23)" calcext:value-type="string">
            <text:p>Signe de (x+23)</text:p>
          </table:table-cell>
          <table:table-cell table:style-name="ce995" table:formula="of:=IF([.K39]=1;[.F38];[.F40])" office:value-type="string" office:string-value="-" calcext:value-type="string">
            <text:p>-</text:p>
          </table:table-cell>
          <table:table-cell table:style-name="ce849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49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49" table:formula="of:=IF([.K39]=1;[.G38];[.G40])" office:value-type="string" office:string-value="+" calcext:value-type="string">
            <text:p>+</text:p>
          </table:table-cell>
          <table:table-cell table:style-name="ce849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+" calcext:value-type="string">
            <text:p>+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x+18)" calcext:value-type="string">
            <text:p>Signe de (x+18)</text:p>
          </table:table-cell>
          <table:table-cell table:style-name="ce995" table:formula="of:=IF([.K39]=2;[.F38];[.F40])" office:value-type="string" office:string-value="-" calcext:value-type="string">
            <text:p>-</text:p>
          </table:table-cell>
          <table:table-cell table:style-name="ce849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49" table:formula="of:=IF([.K39]=2;[.G38];[.G40])" office:value-type="string" office:string-value="-" calcext:value-type="string">
            <text:p>-</text:p>
          </table:table-cell>
          <table:table-cell table:style-name="ce849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+" calcext:value-type="string">
            <text:p>+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4">
          <table:table-cell table:style-name="ce975" table:formula="of:=COM.MICROSOFT.CONCAT(&quot;Signe de &quot;;[.D38];[.D40])" office:value-type="string" office:string-value="Signe de (x+23)(x+18)" calcext:value-type="string">
            <text:p>Signe de (x+23)(x+18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822" table:number-columns-repeated="1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D38];[.D40];&quot; = 0&quot;)" office:value-type="string" office:string-value="(x+23)(x+18) = 0" calcext:value-type="string" table:number-columns-spanned="4" table:number-rows-spanned="1">
            <text:p>(x+23)(x+18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-23" calcext:value-type="float">
            <text:p>-23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-18" calcext:value-type="float">
            <text:p>-18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1056" table:formula="of:=IF(OR(AND([.F52]&lt;=2;[.F54]=2);AND([.F52]&gt;2;[.G54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 table:number-columns-repeated="3"/>
          <table:table-cell table:number-columns-repeated="1008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2" calcext:value-type="float">
            <text:p>2</text:p>
          </table:table-cell>
          <table:table-cell table:style-name="ce1042" table:formula="of:=COUNTIF([.B46:.H46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822"/>
          <table:table-cell table:number-columns-repeated="1009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x+23)(x+18) &gt; 0" calcext:value-type="string" table:number-columns-spanned="5" table:number-rows-spanned="1">
            <text:p>(x+23)(x+18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3"/>
          <table:table-cell table:number-columns-repeated="1009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52]=2;[.F52]=4;[.H52]=2);&quot;]&quot;;&quot;[&quot;)" office:value-type="string" office:string-value="]" calcext:value-type="string">
            <text:p>]</text:p>
          </table:table-cell>
          <table:table-cell table:style-name="ce849" table:formula="of:=IF([.H52]=2;&quot;-infini&quot;;[.C43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-23" calcext:value-type="float">
            <text:p>-23</text:p>
          </table:table-cell>
          <table:table-cell table:style-name="ce996" table:formula="of:=IF(OR([.F52]=2;[.F52]=4);&quot;[&quot;;&quot;]&quot;)" office:value-type="string" office:string-value="[" calcext:value-type="string">
            <text:p>[</text:p>
          </table:table-cell>
          <table:table-cell table:style-name="ce996" table:formula="of:=IF([.H52]=1;&quot;&quot;;&quot;ou&quot;)" office:value-type="string" office:string-value="ou" calcext:value-type="string">
            <text:p>ou</text:p>
          </table:table-cell>
          <table:table-cell table:style-name="ce996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849" table:formula="of:=IF([.H52]=1;&quot;&quot;;[.F43])" office:value-type="float" office:value="-18" calcext:value-type="float">
            <text:p>-18</text:p>
          </table:table-cell>
          <table:table-cell table:style-name="ce996" table:formula="of:=IF([.H52]=1;&quot;&quot;;&quot;;&quot;)" office:value-type="string" office:string-value=";" calcext:value-type="string">
            <text:p>;</text:p>
          </table:table-cell>
          <table:table-cell table:style-name="ce849" table:formula="of:=IF([.H52]=1;&quot;&quot;;&quot;+infini&quot;)" office:value-type="string" office:string-value="+infini" calcext:value-type="string">
            <text:p>+infini</text:p>
          </table:table-cell>
          <table:table-cell table:style-name="ce1039" table:formula="of:=IF([.H52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string" office:string-value="-∞" calcext:value-type="string">
            <text:p>-∞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-23" calcext:value-type="float">
            <text:p>-23</text:p>
          </table:table-cell>
          <table:table-cell table:style-name="ce1001" table:formula="of:=[.F57]" office:value-type="string" office:string-value="[" calcext:value-type="string">
            <text:p>[</text:p>
          </table:table-cell>
          <table:table-cell table:style-name="ce1047" table:formula="of:=IF([.H52]=1;&quot;&quot;;&quot;&quot;)" office:value-type="string" office:string-value="" calcext:value-type="string">
            <text:p></text:p>
          </table:table-cell>
          <table:table-cell table:style-name="ce1018" table:formula="of:=[.H57]" office:value-type="string" office:string-value="]" calcext:value-type="string">
            <text:p>]</text:p>
          </table:table-cell>
          <table:table-cell table:style-name="ce1018" table:formula="of:=[.I57]" office:value-type="float" office:value="-18" calcext:value-type="float">
            <text:p>-18</text:p>
          </table:table-cell>
          <table:table-cell table:style-name="ce1018" table:formula="of:=[.J57]" office:value-type="string" office:string-value=";" calcext:value-type="string">
            <text:p>;</text:p>
          </table:table-cell>
          <table:table-cell table:style-name="ce1001" table:formula="of:=IF([.H52]=1;&quot;&quot;;[.H43])" office:value-type="string" office:string-value="+∞" calcext:value-type="string">
            <text:p>+∞</text:p>
          </table:table-cell>
          <table:table-cell table:style-name="ce1103" table:formula="of:=[.L57]" office:value-type="string" office:string-value="[" calcext:value-type="string">
            <text:p>[</text:p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978" table:number-columns-repeated="8"/>
          <table:table-cell table:style-name="ce822" table:number-columns-repeated="7"/>
          <table:table-cell table:number-columns-repeated="1009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1" table:formula="of:=[.C48]" office:value-type="string" office:string-value="(x+23)(x+18) = 0" calcext:value-type="string">
            <text:p>(x+23)(x+18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22"/>
          <table:table-cell table:number-columns-repeated="1009"/>
        </table:table-row>
        <table:table-row table:style-name="ro4">
          <table:table-cell table:style-name="ce982" table:formula="of:=[.H56]" office:value-type="string" office:string-value="(x+23)(x+18) &gt; 0" calcext:value-type="string">
            <text:p>(x+23)(x+18) &gt;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822" table:number-columns-repeated="2"/>
          <table:table-cell table:number-columns-repeated="1009"/>
        </table:table-row>
        <table:table-row table:style-name="ro4">
          <table:table-cell table:style-name="ce834" table:number-columns-repeated="12"/>
          <table:table-cell table:style-name="ce1034"/>
          <table:table-cell table:style-name="ce1070"/>
          <table:table-cell table:style-name="ce822"/>
          <table:table-cell table:number-columns-repeated="1009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822" table:number-columns-repeated="2"/>
          <table:table-cell table:number-columns-repeated="1001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0"/>
          <table:table-cell table:style-name="ce842" office:value-type="string" calcext:value-type="string">
            <text:p>a₁</text:p>
          </table:table-cell>
          <table:table-cell table:style-name="ce842" office:value-type="string" calcext:value-type="string">
            <text:p>b₁</text:p>
          </table:table-cell>
          <table:table-cell table:style-name="ce913" office:value-type="string" calcext:value-type="string">
            <text:p>Facteur 1</text:p>
          </table:table-cell>
          <table:table-cell table:style-name="ce842" office:value-type="string" calcext:value-type="string">
            <text:p>rac 1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22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1034"/>
          <table:table-cell table:number-columns-repeated="1012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1" calcext:value-type="float">
            <text:p>1</text:p>
          </table:table-cell>
          <table:table-cell table:style-name="ce984" table:formula="of:=IF([.A9]&lt;0.5;1;-1)*VLOOKUP([.O5];[.$B$3:.$N$32];1)" office:value-type="float" office:value="17" calcext:value-type="float">
            <text:p>17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+17)" calcext:value-type="string">
            <text:p>(x+17)</text:p>
          </table:table-cell>
          <table:table-cell table:style-name="ce984" table:formula="of:=-[.C67]/[.B67]" office:value-type="float" office:value="-17" calcext:value-type="float">
            <text:p>-17</text:p>
          </table:table-cell>
          <table:table-cell table:style-name="ce971" table:formula="of:=IF(SIGN([.B67]*([.E67]-1)+[.C67])&lt;0;&quot;-&quot;;&quot;+&quot;)" office:value-type="string" office:string-value="-" calcext:value-type="string">
            <text:p>-</text:p>
          </table:table-cell>
          <table:table-cell table:style-name="ce971" table:formula="of:=IF(SIGN([.B67]*AVERAGE([.E67];[.E69])+[.C67])&lt;0;&quot;-&quot;;&quot;+&quot;)" office:value-type="string" office:string-value="+" calcext:value-type="string">
            <text:p>+</text:p>
          </table:table-cell>
          <table:table-cell table:style-name="ce971" table:formula="of:=IF(SIGN([.B67]*([.E67]+1)+[.C67])&lt;0;&quot;-&quot;;&quot;+&quot;)" office:value-type="string" office:string-value="+" calcext:value-type="string">
            <text:p>+</text:p>
          </table:table-cell>
          <table:table-cell table:style-name="ce822"/>
          <table:table-cell table:style-name="ce984" table:formula="of:=MIN([.E67];[.E69])" office:value-type="float" office:value="-17" calcext:value-type="float">
            <text:p>-17</text:p>
          </table:table-cell>
          <table:table-cell table:style-name="ce984" table:formula="of:=MAX([.E67];[.E69])" office:value-type="float" office:value="24" calcext:value-type="float">
            <text:p>24</text:p>
          </table:table-cell>
          <table:table-cell table:style-name="ce1034"/>
          <table:table-cell table:number-columns-repeated="1012"/>
        </table:table-row>
        <table:table-row table:style-name="ro4">
          <table:table-cell/>
          <table:table-cell table:style-name="ce842" office:value-type="string" calcext:value-type="string">
            <text:p>a₂</text:p>
          </table:table-cell>
          <table:table-cell table:style-name="ce842" office:value-type="string" calcext:value-type="string">
            <text:p>b₂</text:p>
          </table:table-cell>
          <table:table-cell table:style-name="ce913" office:value-type="string" calcext:value-type="string">
            <text:p>Facteur 2</text:p>
          </table:table-cell>
          <table:table-cell table:style-name="ce842" office:value-type="string" calcext:value-type="string">
            <text:p>rac 2</text:p>
          </table:table-cell>
          <table:table-cell table:style-name="ce913" office:value-type="string" calcext:value-type="string" table:number-columns-spanned="3" table:number-rows-spanned="1">
            <text:p>Signes</text:p>
          </table:table-cell>
          <table:covered-table-cell table:number-columns-repeated="2" table:style-name="ce842"/>
          <table:table-cell table:style-name="ce822"/>
          <table:table-cell table:style-name="ce842" office:value-type="string" calcext:value-type="string">
            <text:p>choix</text:p>
          </table:table-cell>
          <table:table-cell table:style-name="ce984" table:formula="of:=IF([.A12]&lt;0.5;1;2)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-1" calcext:value-type="float">
            <text:p>-1</text:p>
          </table:table-cell>
          <table:table-cell table:style-name="ce984" table:formula="of:=IF([.A11]&lt;0.5;1;-1)*VLOOKUP([.O6];[.$B$3:.$N$32];1)" office:value-type="float" office:value="24" calcext:value-type="float">
            <text:p>24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24)" calcext:value-type="string">
            <text:p>(-x+24)</text:p>
          </table:table-cell>
          <table:table-cell table:style-name="ce984" table:formula="of:=-[.C69]/[.B69]" office:value-type="float" office:value="24" calcext:value-type="float">
            <text:p>24</text:p>
          </table:table-cell>
          <table:table-cell table:style-name="ce971" table:formula="of:=IF(SIGN([.B69]*([.E69]-1)+[.C69]&lt;0);&quot;-&quot;;&quot;+&quot;)" office:value-type="string" office:string-value="+" calcext:value-type="string">
            <text:p>+</text:p>
          </table:table-cell>
          <table:table-cell table:style-name="ce984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984" table:formula="of:=IF(SIGN([.B69]*([.E69]+1)+[.C69]&lt;0);&quot;-&quot;;&quot;+&quot;)" office:value-type="string" office:string-value="-" calcext:value-type="string">
            <text:p>-</text:p>
          </table:table-cell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/>
          <table:table-cell table:style-name="ce822" table:number-columns-repeated="2"/>
          <table:table-cell table:number-columns-repeated="5"/>
          <table:table-cell table:style-name="ce822" table:number-columns-repeated="2"/>
          <table:table-cell table:style-name="ce1017"/>
          <table:table-cell table:number-columns-repeated="101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822"/>
          <table:covered-table-cell table:style-name="ce1078"/>
          <table:covered-table-cell table:number-columns-repeated="3"/>
          <table:table-cell table:number-columns-repeated="101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49" table:formula="of:=[.J67]" office:value-type="float" office:value="-17" calcext:value-type="float" table:number-columns-spanned="2" table:number-rows-spanned="1">
            <text:p>-17</text:p>
          </table:table-cell>
          <table:covered-table-cell table:style-name="ce849" table:formula="of:=#REF!" office:value-type="string" office:string-value="" calcext:value-type="error">
            <text:p>#RÉF !</text:p>
          </table:covered-table-cell>
          <table:table-cell table:style-name="ce849"/>
          <table:table-cell table:style-name="ce849" table:formula="of:=[.K67]" office:value-type="float" office:value="24" calcext:value-type="float" table:number-columns-spanned="2" table:number-rows-spanned="1">
            <text:p>24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75" table:formula="of:=[.D67]" office:value-type="string" office:string-value="(x+17)" calcext:value-type="string">
            <text:p>(x+17)</text:p>
          </table:table-cell>
          <table:table-cell table:style-name="ce995" table:formula="of:=[.F67]" office:value-type="string" office:string-value="-" calcext:value-type="string">
            <text:p>-</text:p>
          </table:table-cell>
          <table:table-cell table:style-name="ce84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849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49" table:formula="of:=[.G67]" office:value-type="string" office:string-value="+" calcext:value-type="string">
            <text:p>+</text:p>
          </table:table-cell>
          <table:table-cell table:style-name="ce84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1053" table:formula="of:=[.H67]" office:value-type="string" office:string-value="+" calcext:value-type="string">
            <text:p>+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75" table:formula="of:=[.D69]" office:value-type="string" office:string-value="(-x+24)" calcext:value-type="string">
            <text:p>(-x+24)</text:p>
          </table:table-cell>
          <table:table-cell table:style-name="ce995" table:formula="of:=[.F69]" office:value-type="string" office:string-value="+" calcext:value-type="string">
            <text:p>+</text:p>
          </table:table-cell>
          <table:table-cell table:style-name="ce849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849" table:formula="of:=[.G69]" office:value-type="string" office:string-value="+" calcext:value-type="string">
            <text:p>+</text:p>
          </table:table-cell>
          <table:table-cell table:style-name="ce849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9]" office:value-type="string" office:string-value="-" calcext:value-type="string">
            <text:p>-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4">
          <table:table-cell table:style-name="ce975" table:formula="of:=COM.MICROSOFT.CONCAT(&quot;Signe de &quot;;[.A73];&quot; / &quot;;[.A74])" office:value-type="string" office:string-value="Signe de (x+17) / (-x+24)" calcext:value-type="string">
            <text:p>Signe de (x+17) / (-x+24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849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849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A73];&quot; / &quot;;[.A74];&quot; = 0&quot;)" office:value-type="string" office:string-value="(x+17) / (-x+24) = 0" calcext:value-type="string" table:number-columns-spanned="4" table:number-rows-spanned="1">
            <text:p>(x+17) / (-x+24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-17" calcext:value-type="float">
            <text:p>-17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number-columns-repeated="101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1056" table:formula="of:=IF(OR(AND([.F81]&lt;=2;[.F83]=2);AND([.F81]&gt;2;[.G83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number-columns-repeated="101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1" calcext:value-type="float">
            <text:p>1</text:p>
          </table:table-cell>
          <table:table-cell table:style-name="ce1042" table:formula="of:=COUNTIF([.B75:.H75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x+17) / (-x+24) &lt; 0" calcext:value-type="string" table:number-columns-spanned="5" table:number-rows-spanned="1">
            <text:p>(x+17) / (-x+24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49" table:formula="of:=IF([.H81]=2;&quot;-infini&quot;;[.C72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-17" calcext:value-type="float">
            <text:p>-17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996" table:formula="of:=IF([.H81]=1;&quot;&quot;;&quot;ou&quot;)" office:value-type="string" office:string-value="ou" calcext:value-type="string">
            <text:p>ou</text:p>
          </table:table-cell>
          <table:table-cell table:style-name="ce996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849" table:formula="of:=IF([.H81]=1;&quot;&quot;;[.F72])" office:value-type="float" office:value="24" calcext:value-type="float">
            <text:p>24</text:p>
          </table:table-cell>
          <table:table-cell table:style-name="ce996" table:formula="of:=IF([.H81]=1;&quot;&quot;;&quot;;&quot;)" office:value-type="string" office:string-value=";" calcext:value-type="string">
            <text:p>;</text:p>
          </table:table-cell>
          <table:table-cell table:style-name="ce849" table:formula="of:=IF([.H81]=1;&quot;&quot;;&quot;+infini&quot;)" office:value-type="string" office:string-value="+infini" calcext:value-type="string">
            <text:p>+infini</text:p>
          </table:table-cell>
          <table:table-cell table:style-name="ce1039" table:formula="of:=IF([.H81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string" office:string-value="-∞" calcext:value-type="string">
            <text:p>-∞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-17" calcext:value-type="float">
            <text:p>-17</text:p>
          </table:table-cell>
          <table:table-cell table:style-name="ce1001" table:formula="of:=[.F86]" office:value-type="string" office:string-value="[" calcext:value-type="string">
            <text:p>[</text:p>
          </table:table-cell>
          <table:table-cell table:style-name="ce1047" table:formula="of:=IF([.H81]=1;&quot;&quot;;&quot;&quot;)" office:value-type="string" office:string-value="" calcext:value-type="string">
            <text:p></text:p>
          </table:table-cell>
          <table:table-cell table:style-name="ce1018" table:formula="of:=[.H86]" office:value-type="string" office:string-value="]" calcext:value-type="string">
            <text:p>]</text:p>
          </table:table-cell>
          <table:table-cell table:style-name="ce1018" table:formula="of:=[.I86]" office:value-type="float" office:value="24" calcext:value-type="float">
            <text:p>24</text:p>
          </table:table-cell>
          <table:table-cell table:style-name="ce1018" table:formula="of:=[.J86]" office:value-type="string" office:string-value=";" calcext:value-type="string">
            <text:p>;</text:p>
          </table:table-cell>
          <table:table-cell table:style-name="ce1001" table:formula="of:=IF([.H81]=1;&quot;&quot;;[.H72])" office:value-type="string" office:string-value="+∞" calcext:value-type="string">
            <text:p>+∞</text:p>
          </table:table-cell>
          <table:table-cell table:style-name="ce1103" table:formula="of:=[.L86]" office:value-type="string" office:string-value="[" calcext:value-type="string">
            <text:p>[</text:p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number-columns-repeated="101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81" table:formula="of:=[.C77]" office:value-type="string" office:string-value="(x+17) / (-x+24) = 0" calcext:value-type="string">
            <text:p>(x+17) / (-x+24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982" table:formula="of:=[.H85]" office:value-type="string" office:string-value="(x+17) / (-x+24) &lt; 0" calcext:value-type="string">
            <text:p>(x+17) / (-x+24) &lt;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822"/>
          <table:table-cell table:number-columns-repeated="1010"/>
        </table:table-row>
        <table:table-row table:style-name="ro4">
          <table:table-cell table:style-name="ce834"/>
          <table:table-cell table:style-name="ce1004"/>
          <table:table-cell table:style-name="ce834"/>
          <table:table-cell table:style-name="ce914" table:number-columns-repeated="2"/>
          <table:table-cell table:style-name="ce834"/>
          <table:table-cell table:style-name="ce914"/>
          <table:table-cell table:style-name="ce1059"/>
          <table:table-cell table:style-name="ce914" table:number-columns-repeated="5"/>
          <table:table-cell table:style-name="ce1034"/>
          <table:table-cell table:number-columns-repeated="101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3];[.$B$3:.$N$32];13)" office:value-type="string" office:string-value="-8/3" calcext:value-type="string">
            <text:p>-8/3</text:p>
          </table:table-cell>
          <table:table-cell table:style-name="ce1022" table:formula="of:=VLOOKUP([.O3];[.$B$3:.$N$32];10)" office:value-type="float" office:value="-2.66666666666667" calcext:value-type="float">
            <text:p>-2,66666666666667</text:p>
          </table:table-cell>
          <table:table-cell table:style-name="ce1022" table:formula="of:=IF([.D96]&lt;[.D97];VLOOKUP([.O3];[.$B$3:.$N$32];13);VLOOKUP([.O4];[.$B$3:.$N$32];13))" office:value-type="string" office:string-value="-8/3" calcext:value-type="string">
            <text:p>-8/3</text:p>
          </table:table-cell>
          <table:table-cell table:style-name="ce1022" table:formula="of:=MIN([.D96:.D97])" office:value-type="float" office:value="-2.66666666666667" calcext:value-type="float">
            <text:p>-2,66666666666667</text:p>
          </table:table-cell>
          <table:table-cell table:style-name="ce1016" table:formula="of:=VLOOKUP([.O3];[.$B$3:.$N$32];4)" office:value-type="string" office:string-value="(-3x-8)" calcext:value-type="string">
            <text:p>(-3x-8)</text:p>
          </table:table-cell>
          <table:table-cell table:style-name="ce1060" table:formula="of:=VLOOKUP([.O4];[.$B$3:.$N$32];4)" office:value-type="string" office:string-value="(-11x+4)" calcext:value-type="string">
            <text:p>(-11x+4)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4];[.$B$3:.$N$32];13)" office:value-type="string" office:string-value="4/11" calcext:value-type="string">
            <text:p>4/11</text:p>
          </table:table-cell>
          <table:table-cell table:style-name="ce1022" table:formula="of:=VLOOKUP([.O4];[.$B$3:.$N$32];10)" office:value-type="float" office:value="0.363636363636364" calcext:value-type="float">
            <text:p>0,363636363636364</text:p>
          </table:table-cell>
          <table:table-cell table:style-name="ce1022" table:formula="of:=IF([.D96]&lt;[.D97];VLOOKUP([.O4];[.$B$3:.$N$32];13);VLOOKUP([.O3];[.$B$3:.$N$32];13))" office:value-type="string" office:string-value="4/11" calcext:value-type="string">
            <text:p>4/11</text:p>
          </table:table-cell>
          <table:table-cell table:style-name="ce1022" table:formula="of:=MAX([.D96:.D97])" office:value-type="float" office:value="0.363636363636364" calcext:value-type="float">
            <text:p>0,363636363636364</text:p>
          </table:table-cell>
          <table:table-cell table:number-columns-repeated="1018"/>
        </table:table-row>
        <table:table-row table:style-name="ro9">
          <table:table-cell table:style-name="ce822" table:number-columns-repeated="64"/>
          <table:table-cell table:number-columns-repeated="960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822"/>
          <table:covered-table-cell table:style-name="ce1078"/>
          <table:covered-table-cell table:number-columns-repeated="3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-8/3" calcext:value-type="string" table:number-columns-spanned="2" table:number-rows-spanned="1">
            <text:p>-8/3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4/11" calcext:value-type="string" table:number-columns-spanned="2" table:number-rows-spanned="1">
            <text:p>4/11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822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)" office:value-type="string" office:string-value="Signe de (-3x-8)" calcext:value-type="string">
            <text:p>Signe de (-3x-8)</text:p>
          </table:table-cell>
          <table:table-cell table:style-name="ce1006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H96])" office:value-type="string" office:string-value="Signe de (-11x+4)" calcext:value-type="string">
            <text:p>Signe de (-11x+4)</text:p>
          </table:table-cell>
          <table:table-cell table:style-name="ce1006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7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102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;[.H96])" office:value-type="string" office:string-value="Signe de (-3x-8)(-11x+4)" calcext:value-type="string">
            <text:p>Signe de (-3x-8)(-11x+4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849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1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96];[.H96];&quot; = 0&quot;)" office:value-type="string" office:string-value="(-3x-8)(-11x+4) = 0" calcext:value-type="string" table:number-columns-spanned="4" table:number-rows-spanned="1">
            <text:p>(-3x-8)(-11x+4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-2.66666666666667" calcext:value-type="float">
            <text:p>- 8/3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0.363636363636364" calcext:value-type="float">
            <text:p><text:s/>4/11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02"/>
          <table:table-cell table:number-columns-repeated="1008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09]=1;&quot;≥&quot;;IF([.F109]=2;&quot;&gt;&quot;;IF([.F109]=3;&quot;≤&quot;;&quot;&lt;&quot;)))" office:value-type="string" office:string-value="≥" calcext:value-type="string">
            <text:p>≥</text:p>
          </table:table-cell>
          <table:table-cell table:style-name="ce1056" table:formula="of:=IF(OR(AND([.F109]&lt;=2;[.F111]=2);AND([.F109]&gt;2;[.G111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2" calcext:value-type="float">
            <text:p>2</text:p>
          </table:table-cell>
          <table:table-cell table:style-name="ce1042" table:formula="of:=COUNTIF([.B103:.H103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-3x-8)(-11x+4) ≥ 0" calcext:value-type="string" table:number-columns-spanned="5" table:number-rows-spanned="1">
            <text:p>(-3x-8)(-11x+4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09]=2;[.F109]=4;[.H109]=2);&quot;]&quot;;&quot;[&quot;)" office:value-type="string" office:string-value="]" calcext:value-type="string">
            <text:p>]</text:p>
          </table:table-cell>
          <table:table-cell table:style-name="ce849" table:formula="of:=IF([.H109]=2;&quot;-infini&quot;;[.F96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-2.66666666666667" calcext:value-type="float">
            <text:p>-2,66666666666667</text:p>
          </table:table-cell>
          <table:table-cell table:style-name="ce996" table:formula="of:=IF(OR([.F109]=2;[.F109]=4);&quot;[&quot;;&quot;]&quot;)" office:value-type="string" office:string-value="]" calcext:value-type="string">
            <text:p>]</text:p>
          </table:table-cell>
          <table:table-cell table:style-name="ce996" table:formula="of:=IF([.H109]=1;&quot;&quot;;&quot;ou&quot;)" office:value-type="string" office:string-value="ou" calcext:value-type="string">
            <text:p>ou</text:p>
          </table:table-cell>
          <table:table-cell table:style-name="ce996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849" table:formula="of:=IF([.H109]=1;&quot;&quot;;[.F97])" office:value-type="float" office:value="0.363636363636364" calcext:value-type="float">
            <text:p>0,363636363636364</text:p>
          </table:table-cell>
          <table:table-cell table:style-name="ce996" table:formula="of:=IF([.H109]=1;&quot;&quot;;&quot;;&quot;)" office:value-type="string" office:string-value=";" calcext:value-type="string">
            <text:p>;</text:p>
          </table:table-cell>
          <table:table-cell table:style-name="ce849" table:formula="of:=IF([.H109]=1;&quot;&quot;;&quot;+infini&quot;)" office:value-type="string" office:string-value="+infini" calcext:value-type="string">
            <text:p>+infini</text:p>
          </table:table-cell>
          <table:table-cell table:style-name="ce1039" table:formula="of:=IF([.H109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]" calcext:value-type="string">
            <text:p>]</text:p>
          </table:table-cell>
          <table:table-cell table:style-name="ce1026" table:formula="of:=IF([.H109]=2;[.B100];[.C100])" office:value-type="string" office:string-value="-∞" calcext:value-type="string">
            <text:p>-∞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-2.66666666666667" calcext:value-type="float">
            <text:p>- 8/3 </text:p>
          </table:table-cell>
          <table:table-cell table:style-name="ce1001" table:formula="of:=[.F114]" office:value-type="string" office:string-value="]" calcext:value-type="string">
            <text:p>]</text:p>
          </table:table-cell>
          <table:table-cell table:style-name="ce1047" table:formula="of:=IF([.H109]=1;&quot;&quot;;&quot;&quot;)" office:value-type="string" office:string-value="" calcext:value-type="string">
            <text:p></text:p>
          </table:table-cell>
          <table:table-cell table:style-name="ce1018" table:formula="of:=[.H114]" office:value-type="string" office:string-value="[" calcext:value-type="string">
            <text:p>[</text:p>
          </table:table-cell>
          <table:table-cell table:style-name="ce1026" table:formula="of:=[.I114]" office:value-type="float" office:value="0.363636363636364" calcext:value-type="float">
            <text:p><text:s/>4/11</text:p>
          </table:table-cell>
          <table:table-cell table:style-name="ce1018" table:formula="of:=[.J114]" office:value-type="string" office:string-value=";" calcext:value-type="string">
            <text:p>;</text:p>
          </table:table-cell>
          <table:table-cell table:style-name="ce1026" table:formula="of:=IF([.H109]=1;&quot;&quot;;[.H100])" office:value-type="string" office:string-value="+∞" calcext:value-type="string">
            <text:p>+∞</text:p>
          </table:table-cell>
          <table:table-cell table:style-name="ce1103" table:formula="of:=[.L114]" office:value-type="string" office:string-value="[" calcext:value-type="string">
            <text:p>[</text:p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05]" office:value-type="string" office:string-value="(-3x-8)(-11x+4) = 0" calcext:value-type="string">
            <text:p>(-3x-8)(-11x+4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13]" office:value-type="string" office:string-value="(-3x-8)(-11x+4) ≥ 0" calcext:value-type="string">
            <text:p>(-3x-8)(-11x+4) ≥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5];[.$B$3:.$N$32];13)" office:value-type="string" office:string-value="1/7" calcext:value-type="string">
            <text:p>1/7</text:p>
          </table:table-cell>
          <table:table-cell table:style-name="ce1022" table:formula="of:=VLOOKUP([.$O$5];[.$B$3:.$N$32];10)" office:value-type="float" office:value="0.142857142857143" calcext:value-type="float">
            <text:p>0,142857142857143</text:p>
          </table:table-cell>
          <table:table-cell table:style-name="ce1022" table:formula="of:=IF([.D124]&lt;[.D125];VLOOKUP([.$O$5];[.$B$3:.$N$32];13);VLOOKUP([.$O$6];[.$B$3:.$N$32];13))" office:value-type="string" office:string-value="1/7" calcext:value-type="string">
            <text:p>1/7</text:p>
          </table:table-cell>
          <table:table-cell table:style-name="ce1022" table:formula="of:=MIN([.D124:.D125])" office:value-type="float" office:value="0.142857142857143" calcext:value-type="float">
            <text:p>0,142857142857143</text:p>
          </table:table-cell>
          <table:table-cell table:style-name="ce1016" table:formula="of:=VLOOKUP([.O5];[.$B$3:.$N$32];4)" office:value-type="string" office:string-value="(7x-1)" calcext:value-type="string">
            <text:p>(7x-1)</text:p>
          </table:table-cell>
          <table:table-cell table:style-name="ce1060" table:formula="of:=VLOOKUP([.O6];[.$B$3:.$N$32];4)" office:value-type="string" office:string-value="(-2x+1)" calcext:value-type="string">
            <text:p>(-2x+1)</text:p>
          </table:table-cell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1022" table:formula="of:=VLOOKUP([.$O$6];[.$B$3:.$N$32];13)" office:value-type="string" office:string-value="1/2" calcext:value-type="string">
            <text:p>1/2</text:p>
          </table:table-cell>
          <table:table-cell table:style-name="ce1022" table:formula="of:=VLOOKUP([.$O$6];[.$B$3:.$N$32];10)" office:value-type="float" office:value="0.5" calcext:value-type="float">
            <text:p>0,5</text:p>
          </table:table-cell>
          <table:table-cell table:style-name="ce1022" table:formula="of:=IF([.D124]&lt;[.D125];VLOOKUP([.$O$6];[.$B$3:.$N$32];13);VLOOKUP([.$O$5];[.$B$3:.$N$32];13))" office:value-type="string" office:string-value="1/2" calcext:value-type="string">
            <text:p>1/2</text:p>
          </table:table-cell>
          <table:table-cell table:style-name="ce1022" table:formula="of:=MAX([.D124:.D125])" office:value-type="float" office:value="0.5" calcext:value-type="float">
            <text:p>0,5</text:p>
          </table:table-cell>
          <table:table-cell table:style-name="ce1050" table:number-columns-repeated="2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1/7" calcext:value-type="string" table:number-columns-spanned="2" table:number-rows-spanned="1">
            <text:p>1/7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1/2" calcext:value-type="string" table:number-columns-spanned="2" table:number-rows-spanned="1">
            <text:p>1/2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)" office:value-type="string" office:string-value="Signe de (7x-1)" calcext:value-type="string">
            <text:p>Signe de (7x-1)</text:p>
          </table:table-cell>
          <table:table-cell table:style-name="ce1008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1027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1024" table:formula="of:=IF([.E125]=[.C12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H124])" office:value-type="string" office:string-value="Signe de (-2x+1)" calcext:value-type="string">
            <text:p>Signe de (-2x+1)</text:p>
          </table:table-cell>
          <table:table-cell table:style-name="ce1008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1024" table:formula="of:=IF([.E124]=[.C125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1027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;&quot; / &quot;;[.H124])" office:value-type="string" office:string-value="Signe de (7x-1) / (-2x+1)" calcext:value-type="string">
            <text:p>Signe de (7x-1) / (-2x+1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849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849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G124];&quot; / &quot;;[.H124];&quot; = 0&quot;)" office:value-type="string" office:string-value="(7x-1) / (-2x+1) = 0" calcext:value-type="string" table:number-columns-spanned="4" table:number-rows-spanned="1">
            <text:p>(7x-1) / (-2x+1) = 0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0.142857142857143" calcext:value-type="float">
            <text:p><text:s/>1/7 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137]=1;&quot;≥&quot;;IF([.F137]=2;&quot;&gt;&quot;;IF([.F137]=3;&quot;≤&quot;;&quot;&lt;&quot;)))" office:value-type="string" office:string-value="≤" calcext:value-type="string">
            <text:p>≤</text:p>
          </table:table-cell>
          <table:table-cell table:style-name="ce1056" table:formula="of:=IF(OR(AND([.F137]&lt;=2;[.F139]=2);AND([.F137]&gt;2;[.G139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1" calcext:value-type="float">
            <text:p>1</text:p>
          </table:table-cell>
          <table:table-cell table:style-name="ce1042" table:formula="of:=COUNTIF([.B131:.H131];&quot;-&quot;)" office:value-type="float" office:value="2" calcext:value-type="float">
            <text:p>2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7x-1) / (-2x+1) ≤ 0" calcext:value-type="string" table:number-columns-spanned="5" table:number-rows-spanned="1">
            <text:p>(7x-1) / (-2x+1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849" table:formula="of:=IF([.H137]=2;&quot;-infini&quot;;[.F124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0.142857142857143" calcext:value-type="float">
            <text:p>0,142857142857143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]" calcext:value-type="string">
            <text:p>]</text:p>
          </table:table-cell>
          <table:table-cell table:style-name="ce996" table:formula="of:=IF([.H137]=1;&quot;&quot;;&quot;ou&quot;)" office:value-type="string" office:string-value="ou" calcext:value-type="string">
            <text:p>ou</text:p>
          </table:table-cell>
          <table:table-cell table:style-name="ce996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849" table:formula="of:=IF([.H137]=1;&quot;&quot;;[.F125])" office:value-type="float" office:value="0.5" calcext:value-type="float">
            <text:p>0,5</text:p>
          </table:table-cell>
          <table:table-cell table:style-name="ce996" table:formula="of:=IF([.H137]=1;&quot;&quot;;&quot;;&quot;)" office:value-type="string" office:string-value=";" calcext:value-type="string">
            <text:p>;</text:p>
          </table:table-cell>
          <table:table-cell table:style-name="ce849" table:formula="of:=IF([.H137]=1;&quot;&quot;;&quot;+infini&quot;)" office:value-type="string" office:string-value="+infini" calcext:value-type="string">
            <text:p>+infini</text:p>
          </table:table-cell>
          <table:table-cell table:style-name="ce1039" table:formula="of:=IF([.H137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]" calcext:value-type="string">
            <text:p>]</text:p>
          </table:table-cell>
          <table:table-cell table:style-name="ce1026" table:formula="of:=IF([.H137]=2;[.B128];[.C128])" office:value-type="string" office:string-value="-∞" calcext:value-type="string">
            <text:p>-∞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0.142857142857143" calcext:value-type="float">
            <text:p><text:s/>1/7 </text:p>
          </table:table-cell>
          <table:table-cell table:style-name="ce1001" table:formula="of:=[.F142]" office:value-type="string" office:string-value="]" calcext:value-type="string">
            <text:p>]</text:p>
          </table:table-cell>
          <table:table-cell table:style-name="ce1047" table:formula="of:=IF([.H137]=1;&quot;&quot;;&quot;&quot;)" office:value-type="string" office:string-value="" calcext:value-type="string">
            <text:p></text:p>
          </table:table-cell>
          <table:table-cell table:style-name="ce1018" table:formula="of:=[.H142]" office:value-type="string" office:string-value="]" calcext:value-type="string">
            <text:p>]</text:p>
          </table:table-cell>
          <table:table-cell table:style-name="ce1026" table:formula="of:=[.I142]" office:value-type="float" office:value="0.5" calcext:value-type="float">
            <text:p><text:s/>1/2 </text:p>
          </table:table-cell>
          <table:table-cell table:style-name="ce1018" table:formula="of:=[.J142]" office:value-type="string" office:string-value=";" calcext:value-type="string">
            <text:p>;</text:p>
          </table:table-cell>
          <table:table-cell table:style-name="ce1026" table:formula="of:=IF([.H137]=1;&quot;&quot;;[.H128])" office:value-type="string" office:string-value="+∞" calcext:value-type="string">
            <text:p>+∞</text:p>
          </table:table-cell>
          <table:table-cell table:style-name="ce1103" table:formula="of:=[.L142]" office:value-type="string" office:string-value="[" calcext:value-type="string">
            <text:p>[</text:p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1" table:formula="of:=[.C133]" office:value-type="string" office:string-value="(7x-1) / (-2x+1) = 0" calcext:value-type="string">
            <text:p>(7x-1) / (-2x+1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82" table:formula="of:=[.H141]" office:value-type="string" office:string-value="(7x-1) / (-2x+1) ≤ 0" calcext:value-type="string">
            <text:p>(7x-1) / (-2x+1) ≤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858"/>
          <table:covered-table-cell table:style-name="ce834"/>
          <table:covered-table-cell table:style-name="ce914"/>
          <table:covered-table-cell table:number-columns-repeated="2" table:style-name="ce834"/>
          <table:covered-table-cell table:style-name="ce914"/>
          <table:covered-table-cell table:style-name="ce969"/>
          <table:covered-table-cell table:number-columns-repeated="5" table:style-name="ce914"/>
          <table:covered-table-cell table:style-name="ce1034"/>
          <table:covered-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 table:number-columns-repeated="48"/>
          <table:table-cell table:number-columns-repeated="960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2];[.$D$152:.$D$154])" office:value-type="float" office:value="2" calcext:value-type="float">
            <text:p>2</text:p>
          </table:table-cell>
          <table:table-cell table:style-name="ce1029" table:formula="of:=VLOOKUP([.O7];[.$B$3:.$N$32];13)" office:value-type="string" office:string-value="3/11" calcext:value-type="string">
            <text:p>3/11</text:p>
          </table:table-cell>
          <table:table-cell table:style-name="ce1029" table:formula="of:=VLOOKUP([.O7];[.$B$3:.$N$32];10)" office:value-type="float" office:value="0.272727272727273" calcext:value-type="float">
            <text:p>0,272727272727273</text:p>
          </table:table-cell>
          <table:table-cell table:style-name="ce1037" table:formula="of:=IF([.B152]=3;[.D152];IF([.B153]=3;[.D153];IF([.B154]=3;[.D154])))" office:value-type="float" office:value="0.125" calcext:value-type="float">
            <text:p><text:s/>1/8 </text:p>
          </table:table-cell>
          <table:table-cell table:style-name="ce1029" table:formula="of:=IF([.B152]=3;[.D152];IF([.B153]=3;[.D153];IF([.B154]=3;[.D154])))" office:value-type="float" office:value="0.125" calcext:value-type="float">
            <text:p>0,125</text:p>
          </table:table-cell>
          <table:table-cell table:style-name="ce1051" table:formula="of:=VLOOKUP([.O7];[.$B$3:.$N$32];2)" office:value-type="float" office:value="11" calcext:value-type="float">
            <text:p>11</text:p>
          </table:table-cell>
          <table:table-cell table:style-name="ce1051" table:formula="of:=VLOOKUP([.O7];[.$B$3:.$N$32];3)" office:value-type="float" office:value="-3" calcext:value-type="float">
            <text:p>-3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11x-3)" calcext:value-type="string">
            <text:p>(11x-3)</text:p>
          </table:table-cell>
          <table:table-cell table:style-name="ce1060" table:formula="of:=VLOOKUP([.O8];[.$B$3:.$N$32];4)" office:value-type="string" office:string-value="(5x-3)" calcext:value-type="string">
            <text:p>(5x-3)</text:p>
          </table:table-cell>
          <table:table-cell table:style-name="ce1060" table:formula="of:=VLOOKUP([.O9];[.$B$3:.$N$32];4)" office:value-type="string" office:string-value="(8x-1)" calcext:value-type="string">
            <text:p>(8x-1)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3];[.$D$152:.$D$154])" office:value-type="float" office:value="1" calcext:value-type="float">
            <text:p>1</text:p>
          </table:table-cell>
          <table:table-cell table:style-name="ce1029" table:formula="of:=VLOOKUP([.O8];[.$B$3:.$N$32];13)" office:value-type="string" office:string-value="3/5" calcext:value-type="string">
            <text:p>3/5</text:p>
          </table:table-cell>
          <table:table-cell table:style-name="ce1029" table:formula="of:=VLOOKUP([.O8];[.$B$3:.$N$32];10)" office:value-type="float" office:value="0.6" calcext:value-type="float">
            <text:p>0,6</text:p>
          </table:table-cell>
          <table:table-cell table:style-name="ce1037" table:formula="of:=IF([.B152]=2;[.D152];IF([.B153]=2;[.D153];IF([.B154]=2;[.D154])))" office:value-type="float" office:value="0.272727272727273" calcext:value-type="float">
            <text:p><text:s/>3/11</text:p>
          </table:table-cell>
          <table:table-cell table:style-name="ce1029" table:formula="of:=IF([.B152]=2;[.D152];IF([.B153]=2;[.D153];IF([.B154]=2;[.D154])))" office:value-type="float" office:value="0.272727272727273" calcext:value-type="float">
            <text:p>0,272727272727273</text:p>
          </table:table-cell>
          <table:table-cell table:style-name="ce1051" table:formula="of:=VLOOKUP([.O8];[.$B$3:.$N$32];2)" office:value-type="float" office:value="5" calcext:value-type="float">
            <text:p>5</text:p>
          </table:table-cell>
          <table:table-cell table:style-name="ce1051" table:formula="of:=VLOOKUP([.O8];[.$B$3:.$N$32];3)" office:value-type="float" office:value="-3" calcext:value-type="float">
            <text:p>-3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54];[.$D$152:.$D$154])" office:value-type="float" office:value="3" calcext:value-type="float">
            <text:p>3</text:p>
          </table:table-cell>
          <table:table-cell table:style-name="ce1029" table:formula="of:=VLOOKUP([.O9];[.$B$3:.$N$32];13)" office:value-type="string" office:string-value="1/8" calcext:value-type="string">
            <text:p>1/8</text:p>
          </table:table-cell>
          <table:table-cell table:style-name="ce1029" table:formula="of:=VLOOKUP([.O9];[.$B$3:.$N$32];10)" office:value-type="float" office:value="0.125" calcext:value-type="float">
            <text:p>0,125</text:p>
          </table:table-cell>
          <table:table-cell table:style-name="ce1037" table:formula="of:=IF([.B152]=1;[.D152];IF([.B153]=1;[.D153];IF([.B154]=1;[.D154])))" office:value-type="float" office:value="0.6" calcext:value-type="float">
            <text:p><text:s/>3/5 </text:p>
          </table:table-cell>
          <table:table-cell table:style-name="ce1029" table:formula="of:=IF([.B152]=1;[.D152];IF([.B153]=1;[.D153];IF([.B154]=1;[.D154])))" office:value-type="float" office:value="0.6" calcext:value-type="float">
            <text:p>0,6</text:p>
          </table:table-cell>
          <table:table-cell table:style-name="ce1029" table:formula="of:=VLOOKUP([.O9];[.$B$3:.$N$32];2)" office:value-type="float" office:value="8" calcext:value-type="float">
            <text:p>8</text:p>
          </table:table-cell>
          <table:table-cell table:style-name="ce1051" table:formula="of:=VLOOKUP([.O9];[.$B$3:.$N$32];3)" office:value-type="float" office:value="-1" calcext:value-type="float">
            <text:p>-1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0.125" calcext:value-type="float" table:number-columns-spanned="2" table:number-rows-spanned="1">
            <text:p><text:s/>1/8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0.6" calcext:value-type="float" table:number-columns-spanned="2" table:number-rows-spanned="1">
            <text:p><text:s/>3/5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)" office:value-type="string" office:string-value="Signe de (11x-3)" calcext:value-type="string">
            <text:p>Signe de (11x-3)</text:p>
          </table:table-cell>
          <table:table-cell table:style-name="ce1008" table:formula="of:=IF(SIGN([.G152]*([.F152]-1)+[.H152])=1;&quot;+&quot;;&quot;-&quot;)" office:value-type="string" office:string-value="-" calcext:value-type="string">
            <text:p>-</text:p>
          </table:table-cell>
          <table:table-cell table:style-name="ce1024" table:formula="of:=IF([.D152]=[.F152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102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1024" table:formula="of:=IF([.D152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+" calcext:value-type="string">
            <text:p>+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52])" office:value-type="string" office:string-value="Signe de (5x-3)" calcext:value-type="string">
            <text:p>Signe de (5x-3)</text:p>
          </table:table-cell>
          <table:table-cell table:style-name="ce1008" table:formula="of:=IF(SIGN([.G153]*([.F152]-1)+[.H153])=1;&quot;+&quot;;&quot;-&quot;)" office:value-type="string" office:string-value="-" calcext:value-type="string">
            <text:p>-</text:p>
          </table:table-cell>
          <table:table-cell table:style-name="ce1024" table:formula="of:=IF([.D153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102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+" calcext:value-type="string">
            <text:p>+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52])" office:value-type="string" office:string-value="Signe de (8x-1)" calcext:value-type="string">
            <text:p>Signe de (8x-1)</text:p>
          </table:table-cell>
          <table:table-cell table:style-name="ce1008" table:formula="of:=IF(SIGN([.G154]*([.F152]-1)+[.H154])=1;&quot;+&quot;;&quot;-&quot;)" office:value-type="string" office:string-value="-" calcext:value-type="string">
            <text:p>-</text:p>
          </table:table-cell>
          <table:table-cell table:style-name="ce102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1024" table:formula="of:=IF([.D154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+" calcext:value-type="string">
            <text:p>+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;[.K152];[.L152])" office:value-type="string" office:string-value="Signe de (11x-3)(5x-3)(8x-1)" calcext:value-type="string">
            <text:p>Signe de (11x-3)(5x-3)(8x-1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[.J152];[.K152];[.L152];&quot; = 0&quot;)" office:value-type="string" office:string-value="(11x-3)(5x-3)(8x-1) = 0" calcext:value-type="string" table:number-columns-spanned="6" table:number-rows-spanned="1">
            <text:p>(11x-3)(5x-3)(8x-1)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0.125" calcext:value-type="float">
            <text:p><text:s/>1/8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0.272727272727273" calcext:value-type="float">
            <text:p><text:s/>3/11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0.6" calcext:value-type="float">
            <text:p><text:s/>3/5 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+" calcext:value-type="string">
            <text:p>+</text:p>
          </table:table-cell>
          <table:table-cell table:style-name="ce1041" table:formula="of:=IF([.F167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11x-3)(5x-3)(8x-1) ≥ 0" calcext:value-type="string" table:number-columns-spanned="5" table:number-rows-spanned="1">
            <text:p>(11x-3)(5x-3)(8x-1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849" table:formula="of:=IF([.B160]=[.F167];&quot;-infini&quot;;[.F152])" office:value-type="float" office:value="0.125" calcext:value-type="float">
            <text:p>0,125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0.272727272727273" calcext:value-type="float">
            <text:p>0,272727272727273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49" table:formula="of:=IF([.H160]=[.F167];[.F153];[.F154])" office:value-type="float" office:value="0.6" calcext:value-type="float">
            <text:p>0,6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49" table:formula="of:=IF([.H160]=[.F167];[.F154];&quot;+infini&quot;)" office:value-type="string" office:string-value="+infini" calcext:value-type="string">
            <text:p>+infini</text:p>
          </table:table-cell>
          <table:table-cell table:style-name="ce1039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[" calcext:value-type="string">
            <text:p>[</text:p>
          </table:table-cell>
          <table:table-cell table:style-name="ce1026" table:formula="of:=IF([.B160]=[.F167];[.B156];[.C156])" office:value-type="float" office:value="0.125" calcext:value-type="float">
            <text:p><text:s/>1/8 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0.272727272727273" calcext:value-type="float">
            <text:p><text:s/>3/11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0.6" calcext:value-type="float">
            <text:p><text:s/>3/5 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string" office:string-value="+∞" calcext:value-type="string">
            <text:p>+∞</text:p>
          </table:table-cell>
          <table:table-cell table:style-name="ce1103" table:formula="of:=[.L171]" office:value-type="string" office:string-value="[" calcext:value-type="string">
            <text:p>[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62]" office:value-type="string" office:string-value="(11x-3)(5x-3)(8x-1) = 0" calcext:value-type="string">
            <text:p>(11x-3)(5x-3)(8x-1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70]" office:value-type="string" office:string-value="(11x-3)(5x-3)(8x-1) ≥ 0" calcext:value-type="string">
            <text:p>(11x-3)(5x-3)(8x-1) ≥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20"/>
          <table:table-cell table:number-columns-repeated="100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22"/>
          <table:table-cell table:style-name="ce822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4">
          <table:table-cell table:style-name="ce822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4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2" calcext:value-type="float">
            <text:p>2</text:p>
          </table:table-cell>
          <table:table-cell table:style-name="ce1029" table:formula="of:=VLOOKUP([.O10];[.$B$3:.$N$32];13)" office:value-type="string" office:string-value="-5/9" calcext:value-type="string">
            <text:p>-5/9</text:p>
          </table:table-cell>
          <table:table-cell table:style-name="ce1029" table:formula="of:=VLOOKUP([.O10];[.$B$3:.$N$32];10)" office:value-type="float" office:value="-0.555555555555556" calcext:value-type="float">
            <text:p>-0,555555555555556</text:p>
          </table:table-cell>
          <table:table-cell table:style-name="ce1037" table:formula="of:=IF([.B181]=3;[.D181];IF([.B182]=3;[.D182];IF([.B183]=3;[.D183])))" office:value-type="float" office:value="-1.4" calcext:value-type="float">
            <text:p>- 7/5 </text:p>
          </table:table-cell>
          <table:table-cell table:style-name="ce1029" table:formula="of:=IF([.B181]=3;[.D181];IF([.B182]=3;[.D182];IF([.B183]=3;[.D183])))" office:value-type="float" office:value="-1.4" calcext:value-type="float">
            <text:p>-1,4</text:p>
          </table:table-cell>
          <table:table-cell table:style-name="ce1051" table:formula="of:=VLOOKUP([.O10];[.$B$3:.$N$32];2)" office:value-type="float" office:value="-9" calcext:value-type="float">
            <text:p>-9</text:p>
          </table:table-cell>
          <table:table-cell table:style-name="ce1051" table:formula="of:=VLOOKUP([.O10];[.$B$3:.$N$32];3)" office:value-type="float" office:value="-5" calcext:value-type="float">
            <text:p>-5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-9x-5)" calcext:value-type="string">
            <text:p>(-9x-5)</text:p>
          </table:table-cell>
          <table:table-cell table:style-name="ce1060" table:formula="of:=VLOOKUP([.O11];[.$B$3:.$N$32];4)" office:value-type="string" office:string-value="(-5x-7)" calcext:value-type="string">
            <text:p>(-5x-7)</text:p>
          </table:table-cell>
          <table:table-cell table:style-name="ce1060" table:formula="of:=VLOOKUP([.O12];[.$B$3:.$N$32];4)" office:value-type="string" office:string-value="(4x+1)" calcext:value-type="string">
            <text:p>(4x+1)</text:p>
          </table:table-cell>
          <table:table-cell table:number-columns-repeated="1012"/>
        </table:table-row>
        <table:table-row table:style-name="ro4">
          <table:table-cell table:style-name="ce984" office:value-type="float" office:value="2" calcext:value-type="float">
            <text:p>2</text:p>
          </table:table-cell>
          <table:table-cell table:style-name="ce984" table:formula="of:=RANK([.D182];[.$D$181:.$D$183])" office:value-type="float" office:value="3" calcext:value-type="float">
            <text:p>3</text:p>
          </table:table-cell>
          <table:table-cell table:style-name="ce1029" table:formula="of:=VLOOKUP([.O11];[.$B$3:.$N$32];13)" office:value-type="string" office:string-value="-7/5" calcext:value-type="string">
            <text:p>-7/5</text:p>
          </table:table-cell>
          <table:table-cell table:style-name="ce1029" table:formula="of:=VLOOKUP([.O11];[.$B$3:.$N$32];10)" office:value-type="float" office:value="-1.4" calcext:value-type="float">
            <text:p>-1,4</text:p>
          </table:table-cell>
          <table:table-cell table:style-name="ce1037" table:formula="of:=IF([.B181]=2;[.D181];IF([.B182]=2;[.D182];IF([.B183]=2;[.D183])))" office:value-type="float" office:value="-0.555555555555556" calcext:value-type="float">
            <text:p>- 5/9 </text:p>
          </table:table-cell>
          <table:table-cell table:style-name="ce1029" table:formula="of:=IF([.B181]=2;[.D181];IF([.B182]=2;[.D182];IF([.B183]=2;[.D183])))" office:value-type="float" office:value="-0.555555555555556" calcext:value-type="float">
            <text:p>-0,555555555555556</text:p>
          </table:table-cell>
          <table:table-cell table:style-name="ce1051" table:formula="of:=VLOOKUP([.O11];[.$B$3:.$N$32];2)" office:value-type="float" office:value="-5" calcext:value-type="float">
            <text:p>-5</text:p>
          </table:table-cell>
          <table:table-cell table:style-name="ce1051" table:formula="of:=VLOOKUP([.O11];[.$B$3:.$N$32];3)" office:value-type="float" office:value="-7" calcext:value-type="float">
            <text:p>-7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-1/4" calcext:value-type="string">
            <text:p>-1/4</text:p>
          </table:table-cell>
          <table:table-cell table:style-name="ce1029" table:formula="of:=VLOOKUP([.O12];[.$B$3:.$N$32];10)" office:value-type="float" office:value="-0.25" calcext:value-type="float">
            <text:p>-0,25</text:p>
          </table:table-cell>
          <table:table-cell table:style-name="ce1037" table:formula="of:=IF([.B181]=1;[.D181];IF([.B182]=1;[.D182];IF([.B183]=1;[.D183])))" office:value-type="float" office:value="-0.25" calcext:value-type="float">
            <text:p>- 1/4 </text:p>
          </table:table-cell>
          <table:table-cell table:style-name="ce1029" table:formula="of:=IF([.B181]=1;[.D181];IF([.B182]=1;[.D182];IF([.B183]=1;[.D183])))" office:value-type="float" office:value="-0.25" calcext:value-type="float">
            <text:p>-0,25</text:p>
          </table:table-cell>
          <table:table-cell table:style-name="ce1029" table:formula="of:=VLOOKUP([.O12];[.$B$3:.$N$32];2)" office:value-type="float" office:value="4" calcext:value-type="float">
            <text:p>4</text:p>
          </table:table-cell>
          <table:table-cell table:style-name="ce1051" table:formula="of:=VLOOKUP([.O12];[.$B$3:.$N$32];3)" office:value-type="float" office:value="1" calcext:value-type="float">
            <text:p>1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31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1.4" calcext:value-type="float" table:number-columns-spanned="2" table:number-rows-spanned="1">
            <text:p>- 7/5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-0.555555555555556" calcext:value-type="float" table:number-columns-spanned="2" table:number-rows-spanned="1">
            <text:p>- 5/9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-0.25" calcext:value-type="float" table:number-columns-spanned="2" table:number-rows-spanned="1">
            <text:p>- 1/4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81])" office:value-type="string" office:string-value="Signe de (-9x-5)" calcext:value-type="string">
            <text:p>Signe de (-9x-5)</text:p>
          </table:table-cell>
          <table:table-cell table:style-name="ce1008" table:formula="of:=IF(SIGN([.G181]*([.F181]-1)+[.H181])=1;&quot;+&quot;;&quot;-&quot;)" office:value-type="string" office:string-value="+" calcext:value-type="string">
            <text:p>+</text:p>
          </table:table-cell>
          <table:table-cell table:style-name="ce1024" table:formula="of:=IF([.D181]=[.F181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102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-" calcext:value-type="string">
            <text:p>-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-" calcext:value-type="string">
            <text:p>-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81])" office:value-type="string" office:string-value="Signe de (-5x-7)" calcext:value-type="string">
            <text:p>Signe de (-5x-7)</text:p>
          </table:table-cell>
          <table:table-cell table:style-name="ce1008" table:formula="of:=IF(SIGN([.G182]*([.F181]-1)+[.H182])=1;&quot;+&quot;;&quot;-&quot;)" office:value-type="string" office:string-value="+" calcext:value-type="string">
            <text:p>+</text:p>
          </table:table-cell>
          <table:table-cell table:style-name="ce102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-" calcext:value-type="string">
            <text:p>-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81])" office:value-type="string" office:string-value="Signe de (4x+1)" calcext:value-type="string">
            <text:p>Signe de (4x+1)</text:p>
          </table:table-cell>
          <table:table-cell table:style-name="ce1008" table:formula="of:=IF(SIGN([.G183]*([.F181]-1)+[.H183])=1;&quot;+&quot;;&quot;-&quot;)" office:value-type="string" office:string-value="-" calcext:value-type="string">
            <text:p>-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+" calcext:value-type="string">
            <text:p>+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-9x-5)(-5x-7)(4x+1)]" calcext:value-type="string">
            <text:p>Signe de 1 / [(-9x-5)(-5x-7)(4x+1)]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-9x-5)(-5x-7)(4x+1)] = 0" calcext:value-type="string" table:number-columns-spanned="6" table:number-rows-spanned="1">
            <text:p>1 / [(-9x-5)(-5x-7)(4x+1)] = 0</text:p>
          </table:table-cell>
          <table:covered-table-cell table:number-columns-repeated="5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Ø" calcext:value-type="string">
            <text:p>Ø</text:p>
          </table:table-cell>
          <table:table-cell table:style-name="ce1025" table:formula="of:=IF([.$A$182]=2;&quot;&quot;;IF([.C189]=0;[.C185];IF([.F189]=0;[.F185];[.I185])))">
            <text:p/>
          </table:table-cell>
          <table:table-cell table:style-name="ce996" table:formula="of:=IF([.$A$182]=2;&quot;&quot;;IF([.$A$182]=0;&quot;}&quot;;IF([.$A$182]=1;&quot;;&quot;;&quot;&quot;)))">
            <text:p/>
          </table:table-cell>
          <table:table-cell table:style-name="ce1025" table:formula="of:=IF([.$A$182]=2;&quot;&quot;;IF([.$A$182]=0;&quot;&quot;;IF(AND([.C189]=0;[.F189]=0);[.F185];[.I185])))">
            <text:p/>
          </table:table-cell>
          <table:table-cell table:style-name="ce996" table:formula="of:=IF([.$A$182]=2;&quot;&quot;;IF([.$A$182]=0;&quot;&quot;;&quot;}&quot;))">
            <text:p/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1" calcext:value-type="float">
            <text:p>1</text:p>
          </table:table-cell>
          <table:table-cell table:style-name="ce1070" table:number-columns-repeated="5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 table:number-columns-repeated="4"/>
          <table:table-cell table:style-name="ce1025"/>
          <table:table-cell table:style-name="ce822"/>
          <table:table-cell table:style-name="ce1025"/>
          <table:table-cell table:style-name="ce1046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95]=1;&quot;≥&quot;;IF([.F195]=2;&quot;&gt;&quot;;IF([.F195]=3;&quot;≤&quot;;&quot;&lt;&quot;)))" office:value-type="string" office:string-value="≥" calcext:value-type="string">
            <text:p>≥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+" calcext:value-type="string">
            <text:p>+</text:p>
          </table:table-cell>
          <table:table-cell table:style-name="ce1041" table:formula="of:=IF([.F196]=&quot;-&quot;;&quot;+&quot;;&quot;-&quot;)" office:value-type="string" office:string-value="-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914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-9x-5)(-5x-7)(4x+1)] ≥ 0" calcext:value-type="string" table:number-columns-spanned="5" table:number-rows-spanned="1">
            <text:p>1 / [(-9x-5)(-5x-7)(4x+1)]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49" table:formula="of:=IF([.B189]=[.F196];&quot;-infini&quot;;[.F181])" office:value-type="float" office:value="-1.4" calcext:value-type="float">
            <text:p>-1,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-0.555555555555556" calcext:value-type="float">
            <text:p>-0,555555555555556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849" table:formula="of:=IF([.H189]=[.F196];[.F182];[.F183])" office:value-type="float" office:value="-0.25" calcext:value-type="float">
            <text:p>-0,25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49" table:formula="of:=IF([.H189]=[.F196];[.F183];&quot;+infini&quot;)" office:value-type="string" office:string-value="+infini" calcext:value-type="string">
            <text:p>+infini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float" office:value="-1.4" calcext:value-type="float">
            <text:p>- 7/5 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-0.555555555555556" calcext:value-type="float">
            <text:p>- 5/9 </text:p>
          </table:table-cell>
          <table:table-cell table:style-name="ce1001" table:formula="of:=[.F200]" office:value-type="string" office:string-value="[" calcext:value-type="string">
            <text:p>[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]" calcext:value-type="string">
            <text:p>]</text:p>
          </table:table-cell>
          <table:table-cell table:style-name="ce1026" table:formula="of:=IF([.H189]=[.F196];[.F185];[.I185])" office:value-type="float" office:value="-0.25" calcext:value-type="float">
            <text:p>- 1/4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string" office:string-value="+∞" calcext:value-type="string">
            <text:p>+∞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1" table:formula="of:=[.C191]" office:value-type="string" office:string-value="1 / [(-9x-5)(-5x-7)(4x+1)] = 0" calcext:value-type="string">
            <text:p>1 / [(-9x-5)(-5x-7)(4x+1)]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958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style-name="ce982" table:formula="of:=[.H199]" office:value-type="string" office:string-value="1 / [(-9x-5)(-5x-7)(4x+1)] ≥ 0" calcext:value-type="string">
            <text:p>1 / [(-9x-5)(-5x-7)(4x+1)] ≥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822"/>
          <table:table-cell table:style-name="ce1017"/>
          <table:table-cell table:style-name="ce822" table:number-columns-repeated="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82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/>
          <table:table-cell table:style-name="ce914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914"/>
          <table:table-cell table:style-name="ce914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914"/>
          <table:table-cell table:style-name="ce1069" office:value-type="string" calcext:value-type="string">
            <text:p>Points</text:p>
          </table:table-cell>
          <table:table-cell table:style-name="ce914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2]" office:value-type="string" office:string-value="-19/16" calcext:value-type="string">
            <text:p>-19/16</text:p>
          </table:table-cell>
          <table:table-cell table:style-name="ce1022" table:formula="of:=[.M242]" office:value-type="float" office:value="-1.1875" calcext:value-type="float">
            <text:p>-1,1875</text:p>
          </table:table-cell>
          <table:table-cell table:style-name="ce1022" table:formula="of:=IF([.D211]&lt;[.D212];[.C211];[.C212])" office:value-type="string" office:string-value="-19/16" calcext:value-type="string">
            <text:p>-19/16</text:p>
          </table:table-cell>
          <table:table-cell table:style-name="ce1022" table:formula="of:=MIN([.D211:.D212])" office:value-type="float" office:value="-1.1875" calcext:value-type="float">
            <text:p>-1,1875</text:p>
          </table:table-cell>
          <table:table-cell table:style-name="ce1016" table:formula="of:=[.F242]" office:value-type="string" office:string-value="-32x-38" calcext:value-type="string">
            <text:p>-32x-38</text:p>
          </table:table-cell>
          <table:table-cell table:style-name="ce1060" table:formula="of:=[.F244]" office:value-type="string" office:string-value="-7x-6" calcext:value-type="string">
            <text:p>-7x-6</text:p>
          </table:table-cell>
          <table:table-cell table:style-name="ce914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1022" table:formula="of:=[.P244]" office:value-type="string" office:string-value="-6/7" calcext:value-type="string">
            <text:p>-6/7</text:p>
          </table:table-cell>
          <table:table-cell table:style-name="ce1022" table:formula="of:=[.M244]" office:value-type="float" office:value="-0.857142857142857" calcext:value-type="float">
            <text:p>-0,857142857142857</text:p>
          </table:table-cell>
          <table:table-cell table:style-name="ce1022" table:formula="of:=IF([.D211]&lt;[.D212];[.C212];[.C211])" office:value-type="string" office:string-value="-6/7" calcext:value-type="string">
            <text:p>-6/7</text:p>
          </table:table-cell>
          <table:table-cell table:style-name="ce1022" table:formula="of:=MAX([.D211:.D212])" office:value-type="float" office:value="-0.857142857142857" calcext:value-type="float">
            <text:p>-0,857142857142857</text:p>
          </table:table-cell>
          <table:table-cell table:style-name="ce1050" table:number-columns-repeated="2"/>
          <table:table-cell table:style-name="ce914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914" table:number-columns-repeated="3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8"/>
          <table:table-cell table:style-name="ce831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1017"/>
          <table:table-cell/>
          <table:table-cell table:style-name="ce1017"/>
          <table:table-cell table:number-columns-repeated="1001"/>
          <table:table-cell table:style-name="Default" table:number-columns-repeated="6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-19/16" calcext:value-type="string" table:number-columns-spanned="2" table:number-rows-spanned="1">
            <text:p>-19/16</text:p>
          </table:table-cell>
          <table:covered-table-cell table:style-name="ce1024"/>
          <table:table-cell table:style-name="ce1024"/>
          <table:table-cell table:style-name="ce1023" table:formula="of:=[.E212]" office:value-type="string" office:string-value="-6/7" calcext:value-type="string" table:number-columns-spanned="2" table:number-rows-spanned="1">
            <text:p>-6/7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)" office:value-type="string" office:string-value="Signe de -32x-38" calcext:value-type="string">
            <text:p>Signe de -32x-38</text:p>
          </table:table-cell>
          <table:table-cell table:style-name="ce1008" table:formula="of:=IF(SIGN([.B242]*([.F211]-1)+[.E242])=1;&quot;+&quot;;&quot;-&quot;)" office:value-type="string" office:string-value="+" calcext:value-type="string">
            <text:p>+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-" calcext:value-type="string">
            <text:p>-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-" calcext:value-type="string">
            <text:p>-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H211])" office:value-type="string" office:string-value="Signe de -7x-6" calcext:value-type="string">
            <text:p>Signe de -7x-6</text:p>
          </table:table-cell>
          <table:table-cell table:style-name="ce1008" table:formula="of:=IF(SIGN([.B244]*([.F211]-1)+[.E244])=1;&quot;+&quot;;&quot;-&quot;)" office:value-type="string" office:string-value="+" calcext:value-type="string">
            <text:p>+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+" calcext:value-type="string">
            <text:p>+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-" calcext:value-type="string">
            <text:p>-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;&quot; / &quot;;[.H211])" office:value-type="string" office:string-value="Signe de -32x-38 / -7x-6" calcext:value-type="string">
            <text:p>Signe de -32x-38 / -7x-6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+" calcext:value-type="string">
            <text:p>+</text:p>
          </table:table-cell>
          <table:table-cell table:style-name="ce849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49" table:formula="of:=IF(OR(AND([.E216]=&quot;-&quot;;[.E217]=&quot;-&quot;);AND([.E216]=&quot;+&quot;;[.E217]=&quot;+&quot;));&quot;+&quot;;&quot;-&quot;)" office:value-type="string" office:string-value="-" calcext:value-type="string">
            <text:p>-</text:p>
          </table:table-cell>
          <table:table-cell table:style-name="ce849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1017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834"/>
          <table:table-cell table:style-name="ce858"/>
          <table:table-cell table:style-name="ce834"/>
          <table:table-cell table:style-name="ce914"/>
          <table:table-cell table:style-name="ce834" table:number-columns-repeated="2"/>
          <table:table-cell table:style-name="ce914"/>
          <table:table-cell table:style-name="ce969"/>
          <table:table-cell table:style-name="ce914" table:number-columns-repeated="5"/>
          <table:table-cell table:style-name="ce103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2" table:number-rows-spanned="1">
            <text:p>Ensemble solution de l’équation :</text:p>
          </table:table-cell>
          <table:covered-table-cell table:style-name="ce822"/>
          <table:table-cell table:style-name="ce871" table:formula="of:=COM.MICROSOFT.CONCAT(&quot;(&quot;;[.F237];&quot;) / (&quot;;[.F239];&quot;) = &quot;;[.E237])" office:value-type="string" office:string-value="(3x-8) / (-7x-6) = -5" calcext:value-type="string" table:number-columns-spanned="4" table:number-rows-spanned="1">
            <text:p>(3x-8) / (-7x-6) = -5</text:p>
          </table:table-cell>
          <table:covered-table-cell table:number-columns-repeated="3" table:style-name="ce822"/>
          <table:table-cell table:style-name="ce1045" office:value-type="string" calcext:value-type="string">
            <text:p>Pts</text:p>
          </table:table-cell>
          <table:table-cell table:style-name="ce822" table:number-columns-repeated="7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-1.1875" calcext:value-type="float">
            <text:p>-19/16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 table:number-columns-repeated="6"/>
          <table:table-cell table:style-name="ce1046" table:number-columns-repeated="2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84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46" office:value-type="string" calcext:value-type="string" table:number-columns-spanned="2" table:number-rows-spanned="1">
            <text:p>Choix inéqua</text:p>
          </table:table-cell>
          <table:covered-table-cell table:style-name="ce846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22"/>
          <table:table-cell table:style-name="ce1070" table:number-columns-repeated="4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2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224]=1;&quot;≥&quot;;IF([.F224]=2;&quot;&gt;&quot;;IF([.F224]=3;&quot;≤&quot;;&quot;&lt;&quot;)))" office:value-type="string" office:string-value="≥" calcext:value-type="string">
            <text:p>≥</text:p>
          </table:table-cell>
          <table:table-cell table:style-name="ce1056" table:formula="of:=IF(OR(AND([.F224]&lt;=2;[.F226]=2);AND([.F224]&gt;2;[.G226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2" calcext:value-type="float">
            <text:p>2</text:p>
          </table:table-cell>
          <table:table-cell table:style-name="ce1042" table:formula="of:=COUNTIF([.B218:.H218];&quot;-&quot;)" office:value-type="float" office:value="1" calcext:value-type="float">
            <text:p>1</text:p>
          </table:table-cell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7"/>
          <table:table-cell table:style-name="ce914"/>
          <table:table-cell table:style-name="ce1070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26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3x-8) / (-7x-6) ≥ -5" calcext:value-type="string" table:number-columns-spanned="5" table:number-rows-spanned="1">
            <text:p>(3x-8) / (-7x-6) ≥ -5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22" table:number-columns-repeated="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49" table:formula="of:=IF([.H224]=2;&quot;]&quot;;IF(OR([.F224]=2;[.F224]=4;[.C218]=&quot;||&quot;);&quot;]&quot;;&quot;[&quot;))" office:value-type="string" office:string-value="]" calcext:value-type="string">
            <text:p>]</text:p>
          </table:table-cell>
          <table:table-cell table:style-name="ce849" table:formula="of:=IF([.H224]=2;&quot;-infini&quot;;[.F21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-1.1875" calcext:value-type="float">
            <text:p>-1,1875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]" calcext:value-type="string">
            <text:p>]</text:p>
          </table:table-cell>
          <table:table-cell table:style-name="ce996" table:formula="of:=IF([.H224]=1;&quot;&quot;;&quot;ou&quot;)" office:value-type="string" office:string-value="ou" calcext:value-type="string">
            <text:p>ou</text:p>
          </table:table-cell>
          <table:table-cell table:style-name="ce996" table:formula="of:=IF([.H224]=1;&quot;&quot;;IF(OR([.F224]=2;[.F224]=4;[.F218]=&quot;||&quot;);&quot;]&quot;;&quot;[&quot;))" office:value-type="string" office:string-value="]" calcext:value-type="string">
            <text:p>]</text:p>
          </table:table-cell>
          <table:table-cell table:style-name="ce849" table:formula="of:=IF([.H224]=1;&quot;&quot;;[.F212])" office:value-type="float" office:value="-0.857142857142857" calcext:value-type="float">
            <text:p>-0,857142857142857</text:p>
          </table:table-cell>
          <table:table-cell table:style-name="ce996" table:formula="of:=IF([.H224]=1;&quot;&quot;;&quot;;&quot;)" office:value-type="string" office:string-value=";" calcext:value-type="string">
            <text:p>;</text:p>
          </table:table-cell>
          <table:table-cell table:style-name="ce849" table:formula="of:=IF([.H224]=1;&quot;&quot;;&quot;+infini&quot;)" office:value-type="string" office:string-value="+infini" calcext:value-type="string">
            <text:p>+infini</text:p>
          </table:table-cell>
          <table:table-cell table:style-name="ce1039" table:formula="of:=IF([.H224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]" calcext:value-type="string">
            <text:p>]</text:p>
          </table:table-cell>
          <table:table-cell table:style-name="ce1026" table:formula="of:=IF([.H224]=2;[.B215];[.C215])" office:value-type="string" office:string-value="-∞" calcext:value-type="string">
            <text:p>-∞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-1.1875" calcext:value-type="float">
            <text:p>-19/16</text:p>
          </table:table-cell>
          <table:table-cell table:style-name="ce1001" table:formula="of:=[.F229]" office:value-type="string" office:string-value="]" calcext:value-type="string">
            <text:p>]</text:p>
          </table:table-cell>
          <table:table-cell table:style-name="ce1047" table:formula="of:=IF([.H224]=1;&quot;&quot;;&quot;&quot;)" office:value-type="string" office:string-value="" calcext:value-type="string">
            <text:p></text:p>
          </table:table-cell>
          <table:table-cell table:style-name="ce1018" table:formula="of:=[.H229]" office:value-type="string" office:string-value="]" calcext:value-type="string">
            <text:p>]</text:p>
          </table:table-cell>
          <table:table-cell table:style-name="ce1026" table:formula="of:=[.I229]" office:value-type="float" office:value="-0.857142857142857" calcext:value-type="float">
            <text:p>- 6/7 </text:p>
          </table:table-cell>
          <table:table-cell table:style-name="ce1018" table:formula="of:=[.J229]" office:value-type="string" office:string-value=";" calcext:value-type="string">
            <text:p>;</text:p>
          </table:table-cell>
          <table:table-cell table:style-name="ce1026" table:formula="of:=IF([.H224]=1;&quot;&quot;;[.H215])" office:value-type="string" office:string-value="+∞" calcext:value-type="string">
            <text:p>+∞</text:p>
          </table:table-cell>
          <table:table-cell table:style-name="ce1103" table:formula="of:=[.L229]" office:value-type="string" office:string-value="[" calcext:value-type="string">
            <text:p>[</text:p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11" calcext:value-type="float">
            <text:p>11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78" table:number-columns-repeated="8"/>
          <table:table-cell table:style-name="ce822" table:number-columns-repeated="6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831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20"/>
          <table:covered-table-cell table:number-columns-repeated="5" table:style-name="ce958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1" table:formula="of:=[.C220]" office:value-type="string" office:string-value="(3x-8) / (-7x-6) = -5" calcext:value-type="string">
            <text:p>(3x-8) / (-7x-6) = -5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958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style-name="ce982" table:formula="of:=[.H228]" office:value-type="string" office:string-value="(3x-8) / (-7x-6) ≥ -5" calcext:value-type="string">
            <text:p>(3x-8) / (-7x-6) ≥ -5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822"/>
          <table:table-cell table:style-name="ce1017"/>
          <table:table-cell/>
          <table:table-cell table:style-name="ce1017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 (str)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Signe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oncat</text:p>
          </table:table-cell>
          <table:table-cell table:style-name="ce822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7]=0;[.B237]=1);&quot;&quot;;IF([.B237]=-1;&quot;-&quot;;[.B237]))" office:value-type="float" office:value="3" calcext:value-type="float">
            <text:p>3</text:p>
          </table:table-cell>
          <table:table-cell table:style-name="ce1012" table:formula="of:=VLOOKUP([.H255];[.$B$255:.$G$354];2)" office:value-type="float" office:value="3" calcext:value-type="float">
            <text:p>3</text:p>
          </table:table-cell>
          <table:table-cell table:style-name="ce986" table:formula="of:=IF([.D237]&gt;0;&quot;+&quot;;IF([.D237]&lt;0;&quot;-&quot;;&quot;&quot;))" office:value-type="string" office:string-value="-" calcext:value-type="string">
            <text:p>-</text:p>
          </table:table-cell>
          <table:table-cell table:style-name="ce1012" table:formula="of:=VLOOKUP([.H255];[.$B$255:.$G$354];3)" office:value-type="float" office:value="-8" calcext:value-type="float">
            <text:p>-8</text:p>
          </table:table-cell>
          <table:table-cell table:style-name="ce1012" table:formula="of:=VLOOKUP([.H255];[.$B$255:.$G$354];6)" office:value-type="float" office:value="-5" calcext:value-type="float">
            <text:p>-5</text:p>
          </table:table-cell>
          <table:table-cell table:style-name="ce1042" table:formula="of:=COM.MICROSOFT.CONCAT([.A237];&quot;x&quot;;[.C237];ABS([.D237]))" office:value-type="string" office:string-value="3x-8" calcext:value-type="string">
            <text:p>3x-8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822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9]=0;[.B239]=1);&quot;&quot;;IF([.B239]=-1;&quot;-&quot;;[.B239]))" office:value-type="float" office:value="-7" calcext:value-type="float">
            <text:p>-7</text:p>
          </table:table-cell>
          <table:table-cell table:style-name="ce1012" table:formula="of:=VLOOKUP([.H255];[.$B$255:.$G$354];4)" office:value-type="float" office:value="-7" calcext:value-type="float">
            <text:p>-7</text:p>
          </table:table-cell>
          <table:table-cell table:style-name="ce986" table:formula="of:=IF([.D239]&gt;0;&quot;+&quot;;IF([.D239]&lt;0;&quot;-&quot;;&quot;&quot;))" office:value-type="string" office:string-value="-" calcext:value-type="string">
            <text:p>-</text:p>
          </table:table-cell>
          <table:table-cell table:style-name="ce1012" table:formula="of:=VLOOKUP([.H255];[.$B$255:.$G$354];5)" office:value-type="float" office:value="-6" calcext:value-type="float">
            <text:p>-6</text:p>
          </table:table-cell>
          <table:table-cell table:style-name="ce1012" table:formula="of:=[.G224]" office:value-type="string" office:string-value="≥" calcext:value-type="string">
            <text:p>≥</text:p>
          </table:table-cell>
          <table:table-cell table:style-name="ce1042" table:formula="of:=COM.MICROSOFT.CONCAT([.A239];&quot;x&quot;;[.C239];ABS([.D239]))" office:value-type="string" office:string-value="-7x-6" calcext:value-type="string">
            <text:p>-7x-6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813" office:value-type="string" calcext:value-type="string">
            <text:p>a - ce (str)a</text:p>
          </table:table-cell>
          <table:table-cell table:style-name="ce813" office:value-type="string" calcext:value-type="string">
            <text:p>a – ce</text:p>
          </table:table-cell>
          <table:table-cell table:style-name="ce813" office:value-type="string" calcext:value-type="string">
            <text:p>Signe</text:p>
          </table:table-cell>
          <table:table-cell table:number-columns-repeated="2" table:style-name="ce813" office:value-type="string" calcext:value-type="string">
            <text:p>b - de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813"/>
          <table:table-cell table:style-name="ce813" office:value-type="string" calcext:value-type="string">
            <text:p>PGCD</text:p>
          </table:table-cell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Rac</text:p>
          </table:table-cell>
          <table:table-cell table:style-name="ce813" office:value-type="string" calcext:value-type="string" table:number-columns-spanned="2" table:number-rows-spanned="1">
            <text:p>Concat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2]=0;[.B242]=1);&quot;&quot;;IF([.B242]=-1;&quot;-&quot;;[.B242]))" office:value-type="float" office:value="-32" calcext:value-type="float">
            <text:p>-32</text:p>
          </table:table-cell>
          <table:table-cell table:style-name="ce1014" table:formula="of:=[.B237]-[.B239]*[.E237]" office:value-type="float" office:value="-32" calcext:value-type="float">
            <text:p>-32</text:p>
          </table:table-cell>
          <table:table-cell table:style-name="ce986" table:formula="of:=IF([.E242]&gt;0;&quot;+&quot;;IF([.E242]&lt;0;&quot;-&quot;;&quot;&quot;))" office:value-type="string" office:string-value="-" calcext:value-type="string">
            <text:p>-</text:p>
          </table:table-cell>
          <table:table-cell table:style-name="ce985" table:formula="of:=IF([.E242]=0;&quot;&quot;;ABS([.E242]))" office:value-type="float" office:value="38" calcext:value-type="float">
            <text:p>38</text:p>
          </table:table-cell>
          <table:table-cell table:style-name="ce1014" table:formula="of:=[.D237]-[.D239]*[.E237]" office:value-type="float" office:value="-38" calcext:value-type="float">
            <text:p>-38</text:p>
          </table:table-cell>
          <table:table-cell table:style-name="ce986" table:formula="of:=COM.MICROSOFT.CONCAT([.A242];&quot;x&quot;;[.C242];[.D242])" office:value-type="string" office:string-value="-32x-38" calcext:value-type="string">
            <text:p>-32x-38</text:p>
          </table:table-cell>
          <table:table-cell table:style-name="ce986" table:formula="of:=COM.MICROSOFT.CONCAT(&quot;(&quot;;[.A242];&quot;x&quot;;[.C242];[.D242];&quot;)&quot;)" office:value-type="string" office:string-value="(-32x-38)" calcext:value-type="string">
            <text:p>(-32x-38)</text:p>
          </table:table-cell>
          <table:table-cell table:style-name="ce986" table:formula="of:=GCD(ABS([.B242]);ABS([.E242]))" office:value-type="float" office:value="2" calcext:value-type="float">
            <text:p>2</text:p>
          </table:table-cell>
          <table:table-cell table:style-name="ce986" table:formula="of:=[.B242]/[.H242]" office:value-type="float" office:value="-16" calcext:value-type="float">
            <text:p>-16</text:p>
          </table:table-cell>
          <table:table-cell table:style-name="ce986" table:formula="of:=[.E242]/[.H242]" office:value-type="float" office:value="-19" calcext:value-type="float">
            <text:p>-19</text:p>
          </table:table-cell>
          <table:table-cell table:style-name="ce986" table:formula="of:=IF([.B242]*[.E242]&lt;0;ABS([.J242]);-ABS([.J242]))" office:value-type="float" office:value="-19" calcext:value-type="float">
            <text:p>-19</text:p>
          </table:table-cell>
          <table:table-cell table:style-name="ce986" table:formula="of:=ABS([.I242])" office:value-type="float" office:value="16" calcext:value-type="float">
            <text:p>16</text:p>
          </table:table-cell>
          <table:table-cell table:style-name="ce986" table:formula="of:=-[.J242]/[.I242]" office:value-type="float" office:value="-1.1875" calcext:value-type="float">
            <text:p>-1,1875</text:p>
          </table:table-cell>
          <table:table-cell table:style-name="ce1117" table:formula="of:=-[.J242]/[.I242]" office:value-type="float" office:value="-1.1875" calcext:value-type="float">
            <text:p>-19/16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1088" table:formula="of:=IF([.O242];[.M242];CONCATENATE([.K242];&quot;/&quot;;[.L242]))" office:value-type="string" office:string-value="-19/16" calcext:value-type="string">
            <text:p>-19/16</text:p>
          </table:table-cell>
          <table:table-cell table:style-name="ce1042" table:formula="of:=COM.MICROSOFT.CONCAT(&quot;(&quot;;[.F242];&quot;) / (&quot;;[.F244];&quot;)&quot;)" office:value-type="string" office:string-value="(-32x-38) / (-7x-6)" calcext:value-type="string" table:number-columns-spanned="2" table:number-rows-spanned="1">
            <text:p>(-32x-38) / (-7x-6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05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813" office:value-type="string" calcext:value-type="string">
            <text:p>num simp</text:p>
          </table:table-cell>
          <table:table-cell table:style-name="ce813" office:value-type="string" calcext:value-type="string">
            <text:p>den simp</text:p>
          </table:table-cell>
          <table:table-cell table:style-name="ce813" office:value-type="string" calcext:value-type="string">
            <text:p>rac num</text:p>
          </table:table-cell>
          <table:table-cell table:style-name="ce813" office:value-type="string" calcext:value-type="string">
            <text:p>rac den</text:p>
          </table:table-cell>
          <table:table-cell table:style-name="ce813" office:value-type="string" calcext:value-type="string">
            <text:p>Rac dec</text:p>
          </table:table-cell>
          <table:table-cell table:style-name="ce813" office:value-type="string" calcext:value-type="string">
            <text:p>Rac frac</text:p>
          </table:table-cell>
          <table:table-cell table:style-name="ce813" office:value-type="string" calcext:value-type="string">
            <text:p>Entier</text:p>
          </table:table-cell>
          <table:table-cell table:style-name="ce813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-32x-38)/(-7x-6)" calcext:value-type="string" table:number-columns-spanned="2" table:number-rows-spanned="1">
            <text:p>(-32x-38)/(-7x-6)</text:p>
          </table:table-cell>
          <table:covered-table-cell table:style-name="ce905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4]=0;[.B244]=1);&quot;&quot;;IF([.B244]=-1;&quot;-&quot;;[.B244]))" office:value-type="float" office:value="-7" calcext:value-type="float">
            <text:p>-7</text:p>
          </table:table-cell>
          <table:table-cell table:style-name="ce1014" table:formula="of:=[.B239]" office:value-type="float" office:value="-7" calcext:value-type="float">
            <text:p>-7</text:p>
          </table:table-cell>
          <table:table-cell table:style-name="ce986" table:formula="of:=IF([.E244]&gt;0;&quot;+&quot;;IF([.E244]&lt;0;&quot;-&quot;;&quot;&quot;))" office:value-type="string" office:string-value="-" calcext:value-type="string">
            <text:p>-</text:p>
          </table:table-cell>
          <table:table-cell table:style-name="ce987"/>
          <table:table-cell table:style-name="ce1014" table:formula="of:=[.D239]" office:value-type="float" office:value="-6" calcext:value-type="float">
            <text:p>-6</text:p>
          </table:table-cell>
          <table:table-cell table:style-name="ce986" table:formula="of:=COM.MICROSOFT.CONCAT([.A244];&quot;x&quot;;[.C244];ABS([.E244]))" office:value-type="string" office:string-value="-7x-6" calcext:value-type="string">
            <text:p>-7x-6</text:p>
          </table:table-cell>
          <table:table-cell table:style-name="ce986" table:formula="of:=COM.MICROSOFT.CONCAT(&quot;(&quot;;[.A244];&quot;x&quot;;[.C244];ABS([.E244]);&quot;)&quot;)" office:value-type="string" office:string-value="(-7x-6)" calcext:value-type="string">
            <text:p>(-7x-6)</text:p>
          </table:table-cell>
          <table:table-cell table:style-name="ce986" table:formula="of:=GCD(ABS([.B244]);ABS([.E244]))" office:value-type="float" office:value="1" calcext:value-type="float">
            <text:p>1</text:p>
          </table:table-cell>
          <table:table-cell table:style-name="ce986" table:formula="of:=[.B244]/[.H244]" office:value-type="float" office:value="-7" calcext:value-type="float">
            <text:p>-7</text:p>
          </table:table-cell>
          <table:table-cell table:style-name="ce986" table:formula="of:=[.E244]/[.H244]" office:value-type="float" office:value="-6" calcext:value-type="float">
            <text:p>-6</text:p>
          </table:table-cell>
          <table:table-cell table:style-name="ce986" table:formula="of:=IF([.B244]*[.E244]&lt;0;ABS([.J244]);-ABS([.J244]))" office:value-type="float" office:value="-6" calcext:value-type="float">
            <text:p>-6</text:p>
          </table:table-cell>
          <table:table-cell table:style-name="ce986" table:formula="of:=ABS([.I244])" office:value-type="float" office:value="7" calcext:value-type="float">
            <text:p>7</text:p>
          </table:table-cell>
          <table:table-cell table:style-name="ce986" table:formula="of:=-[.J244]/[.I244]" office:value-type="float" office:value="-0.857142857142857" calcext:value-type="float">
            <text:p>-0,857142857142857</text:p>
          </table:table-cell>
          <table:table-cell table:style-name="ce1035" table:formula="of:=-[.J244]/[.I244]" office:value-type="float" office:value="-0.857142857142857" calcext:value-type="float">
            <text:p>- 6/7 </text:p>
          </table:table-cell>
          <table:table-cell table:style-name="ce1120" table:formula="of:=IF([.M244]-INT([.M244])=0;TRUE();FALSE())" office:value-type="boolean" office:boolean-value="false" calcext:value-type="boolean">
            <text:p>FAUX</text:p>
          </table:table-cell>
          <table:table-cell table:style-name="ce1088" table:formula="of:=IF([.O244];[.M244];CONCATENATE([.K244];&quot;/&quot;;[.L244]))" office:value-type="string" office:string-value="-6/7" calcext:value-type="string">
            <text:p>-6/7</text:p>
          </table:table-cell>
          <table:table-cell table:style-name="ce1043"/>
          <table:table-cell table:style-name="ce1133"/>
          <table:table-cell table:style-name="ce820" table:number-columns-repeated="47"/>
          <table:table-cell table:style-name="ce1138" table:number-columns-repeated="959"/>
        </table:table-row>
        <table:table-row table:style-name="ro4">
          <table:table-cell table:style-name="ce987"/>
          <table:table-cell table:style-name="ce988" table:number-columns-repeated="1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7]" office:value-type="string" office:string-value="3x-8" calcext:value-type="string">
            <text:p>3x-8</text:p>
          </table:table-cell>
          <table:table-cell table:style-name="ce988" table:number-columns-repeated="3"/>
          <table:table-cell table:style-name="ce1038" table:formula="of:=[.F242]" office:value-type="string" office:string-value="-32x-38" calcext:value-type="string">
            <text:p>-32x-38</text:p>
          </table:table-cell>
          <table:table-cell table:style-name="ce988" table:number-columns-repeated="10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table:formula="of:=[.E237]" office:value-type="float" office:value="-5" calcext:value-type="float">
            <text:p>-5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9]" office:value-type="string" office:string-value="-7x-6" calcext:value-type="string">
            <text:p>-7x-6</text:p>
          </table:table-cell>
          <table:table-cell table:style-name="ce988" table:number-columns-repeated="3"/>
          <table:table-cell table:style-name="ce988" table:formula="of:=[.F244]" office:value-type="string" office:string-value="-7x-6" calcext:value-type="string">
            <text:p>-7x-6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20" table:number-columns-repeated="48"/>
          <table:table-cell table:style-name="ce1138" table:number-columns-repeated="960"/>
        </table:table-row>
        <table:table-row table:style-name="ro4">
          <table:table-cell table:number-columns-repeated="1024"/>
        </table:table-row>
        <table:table-row table:style-name="ro4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813" office:value-type="string" calcext:value-type="string">
            <text:p>Aléatoire a</text:p>
          </table:table-cell>
          <table:table-cell table:style-name="ce813" office:value-type="string" calcext:value-type="string">
            <text:p>Rang</text:p>
          </table:table-cell>
          <table:table-cell table:style-name="ce813" office:value-type="string" calcext:value-type="string">
            <text:p>a</text:p>
          </table:table-cell>
          <table:table-cell table:style-name="ce813" office:value-type="string" calcext:value-type="string">
            <text:p>b</text:p>
          </table:table-cell>
          <table:table-cell table:style-name="ce813" office:value-type="string" calcext:value-type="string">
            <text:p>c</text:p>
          </table:table-cell>
          <table:table-cell table:style-name="ce813" office:value-type="string" calcext:value-type="string">
            <text:p>d</text:p>
          </table:table-cell>
          <table:table-cell table:style-name="ce813" office:value-type="string" calcext:value-type="string">
            <text:p>e</text:p>
          </table:table-cell>
          <table:table-cell table:style-name="ce813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9"/>
        </table:table-row>
        <table:table-row table:style-name="ro4">
          <table:table-cell table:style-name="ce961" office:value-type="float" office:value="0.707148299010951" calcext:value-type="float">
            <text:p>0,707148299010951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55];[.$A$255:.$A$354];0)" office:value-type="float" office:value="23" calcext:value-type="float">
            <text:p>23</text:p>
          </table:table-cell>
          <table:table-cell table:number-columns-repeated="2"/>
          <table:table-cell table:formula="of:=VLOOKUP([.H255];[.$B$255:.$G$354];2)" office:value-type="float" office:value="3" calcext:value-type="float">
            <text:p>3</text:p>
          </table:table-cell>
          <table:table-cell table:formula="of:=VLOOKUP([.H255];[.$B$255:.$G$354];3)" office:value-type="float" office:value="-8" calcext:value-type="float">
            <text:p>-8</text:p>
          </table:table-cell>
          <table:table-cell table:formula="of:=VLOOKUP([.H255];[.$B$255:.$G$354];4)" office:value-type="float" office:value="-7" calcext:value-type="float">
            <text:p>-7</text:p>
          </table:table-cell>
          <table:table-cell table:formula="of:=VLOOKUP([.H255];[.$B$255:.$G$354];5)" office:value-type="float" office:value="-6" calcext:value-type="float">
            <text:p>-6</text:p>
          </table:table-cell>
          <table:table-cell table:formula="of:=VLOOKUP([.H255];[.$B$255:.$G$354];6)" office:value-type="float" office:value="-5" calcext:value-type="float">
            <text:p>-5</text:p>
          </table:table-cell>
          <table:table-cell table:number-columns-repeated="1009"/>
        </table:table-row>
        <table:table-row table:style-name="ro4">
          <table:table-cell table:style-name="ce961" office:value-type="float" office:value="0.21770529112224" calcext:value-type="float">
            <text:p>0,21770529112224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56];[.$A$255:.$A$354];0)" office:value-type="float" office:value="78" calcext:value-type="float">
            <text:p>7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0633388933638" calcext:value-type="float">
            <text:p>0,460633388933638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57];[.$A$255:.$A$354];0)" office:value-type="float" office:value="53" calcext:value-type="float">
            <text:p>5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17359609394071" calcext:value-type="float">
            <text:p>0,217359609394071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58];[.$A$255:.$A$354];0)" office:value-type="float" office:value="79" calcext:value-type="float">
            <text:p>79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6664813997367" calcext:value-type="float">
            <text:p>0,186664813997367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259];[.$A$255:.$A$354];0)" office:value-type="float" office:value="82" calcext:value-type="float">
            <text:p>82</text:p>
          </table:table-cell>
          <table:table-cell table:number-columns-repeated="1016"/>
        </table:table-row>
        <table:table-row table:style-name="ro4">
          <table:table-cell table:style-name="ce961" office:value-type="float" office:value="0.65372398870712" calcext:value-type="float">
            <text:p>0,65372398870712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0];[.$A$255:.$A$354];0)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 table:style-name="ce961" office:value-type="float" office:value="0.568640284928854" calcext:value-type="float">
            <text:p>0,568640284928854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1];[.$A$255:.$A$354];0)" office:value-type="float" office:value="38" calcext:value-type="float">
            <text:p>38</text:p>
          </table:table-cell>
          <table:table-cell table:number-columns-repeated="1016"/>
        </table:table-row>
        <table:table-row table:style-name="ro4">
          <table:table-cell table:style-name="ce961" office:value-type="float" office:value="0.75509461973568" calcext:value-type="float">
            <text:p>0,75509461973568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62];[.$A$255:.$A$354];0)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7896770090161" calcext:value-type="float">
            <text:p>0,28789677009016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3];[.$A$255:.$A$354];0)" office:value-type="float" office:value="71" calcext:value-type="float">
            <text:p>7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71472172879731" calcext:value-type="float">
            <text:p>0,471472172879731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264];[.$A$255:.$A$354];0)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4684973967517" calcext:value-type="float">
            <text:p>0,674684973967517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5];[.$A$255:.$A$354];0)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84398686963149" calcext:value-type="float">
            <text:p>0,784398686963149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66];[.$A$255:.$A$354];0)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1885122456791" calcext:value-type="float">
            <text:p>0,221885122456791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7];[.$A$255:.$A$35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4">
          <table:table-cell table:style-name="ce961" office:value-type="float" office:value="0.690066886871588" calcext:value-type="float">
            <text:p>0,690066886871588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8];[.$A$255:.$A$354];0)" office:value-type="float" office:value="26" calcext:value-type="float">
            <text:p>2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8632617560862" calcext:value-type="float">
            <text:p>0,188632617560862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9];[.$A$255:.$A$354];0)" office:value-type="float" office:value="81" calcext:value-type="float">
            <text:p>8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4436748448429" calcext:value-type="float">
            <text:p>0,174436748448429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70];[.$A$255:.$A$354];0)" office:value-type="float" office:value="84" calcext:value-type="float">
            <text:p>8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1039200738058" calcext:value-type="float">
            <text:p>0,771039200738058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71];[.$A$255:.$A$354];0)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5729030367657" calcext:value-type="float">
            <text:p>0,55729030367657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72];[.$A$255:.$A$354];0)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961" office:value-type="float" office:value="0.303609431926944" calcext:value-type="float">
            <text:p>0,303609431926944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73];[.$A$255:.$A$354];0)" office:value-type="float" office:value="69" calcext:value-type="float">
            <text:p>6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078116565209" calcext:value-type="float">
            <text:p>0,77078116565209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4];[.$A$255:.$A$354];0)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6344471111664" calcext:value-type="float">
            <text:p>0,676344471111664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5];[.$A$255:.$A$354];0)" office:value-type="float" office:value="29" calcext:value-type="float">
            <text:p>29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0282711804109" calcext:value-type="float">
            <text:p>0,880282711804109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76];[.$A$255:.$A$354];0)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3710187774426" calcext:value-type="float">
            <text:p>0,703710187774426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277];[.$A$255:.$A$354];0)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5323535847946" calcext:value-type="float">
            <text:p>0,545323535847946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8];[.$A$255:.$A$354];0)" office:value-type="float" office:value="42" calcext:value-type="float">
            <text:p>4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5117711052646" calcext:value-type="float">
            <text:p>0,12511771105264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9];[.$A$255:.$A$354];0)" office:value-type="float" office:value="88" calcext:value-type="float">
            <text:p>8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4741373371032" calcext:value-type="float">
            <text:p>0,424741373371032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80];[.$A$255:.$A$354];0)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961" office:value-type="float" office:value="0.941526482211143" calcext:value-type="float">
            <text:p>0,941526482211143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1];[.$A$255:.$A$354];0)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527434635075" calcext:value-type="float">
            <text:p>0,48527434635075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82];[.$A$255:.$A$354];0)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32454615213145" calcext:value-type="float">
            <text:p>0,732454615213145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3];[.$A$255:.$A$354];0)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961" office:value-type="float" office:value="0.595589137992936" calcext:value-type="float">
            <text:p>0,595589137992936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84];[.$A$255:.$A$354];0)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 table:style-name="ce961" office:value-type="float" office:value="0.595048804861577" calcext:value-type="float">
            <text:p>0,595048804861577</text:p>
          </table:table-cell>
          <table:table-cell table:style-name="ce961" office:value-type="float" office:value="31" calcext:value-type="float">
            <text:p>31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5];[.$A$255:.$A$354];0)" office:value-type="float" office:value="35" calcext:value-type="float">
            <text:p>35</text:p>
          </table:table-cell>
          <table:table-cell table:number-columns-repeated="1016"/>
        </table:table-row>
        <table:table-row table:style-name="ro4">
          <table:table-cell table:style-name="ce961" office:value-type="float" office:value="0.984826367318017" calcext:value-type="float">
            <text:p>0,984826367318017</text:p>
          </table:table-cell>
          <table:table-cell table:style-name="ce961" office:value-type="float" office:value="32" calcext:value-type="float">
            <text:p>32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961" table:formula="of:=RANK([.A286];[.$A$255:.$A$354];0)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961" office:value-type="float" office:value="0.909494648614447" calcext:value-type="float">
            <text:p>0,909494648614447</text:p>
          </table:table-cell>
          <table:table-cell table:style-name="ce961" office:value-type="float" office:value="33" calcext:value-type="float">
            <text:p>3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5" calcext:value-type="float">
            <text:p>5</text:p>
          </table:table-cell>
          <table:table-cell table:style-name="ce961" table:formula="of:=RANK([.A287];[.$A$255:.$A$354];0)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0219132012351" calcext:value-type="float">
            <text:p>0,260219132012351</text:p>
          </table:table-cell>
          <table:table-cell table:style-name="ce961" office:value-type="float" office:value="34" calcext:value-type="float">
            <text:p>3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288];[.$A$255:.$A$354];0)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1979025478823" calcext:value-type="float">
            <text:p>0,181979025478823</text:p>
          </table:table-cell>
          <table:table-cell table:style-name="ce961" office:value-type="float" office:value="35" calcext:value-type="float">
            <text:p>35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9];[.$A$255:.$A$354];0)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97356411061992" calcext:value-type="float">
            <text:p>0,297356411061992</text:p>
          </table:table-cell>
          <table:table-cell table:style-name="ce961" office:value-type="float" office:value="36" calcext:value-type="float">
            <text:p>36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0];[.$A$255:.$A$354];0)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961" office:value-type="float" office:value="0.0553694139407149" calcext:value-type="float">
            <text:p>0,0553694139407149</text:p>
          </table:table-cell>
          <table:table-cell table:style-name="ce961" office:value-type="float" office:value="37" calcext:value-type="float">
            <text:p>37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1];[.$A$255:.$A$354];0)" office:value-type="float" office:value="97" calcext:value-type="float">
            <text:p>9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32944008478476" calcext:value-type="float">
            <text:p>0,732944008478476</text:p>
          </table:table-cell>
          <table:table-cell table:style-name="ce961" office:value-type="float" office:value="38" calcext:value-type="float">
            <text:p>38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292];[.$A$255:.$A$354];0)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96033105433822" calcext:value-type="float">
            <text:p>0,996033105433822</text:p>
          </table:table-cell>
          <table:table-cell table:style-name="ce961" office:value-type="float" office:value="39" calcext:value-type="float">
            <text:p>3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3];[.$A$255:.$A$354];0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961" office:value-type="float" office:value="0.817251467158011" calcext:value-type="float">
            <text:p>0,817251467158011</text:p>
          </table:table-cell>
          <table:table-cell table:style-name="ce961" office:value-type="float" office:value="40" calcext:value-type="float">
            <text:p>40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294];[.$A$255:.$A$354];0)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3828880186698" calcext:value-type="float">
            <text:p>0,713828880186698</text:p>
          </table:table-cell>
          <table:table-cell table:style-name="ce961" office:value-type="float" office:value="41" calcext:value-type="float">
            <text:p>4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5];[.$A$255:.$A$354];0)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 table:style-name="ce961" office:value-type="float" office:value="0.902719770907603" calcext:value-type="float">
            <text:p>0,902719770907603</text:p>
          </table:table-cell>
          <table:table-cell table:style-name="ce961" office:value-type="float" office:value="42" calcext:value-type="float">
            <text:p>42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296];[.$A$255:.$A$354];0)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34704508434748" calcext:value-type="float">
            <text:p>0,534704508434748</text:p>
          </table:table-cell>
          <table:table-cell table:style-name="ce961" office:value-type="float" office:value="43" calcext:value-type="float">
            <text:p>4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297];[.$A$255:.$A$354];0)" office:value-type="float" office:value="44" calcext:value-type="float">
            <text:p>4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7484954584017" calcext:value-type="float">
            <text:p>0,777484954584017</text:p>
          </table:table-cell>
          <table:table-cell table:style-name="ce961" office:value-type="float" office:value="44" calcext:value-type="float">
            <text:p>44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8];[.$A$255:.$A$354];0)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20729615780719" calcext:value-type="float">
            <text:p>0,0620729615780719</text:p>
          </table:table-cell>
          <table:table-cell table:style-name="ce961" office:value-type="float" office:value="45" calcext:value-type="float">
            <text:p>45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9];[.$A$255:.$A$354];0)" office:value-type="float" office:value="95" calcext:value-type="float">
            <text:p>95</text:p>
          </table:table-cell>
          <table:table-cell table:number-columns-repeated="1016"/>
        </table:table-row>
        <table:table-row table:style-name="ro4">
          <table:table-cell table:style-name="ce961" office:value-type="float" office:value="0.10377955169194" calcext:value-type="float">
            <text:p>0,10377955169194</text:p>
          </table:table-cell>
          <table:table-cell table:style-name="ce961" office:value-type="float" office:value="46" calcext:value-type="float">
            <text:p>46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00];[.$A$255:.$A$354];0)" office:value-type="float" office:value="89" calcext:value-type="float">
            <text:p>8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39752823179657" calcext:value-type="float">
            <text:p>0,339752823179657</text:p>
          </table:table-cell>
          <table:table-cell table:style-name="ce961" office:value-type="float" office:value="47" calcext:value-type="float">
            <text:p>47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1];[.$A$255:.$A$354];0)" office:value-type="float" office:value="68" calcext:value-type="float">
            <text:p>68</text:p>
          </table:table-cell>
          <table:table-cell table:number-columns-repeated="1016"/>
        </table:table-row>
        <table:table-row table:style-name="ro4">
          <table:table-cell table:style-name="ce961" office:value-type="float" office:value="0.0250058072007264" calcext:value-type="float">
            <text:p>0,0250058072007264</text:p>
          </table:table-cell>
          <table:table-cell table:style-name="ce961" office:value-type="float" office:value="48" calcext:value-type="float">
            <text:p>48</text:p>
          </table:table-cell>
          <table:table-cell table:style-name="ce867" office:value-type="float" office:value="-11" calcext:value-type="float">
            <text:p>-11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2];[.$A$255:.$A$354]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961" office:value-type="float" office:value="0.581048546958234" calcext:value-type="float">
            <text:p>0,581048546958234</text:p>
          </table:table-cell>
          <table:table-cell table:style-name="ce961" office:value-type="float" office:value="49" calcext:value-type="float">
            <text:p>49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3];[.$A$255:.$A$354];0)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3472903014829" calcext:value-type="float">
            <text:p>0,53472903014829</text:p>
          </table:table-cell>
          <table:table-cell table:style-name="ce961" office:value-type="float" office:value="50" calcext:value-type="float">
            <text:p>50</text:p>
          </table:table-cell>
          <table:table-cell table:style-name="ce867" office:value-type="float" office:value="10" calcext:value-type="float">
            <text:p>10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4];[.$A$255:.$A$354];0)" office:value-type="float" office:value="43" calcext:value-type="float">
            <text:p>4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49679114037356" calcext:value-type="float">
            <text:p>0,349679114037356</text:p>
          </table:table-cell>
          <table:table-cell table:style-name="ce961" office:value-type="float" office:value="51" calcext:value-type="float">
            <text:p>51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05];[.$A$255:.$A$354];0)" office:value-type="float" office:value="67" calcext:value-type="float">
            <text:p>6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756584369898" calcext:value-type="float">
            <text:p>0,5756584369898</text:p>
          </table:table-cell>
          <table:table-cell table:style-name="ce961" office:value-type="float" office:value="52" calcext:value-type="float">
            <text:p>5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6];[.$A$255:.$A$354];0)" office:value-type="float" office:value="37" calcext:value-type="float">
            <text:p>3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6854478810864" calcext:value-type="float">
            <text:p>0,546854478810864</text:p>
          </table:table-cell>
          <table:table-cell table:style-name="ce961" office:value-type="float" office:value="53" calcext:value-type="float">
            <text:p>53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6" calcext:value-type="float">
            <text:p>-6</text:p>
          </table:table-cell>
          <table:table-cell table:style-name="ce961" table:formula="of:=RANK([.A307];[.$A$255:.$A$354];0)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71955253371265" calcext:value-type="float">
            <text:p>0,171955253371265</text:p>
          </table:table-cell>
          <table:table-cell table:style-name="ce961" office:value-type="float" office:value="54" calcext:value-type="float">
            <text:p>5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8];[.$A$255:.$A$354];0)" office:value-type="float" office:value="85" calcext:value-type="float">
            <text:p>8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927840927499119" calcext:value-type="float">
            <text:p>0,0927840927499119</text:p>
          </table:table-cell>
          <table:table-cell table:style-name="ce961" office:value-type="float" office:value="55" calcext:value-type="float">
            <text:p>5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309];[.$A$255:.$A$354];0)" office:value-type="float" office:value="91" calcext:value-type="float">
            <text:p>91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7963474831173" calcext:value-type="float">
            <text:p>0,257963474831173</text:p>
          </table:table-cell>
          <table:table-cell table:style-name="ce961" office:value-type="float" office:value="56" calcext:value-type="float">
            <text:p>5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10];[.$A$255:.$A$354];0)" office:value-type="float" office:value="73" calcext:value-type="float">
            <text:p>7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62789462118155" calcext:value-type="float">
            <text:p>0,362789462118155</text:p>
          </table:table-cell>
          <table:table-cell table:style-name="ce961" office:value-type="float" office:value="57" calcext:value-type="float">
            <text:p>5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1" calcext:value-type="float">
            <text:p>11</text:p>
          </table:table-cell>
          <table:table-cell table:style-name="ce961" table:formula="of:=RANK([.A311];[.$A$255:.$A$354];0)" office:value-type="float" office:value="66" calcext:value-type="float">
            <text:p>6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05576257595792" calcext:value-type="float">
            <text:p>0,405576257595792</text:p>
          </table:table-cell>
          <table:table-cell table:style-name="ce961" office:value-type="float" office:value="58" calcext:value-type="float">
            <text:p>5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12];[.$A$255:.$A$354];0)" office:value-type="float" office:value="61" calcext:value-type="float">
            <text:p>6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87302425730726" calcext:value-type="float">
            <text:p>0,787302425730726</text:p>
          </table:table-cell>
          <table:table-cell table:style-name="ce961" office:value-type="float" office:value="59" calcext:value-type="float">
            <text:p>59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13];[.$A$255:.$A$354];0)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61" office:value-type="float" office:value="0.875517528759696" calcext:value-type="float">
            <text:p>0,875517528759696</text:p>
          </table:table-cell>
          <table:table-cell table:style-name="ce961" office:value-type="float" office:value="60" calcext:value-type="float">
            <text:p>60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14];[.$A$255:.$A$354];0)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1324757619532" calcext:value-type="float">
            <text:p>0,391324757619532</text:p>
          </table:table-cell>
          <table:table-cell table:style-name="ce961" office:value-type="float" office:value="61" calcext:value-type="float">
            <text:p>61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15];[.$A$255:.$A$354];0)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961" office:value-type="float" office:value="0.0810399289057156" calcext:value-type="float">
            <text:p>0,0810399289057156</text:p>
          </table:table-cell>
          <table:table-cell table:style-name="ce961" office:value-type="float" office:value="62" calcext:value-type="float">
            <text:p>6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9" calcext:value-type="float">
            <text:p>-9</text:p>
          </table:table-cell>
          <table:table-cell table:style-name="ce961" table:formula="of:=RANK([.A316];[.$A$255:.$A$354];0)" office:value-type="float" office:value="92" calcext:value-type="float">
            <text:p>92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495029305996" calcext:value-type="float">
            <text:p>0,25495029305996</text:p>
          </table:table-cell>
          <table:table-cell table:style-name="ce961" office:value-type="float" office:value="63" calcext:value-type="float">
            <text:p>63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RANK([.A317];[.$A$255:.$A$354];0)" office:value-type="float" office:value="75" calcext:value-type="float">
            <text:p>75</text:p>
          </table:table-cell>
          <table:table-cell table:number-columns-repeated="1016"/>
        </table:table-row>
        <table:table-row table:style-name="ro4">
          <table:table-cell table:style-name="ce961" office:value-type="float" office:value="0.388982894795952" calcext:value-type="float">
            <text:p>0,388982894795952</text:p>
          </table:table-cell>
          <table:table-cell table:style-name="ce961" office:value-type="float" office:value="64" calcext:value-type="float">
            <text:p>64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RANK([.A318];[.$A$255:.$A$354];0)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19099602873361" calcext:value-type="float">
            <text:p>0,0619099602873361</text:p>
          </table:table-cell>
          <table:table-cell table:style-name="ce961" office:value-type="float" office:value="65" calcext:value-type="float">
            <text:p>6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6" calcext:value-type="float">
            <text:p>-6</text:p>
          </table:table-cell>
          <table:table-cell table:style-name="ce961" table:formula="of:=RANK([.A319];[.$A$255:.$A$354];0)" office:value-type="float" office:value="96" calcext:value-type="float">
            <text:p>9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5481581839796" calcext:value-type="float">
            <text:p>0,485481581839796</text:p>
          </table:table-cell>
          <table:table-cell table:style-name="ce961" office:value-type="float" office:value="66" calcext:value-type="float">
            <text:p>66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0];[.$A$255:.$A$354];0)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961" office:value-type="float" office:value="0.684449720355348" calcext:value-type="float">
            <text:p>0,684449720355348</text:p>
          </table:table-cell>
          <table:table-cell table:style-name="ce961" office:value-type="float" office:value="67" calcext:value-type="float">
            <text:p>6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21];[.$A$255:.$A$354];0)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 table:style-name="ce961" office:value-type="float" office:value="0.563919959792438" calcext:value-type="float">
            <text:p>0,563919959792438</text:p>
          </table:table-cell>
          <table:table-cell table:style-name="ce961" office:value-type="float" office:value="68" calcext:value-type="float">
            <text:p>6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2];[.$A$255:.$A$354];0)" office:value-type="float" office:value="39" calcext:value-type="float">
            <text:p>39</text:p>
          </table:table-cell>
          <table:table-cell table:number-columns-repeated="1016"/>
        </table:table-row>
        <table:table-row table:style-name="ro4">
          <table:table-cell table:style-name="ce961" office:value-type="float" office:value="0.0312094368278387" calcext:value-type="float">
            <text:p>0,0312094368278387</text:p>
          </table:table-cell>
          <table:table-cell table:style-name="ce961" office:value-type="float" office:value="69" calcext:value-type="float">
            <text:p>69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23];[.$A$255:.$A$354];0)" office:value-type="float" office:value="99" calcext:value-type="float">
            <text:p>99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7640347626971" calcext:value-type="float">
            <text:p>0,397640347626971</text:p>
          </table:table-cell>
          <table:table-cell table:style-name="ce961" office:value-type="float" office:value="70" calcext:value-type="float">
            <text:p>70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RANK([.A324];[.$A$255:.$A$354];0)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934331225985266" calcext:value-type="float">
            <text:p>0,0934331225985266</text:p>
          </table:table-cell>
          <table:table-cell table:style-name="ce961" office:value-type="float" office:value="71" calcext:value-type="float">
            <text:p>7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25];[.$A$255:.$A$354];0)" office:value-type="float" office:value="90" calcext:value-type="float">
            <text:p>90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10780050856" calcext:value-type="float">
            <text:p>0,2210780050856</text:p>
          </table:table-cell>
          <table:table-cell table:style-name="ce961" office:value-type="float" office:value="72" calcext:value-type="float">
            <text:p>7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26];[.$A$255:.$A$354];0)" office:value-type="float" office:value="77" calcext:value-type="float">
            <text:p>77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3519958217971" calcext:value-type="float">
            <text:p>0,673519958217971</text:p>
          </table:table-cell>
          <table:table-cell table:style-name="ce961" office:value-type="float" office:value="73" calcext:value-type="float">
            <text:p>73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RANK([.A327];[.$A$255:.$A$354];0)" office:value-type="float" office:value="31" calcext:value-type="float">
            <text:p>3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87193315048776" calcext:value-type="float">
            <text:p>0,487193315048776</text:p>
          </table:table-cell>
          <table:table-cell table:style-name="ce961" office:value-type="float" office:value="74" calcext:value-type="float">
            <text:p>7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28];[.$A$255:.$A$354];0)" office:value-type="float" office:value="47" calcext:value-type="float">
            <text:p>47</text:p>
          </table:table-cell>
          <table:table-cell table:number-columns-repeated="1016"/>
        </table:table-row>
        <table:table-row table:style-name="ro4">
          <table:table-cell table:style-name="ce961" office:value-type="float" office:value="0.396578527822235" calcext:value-type="float">
            <text:p>0,396578527822235</text:p>
          </table:table-cell>
          <table:table-cell table:style-name="ce961" office:value-type="float" office:value="75" calcext:value-type="float">
            <text:p>7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29];[.$A$255:.$A$354];0)" office:value-type="float" office:value="63" calcext:value-type="float">
            <text:p>63</text:p>
          </table:table-cell>
          <table:table-cell table:number-columns-repeated="1016"/>
        </table:table-row>
        <table:table-row table:style-name="ro4">
          <table:table-cell table:style-name="ce961" office:value-type="float" office:value="0.25620152655412" calcext:value-type="float">
            <text:p>0,25620152655412</text:p>
          </table:table-cell>
          <table:table-cell table:style-name="ce961" office:value-type="float" office:value="76" calcext:value-type="float">
            <text:p>7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30];[.$A$255:.$A$354];0)" office:value-type="float" office:value="74" calcext:value-type="float">
            <text:p>74</text:p>
          </table:table-cell>
          <table:table-cell table:number-columns-repeated="1016"/>
        </table:table-row>
        <table:table-row table:style-name="ro4">
          <table:table-cell table:style-name="ce961" office:value-type="float" office:value="0.652838666729502" calcext:value-type="float">
            <text:p>0,652838666729502</text:p>
          </table:table-cell>
          <table:table-cell table:style-name="ce961" office:value-type="float" office:value="77" calcext:value-type="float">
            <text:p>7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31];[.$A$255:.$A$354];0)" office:value-type="float" office:value="33" calcext:value-type="float">
            <text:p>3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18154557869906" calcext:value-type="float">
            <text:p>0,418154557869906</text:p>
          </table:table-cell>
          <table:table-cell table:style-name="ce961" office:value-type="float" office:value="78" calcext:value-type="float">
            <text:p>7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11" calcext:value-type="float">
            <text:p>-11</text:p>
          </table:table-cell>
          <table:table-cell table:style-name="ce961" table:formula="of:=RANK([.A332];[.$A$255:.$A$354];0)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7070887264121" calcext:value-type="float">
            <text:p>0,067070887264121</text:p>
          </table:table-cell>
          <table:table-cell table:style-name="ce961" office:value-type="float" office:value="79" calcext:value-type="float">
            <text:p>79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-2" calcext:value-type="float">
            <text:p>-2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RANK([.A333];[.$A$255:.$A$354];0)" office:value-type="float" office:value="94" calcext:value-type="float">
            <text:p>94</text:p>
          </table:table-cell>
          <table:table-cell table:number-columns-repeated="1016"/>
        </table:table-row>
        <table:table-row table:style-name="ro4">
          <table:table-cell table:style-name="ce961" office:value-type="float" office:value="0.806789588478149" calcext:value-type="float">
            <text:p>0,806789588478149</text:p>
          </table:table-cell>
          <table:table-cell table:style-name="ce961" office:value-type="float" office:value="80" calcext:value-type="float">
            <text:p>80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334];[.$A$255:.$A$354];0)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6673153056371" calcext:value-type="float">
            <text:p>0,456673153056371</text:p>
          </table:table-cell>
          <table:table-cell table:style-name="ce961" office:value-type="float" office:value="81" calcext:value-type="float">
            <text:p>8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number-columns-repeated="2" table:style-name="ce1016" office:value-type="float" office:value="-5" calcext:value-type="float">
            <text:p>-5</text:p>
          </table:table-cell>
          <table:table-cell table:style-name="ce961" table:formula="of:=RANK([.A335];[.$A$255:.$A$354];0)" office:value-type="float" office:value="55" calcext:value-type="float">
            <text:p>55</text:p>
          </table:table-cell>
          <table:table-cell table:number-columns-repeated="1016"/>
        </table:table-row>
        <table:table-row table:style-name="ro4">
          <table:table-cell table:style-name="ce961" office:value-type="float" office:value="0.698782123272347" calcext:value-type="float">
            <text:p>0,698782123272347</text:p>
          </table:table-cell>
          <table:table-cell table:style-name="ce961" office:value-type="float" office:value="82" calcext:value-type="float">
            <text:p>8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36];[.$A$255:.$A$354];0)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961" office:value-type="float" office:value="0.686730666945251" calcext:value-type="float">
            <text:p>0,686730666945251</text:p>
          </table:table-cell>
          <table:table-cell table:style-name="ce961" office:value-type="float" office:value="83" calcext:value-type="float">
            <text:p>83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37];[.$A$255:.$A$354];0)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961" office:value-type="float" office:value="0.0549678657876354" calcext:value-type="float">
            <text:p>0,0549678657876354</text:p>
          </table:table-cell>
          <table:table-cell table:style-name="ce961" office:value-type="float" office:value="84" calcext:value-type="float">
            <text:p>8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38];[.$A$255:.$A$354];0)" office:value-type="float" office:value="98" calcext:value-type="float">
            <text:p>98</text:p>
          </table:table-cell>
          <table:table-cell table:number-columns-repeated="1016"/>
        </table:table-row>
        <table:table-row table:style-name="ro4">
          <table:table-cell table:style-name="ce961" office:value-type="float" office:value="0.8351821191766" calcext:value-type="float">
            <text:p>0,8351821191766</text:p>
          </table:table-cell>
          <table:table-cell table:style-name="ce961" office:value-type="float" office:value="85" calcext:value-type="float">
            <text:p>8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39];[.$A$255:.$A$354];0)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3779101760981" calcext:value-type="float">
            <text:p>0,883779101760981</text:p>
          </table:table-cell>
          <table:table-cell table:style-name="ce961" office:value-type="float" office:value="86" calcext:value-type="float">
            <text:p>8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40];[.$A$255:.$A$354];0)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0631468636849" calcext:value-type="float">
            <text:p>0,420631468636849</text:p>
          </table:table-cell>
          <table:table-cell table:style-name="ce961" office:value-type="float" office:value="87" calcext:value-type="float">
            <text:p>8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41];[.$A$255:.$A$354];0)" office:value-type="float" office:value="59" calcext:value-type="float">
            <text:p>59</text:p>
          </table:table-cell>
          <table:table-cell table:number-columns-repeated="1016"/>
        </table:table-row>
        <table:table-row table:style-name="ro4">
          <table:table-cell table:style-name="ce961" office:value-type="float" office:value="0.470890134372522" calcext:value-type="float">
            <text:p>0,470890134372522</text:p>
          </table:table-cell>
          <table:table-cell table:style-name="ce961" office:value-type="float" office:value="88" calcext:value-type="float">
            <text:p>8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42];[.$A$255:.$A$354];0)" office:value-type="float" office:value="51" calcext:value-type="float">
            <text:p>5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6501403645652" calcext:value-type="float">
            <text:p>0,426501403645652</text:p>
          </table:table-cell>
          <table:table-cell table:style-name="ce961" office:value-type="float" office:value="89" calcext:value-type="float">
            <text:p>89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343];[.$A$255:.$A$354];0)" office:value-type="float" office:value="57" calcext:value-type="float">
            <text:p>5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44543263323458" calcext:value-type="float">
            <text:p>0,444543263323458</text:p>
          </table:table-cell>
          <table:table-cell table:style-name="ce961" office:value-type="float" office:value="90" calcext:value-type="float">
            <text:p>90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44];[.$A$255:.$A$354];0)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40834233745743" calcext:value-type="float">
            <text:p>0,140834233745743</text:p>
          </table:table-cell>
          <table:table-cell table:style-name="ce961" office:value-type="float" office:value="91" calcext:value-type="float">
            <text:p>91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45];[.$A$255:.$A$354];0)" office:value-type="float" office:value="86" calcext:value-type="float">
            <text:p>86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7930648135359" calcext:value-type="float">
            <text:p>0,127930648135359</text:p>
          </table:table-cell>
          <table:table-cell table:style-name="ce961" office:value-type="float" office:value="92" calcext:value-type="float">
            <text:p>9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46];[.$A$255:.$A$354];0)" office:value-type="float" office:value="87" calcext:value-type="float">
            <text:p>8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9857054339436" calcext:value-type="float">
            <text:p>0,709857054339436</text:p>
          </table:table-cell>
          <table:table-cell table:style-name="ce961" office:value-type="float" office:value="93" calcext:value-type="float">
            <text:p>9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47];[.$A$255:.$A$354];0)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 table:style-name="ce961" office:value-type="float" office:value="0.913541609887326" calcext:value-type="float">
            <text:p>0,913541609887326</text:p>
          </table:table-cell>
          <table:table-cell table:style-name="ce961" office:value-type="float" office:value="94" calcext:value-type="float">
            <text:p>9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48];[.$A$255:.$A$354];0)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984090625422" calcext:value-type="float">
            <text:p>0,46984090625422</text:p>
          </table:table-cell>
          <table:table-cell table:style-name="ce961" office:value-type="float" office:value="95" calcext:value-type="float">
            <text:p>95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10" calcext:value-type="float">
            <text:p>10</text:p>
          </table:table-cell>
          <table:table-cell table:style-name="ce961" table:formula="of:=RANK([.A349];[.$A$255:.$A$35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961" office:value-type="float" office:value="0.0798696742729053" calcext:value-type="float">
            <text:p>0,0798696742729053</text:p>
          </table:table-cell>
          <table:table-cell table:style-name="ce961" office:value-type="float" office:value="96" calcext:value-type="float">
            <text:p>96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50];[.$A$255:.$A$354];0)" office:value-type="float" office:value="93" calcext:value-type="float">
            <text:p>9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99485467587764" calcext:value-type="float">
            <text:p>0,499485467587764</text:p>
          </table:table-cell>
          <table:table-cell table:style-name="ce961" office:value-type="float" office:value="97" calcext:value-type="float">
            <text:p>97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1];[.$A$255:.$A$354];0)" office:value-type="float" office:value="46" calcext:value-type="float">
            <text:p>4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04754225833113" calcext:value-type="float">
            <text:p>0,504754225833113</text:p>
          </table:table-cell>
          <table:table-cell table:style-name="ce961" office:value-type="float" office:value="98" calcext:value-type="float">
            <text:p>98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52];[.$A$255:.$A$354];0)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0449903526557" calcext:value-type="float">
            <text:p>0,20449903526557</text:p>
          </table:table-cell>
          <table:table-cell table:style-name="ce961" office:value-type="float" office:value="99" calcext:value-type="float">
            <text:p>9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3];[.$A$255:.$A$354];0)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782256539277" calcext:value-type="float">
            <text:p>0,45782256539277</text:p>
          </table:table-cell>
          <table:table-cell table:style-name="ce961" office:value-type="float" office:value="100" calcext:value-type="float">
            <text:p>10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8" calcext:value-type="float">
            <text:p>8</text:p>
          </table:table-cell>
          <table:table-cell table:style-name="ce961" table:formula="of:=RANK([.A354];[.$A$255:.$A$354];0)" office:value-type="float" office:value="54" calcext:value-type="float">
            <text:p>54</text:p>
          </table:table-cell>
          <table:table-cell table:number-columns-repeated="1016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number-columns-repeated="1017"/>
        </table:table-row>
        <table:table-row table:style-name="ro4" table:number-rows-repeated="10482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hèse" table:style-name="ta8" table:protected="true" table:protection-key="p23TXYMYPL/FZ75rvvLWlXEtT0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1" table:default-cell-style-name="ce1147"/>
        <table:table-column table:style-name="co42" table:default-cell-style-name="ce1147"/>
        <table:table-column table:style-name="co43" table:default-cell-style-name="ce1147"/>
        <table:table-column table:style-name="co44" table:default-cell-style-name="ce1147"/>
        <table:table-column table:style-name="co45" table:default-cell-style-name="ce1147"/>
        <table:table-column table:style-name="co46" table:default-cell-style-name="ce1147"/>
        <table:table-column table:style-name="co45" table:default-cell-style-name="ce1147"/>
        <table:table-column table:style-name="co47" table:default-cell-style-name="ce1147"/>
        <table:table-column table:style-name="co1" table:default-cell-style-name="ce1147"/>
        <table:table-column table:style-name="co48" table:default-cell-style-name="ce1147"/>
        <table:table-column table:style-name="co49" table:default-cell-style-name="ce1147"/>
        <table:table-column table:style-name="co1" table:number-columns-repeated="55" table:default-cell-style-name="ce1147"/>
        <table:table-column table:style-name="co1" table:number-columns-repeated="958" table:default-cell-style-name="ce260"/>
        <table:table-row table:style-name="ro10">
          <table:table-cell table:style-name="ce120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1151" table:formula="of:=IF([.$H$1];&quot;Notes&quot;;&quot;&quot;)" office:value-type="string" office:string-value="Notes" calcext:value-type="string">
            <text:p>Notes</text:p>
          </table:table-cell>
          <table:table-cell table:style-name="ce120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151"/>
          <table:table-cell table:style-name="ce1151" table:formula="of:=IF([.$H$1];&quot;A Faire&quot;;&quot;&quot;)" office:value-type="string" office:string-value="A Faire" calcext:value-type="string">
            <text:p>A Faire</text:p>
          </table:table-cell>
          <table:table-cell table:style-name="ce1151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224" table:formula="of:=IF([.A10]=[.B100];1;0)" office:value-type="float" office:value="1" calcext:value-type="float">
            <text:p>1</text:p>
          </table:table-cell>
          <table:table-cell table:style-name="ce260"/>
          <table:table-cell table:style-name="ce1169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number-columns-repeated="1013"/>
        </table:table-row>
        <table:table-row table:style-name="ro10">
          <table:table-cell table:style-name="ce1204" table:formula="of:=IF([.$H$1];&quot;1&quot;;&quot;&quot;)" office:value-type="string" office:string-value="1" calcext:value-type="string">
            <text:p>1</text:p>
          </table:table-cell>
          <table:table-cell table:style-name="ce1204" table:formula="of:=IF([.$H$1];&quot;Niveau 1&quot;;&quot;&quot;)" office:value-type="string" office:string-value="Niveau 1" calcext:value-type="string">
            <text:p>Niveau 1</text:p>
          </table:table-cell>
          <table:table-cell table:style-name="ce1213" table:formula="of:=IF([.$H$1];[$Données.N61];&quot;&quot;)" office:value-type="float" office:value="0" calcext:value-type="float">
            <text:p>0,00</text:p>
          </table:table-cell>
          <table:table-cell table:style-name="ce1213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2];&quot;&quot;)" office:value-type="float" office:value="1" calcext:value-type="float">
            <text:p>1</text:p>
          </table:table-cell>
          <table:table-cell table:style-name="ce1225"/>
          <table:table-cell/>
          <table:covered-table-cell table:style-name="ce1151"/>
          <table:covered-table-cell table:style-name="ce1223"/>
          <table:table-cell table:number-columns-repeated="1013"/>
        </table:table-row>
        <table:table-row table:style-name="ro10">
          <table:table-cell table:style-name="ce1205" table:formula="of:=IF([.$H$1];&quot;2&quot;;&quot;&quot;)" office:value-type="string" office:string-value="2" calcext:value-type="string">
            <text:p>2</text:p>
          </table:table-cell>
          <table:table-cell table:style-name="ce1205" table:formula="of:=IF([.$H$1];&quot;Niveau 2&quot;;&quot;&quot;)" office:value-type="string" office:string-value="Niveau 2" calcext:value-type="string">
            <text:p>Niveau 2</text:p>
          </table:table-cell>
          <table:table-cell table:style-name="ce1214" table:formula="of:=IF([.$H$1];[$Données.N90];&quot;&quot;)" office:value-type="float" office:value="0" calcext:value-type="float">
            <text:p>0,00</text:p>
          </table:table-cell>
          <table:table-cell table:style-name="ce1219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1231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169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3"/>
        </table:table-row>
        <table:table-row table:style-name="ro10">
          <table:table-cell table:style-name="ce1204" table:formula="of:=IF([.$H$1];&quot;3&quot;;&quot;&quot;)" office:value-type="string" office:string-value="3" calcext:value-type="string">
            <text:p>3</text:p>
          </table:table-cell>
          <table:table-cell table:style-name="ce1204" table:formula="of:=IF([.$H$1];&quot;Niveau 3&quot;;&quot;&quot;)" office:value-type="string" office:string-value="Niveau 3" calcext:value-type="string">
            <text:p>Niveau 3</text:p>
          </table:table-cell>
          <table:table-cell table:style-name="ce1213" table:formula="of:=IF([.$H$1];[$Données.N118];&quot;&quot;)" office:value-type="float" office:value="0" calcext:value-type="float">
            <text:p>0,00</text:p>
          </table:table-cell>
          <table:table-cell table:style-name="ce1213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4];&quot;&quot;)" office:value-type="float" office:value="1" calcext:value-type="float">
            <text:p>1</text:p>
          </table:table-cell>
          <table:table-cell table:style-name="ce1226"/>
          <table:table-cell/>
          <table:covered-table-cell table:style-name="ce260"/>
          <table:covered-table-cell table:style-name="ce404"/>
          <table:table-cell table:number-columns-repeated="1013"/>
        </table:table-row>
        <table:table-row table:style-name="ro10">
          <table:table-cell table:style-name="ce1205" table:formula="of:=IF([.$H$1];&quot;4&quot;;&quot;&quot;)" office:value-type="string" office:string-value="4" calcext:value-type="string">
            <text:p>4</text:p>
          </table:table-cell>
          <table:table-cell table:style-name="ce1205" table:formula="of:=IF([.$H$1];&quot;Niveau 4&quot;;&quot;&quot;)" office:value-type="string" office:string-value="Niveau 4" calcext:value-type="string">
            <text:p>Niveau 4</text:p>
          </table:table-cell>
          <table:table-cell table:style-name="ce1214" table:formula="of:=IF([.$H$1];[$Données.N146];&quot;&quot;)" office:value-type="float" office:value="0" calcext:value-type="float">
            <text:p>0,00</text:p>
          </table:table-cell>
          <table:table-cell table:style-name="ce1219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5];&quot;&quot;)" office:value-type="float" office:value="1" calcext:value-type="float">
            <text:p>1</text:p>
          </table:table-cell>
          <table:table-cell table:style-name="ce1226"/>
          <table:table-cell table:number-columns-repeated="2"/>
          <table:table-cell table:style-name="ce1232"/>
          <table:table-cell table:number-columns-repeated="1013"/>
        </table:table-row>
        <table:table-row table:style-name="ro10">
          <table:table-cell table:style-name="ce1204" table:formula="of:=IF([.$H$1];&quot;5&quot;;&quot;&quot;)" office:value-type="string" office:string-value="5" calcext:value-type="string">
            <text:p>5</text:p>
          </table:table-cell>
          <table:table-cell table:style-name="ce1204" table:formula="of:=IF([.$H$1];&quot;Niveau 5&quot;;&quot;&quot;)" office:value-type="string" office:string-value="Niveau 5" calcext:value-type="string">
            <text:p>Niveau 5</text:p>
          </table:table-cell>
          <table:table-cell table:style-name="ce1213" table:formula="of:=IF([.$H$1];[$Données.N175];&quot;&quot;)" office:value-type="float" office:value="0" calcext:value-type="float">
            <text:p>0,00</text:p>
          </table:table-cell>
          <table:table-cell table:style-name="ce1213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223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6];&quot;&quot;)" office:value-type="float" office:value="1" calcext:value-type="float">
            <text:p>1</text:p>
          </table:table-cell>
          <table:table-cell table:style-name="ce1226"/>
          <table:table-cell table:number-columns-repeated="2"/>
          <table:table-cell table:style-name="ce1232"/>
          <table:table-cell table:number-columns-repeated="1013"/>
        </table:table-row>
        <table:table-row table:style-name="ro10">
          <table:table-cell table:style-name="ce1205" table:formula="of:=IF([.$H$1];&quot;6&quot;;&quot;&quot;)" office:value-type="string" office:string-value="6" calcext:value-type="string">
            <text:p>6</text:p>
          </table:table-cell>
          <table:table-cell table:style-name="ce1205" table:formula="of:=IF([.$H$1];&quot;Niveau 6&quot;;&quot;&quot;)" office:value-type="string" office:string-value="Niveau 6" calcext:value-type="string">
            <text:p>Niveau 6</text:p>
          </table:table-cell>
          <table:table-cell table:style-name="ce1214" table:formula="of:=IF([.$H$1];[$Données.N204];&quot;&quot;)" office:value-type="float" office:value="0" calcext:value-type="float">
            <text:p>0,00</text:p>
          </table:table-cell>
          <table:table-cell table:style-name="ce1219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219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219" office:value-type="float" office:value="1" calcext:value-type="float">
            <text:p>1</text:p>
          </table:table-cell>
          <table:table-cell table:style-name="ce1219" table:formula="of:=IF([.$H$1];[.F7];&quot;&quot;)" office:value-type="float" office:value="1" calcext:value-type="float">
            <text:p>1</text:p>
          </table:table-cell>
          <table:table-cell table:style-name="ce1226"/>
          <table:table-cell table:number-columns-repeated="1016"/>
        </table:table-row>
        <table:table-row table:style-name="ro10">
          <table:table-cell table:style-name="ce1204" office:value-type="float" office:value="7" calcext:value-type="float">
            <text:p>7</text:p>
          </table:table-cell>
          <table:table-cell table:style-name="ce1204" table:formula="of:=IF([.$H$1];&quot;Niveau 7&quot;;&quot;&quot;)" office:value-type="string" office:string-value="Niveau 7" calcext:value-type="string">
            <text:p>Niveau 7</text:p>
          </table:table-cell>
          <table:table-cell table:style-name="ce1213" table:formula="of:=IF([.$H$1];[$Données.N233];&quot;&quot;)" office:value-type="float" office:value="0" calcext:value-type="float">
            <text:p>0,00</text:p>
          </table:table-cell>
          <table:table-cell table:style-name="ce122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220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table:formula="of:=IF([.$H$1];[.F8];&quot;&quot;)" office:value-type="float" office:value="1" calcext:value-type="float">
            <text:p>1</text:p>
          </table:table-cell>
          <table:table-cell table:style-name="ce1227"/>
          <table:table-cell table:style-name="ce1229" table:number-columns-repeated="58"/>
          <table:table-cell table:number-columns-repeated="958"/>
        </table:table-row>
        <table:table-row table:style-name="ro10">
          <table:table-cell table:style-name="ce1206" table:number-columns-repeated="2"/>
          <table:table-cell table:style-name="ce1215"/>
          <table:table-cell table:style-name="ce1221" table:number-columns-repeated="3"/>
          <table:table-cell table:style-name="ce1206"/>
          <table:table-cell table:style-name="ce1228"/>
          <table:table-cell table:style-name="ce1229" table:number-columns-repeated="58"/>
          <table:table-cell table:number-columns-repeated="958"/>
        </table:table-row>
        <table:table-row table:style-name="ro10">
          <table:table-cell table:style-name="ce1207" office:value-type="string" calcext:value-type="string" table:number-columns-spanned="7" table:number-rows-spanned="2">
            <text:p>KELLER Stéphane</text:p>
          </table:table-cell>
          <table:covered-table-cell table:number-columns-repeated="6"/>
          <table:table-cell table:style-name="ce1228"/>
          <table:table-cell table:style-name="ce1229" table:number-columns-repeated="58"/>
          <table:table-cell table:number-columns-repeated="958"/>
        </table:table-row>
        <table:table-row table:style-name="ro9">
          <table:covered-table-cell table:number-columns-repeated="7"/>
          <table:table-cell table:style-name="ce1229" table:number-columns-repeated="59"/>
          <table:table-cell table:number-columns-repeated="958"/>
        </table:table-row>
        <table:table-row table:style-name="ro10">
          <table:table-cell table:style-name="ce1206" table:number-columns-repeated="2"/>
          <table:table-cell table:style-name="ce1215"/>
          <table:table-cell table:style-name="ce1221" table:number-columns-repeated="4"/>
          <table:table-cell table:style-name="ce1229" table:number-columns-repeated="59"/>
          <table:table-cell table:number-columns-repeated="958"/>
        </table:table-row>
        <table:table-row table:style-name="ro10">
          <table:table-cell table:style-name="ce1209" office:value-type="string" calcext:value-type="string" table:number-columns-spanned="2" table:number-rows-spanned="1">
            <text:p>Rang</text:p>
          </table:table-cell>
          <table:covered-table-cell table:style-name="ce1211"/>
          <table:table-cell table:style-name="ce1216" table:number-columns-spanned="3" table:number-rows-spanned="1"/>
          <table:covered-table-cell table:number-columns-repeated="2" table:style-name="ce1222"/>
          <table:table-cell table:number-columns-repeated="1019"/>
        </table:table-row>
        <table:table-row table:style-name="ro10">
          <table:table-cell table:style-name="ce1209" office:value-type="string" calcext:value-type="string" table:number-columns-spanned="2" table:number-rows-spanned="1">
            <text:p>Nom :</text:p>
          </table:table-cell>
          <table:covered-table-cell table:style-name="ce1211"/>
          <table:table-cell table:style-name="ce1217" table:number-columns-spanned="3" table:number-rows-spanned="1"/>
          <table:covered-table-cell table:number-columns-repeated="2" table:style-name="ce1222"/>
          <table:table-cell table:style-name="ce260" table:number-columns-repeated="2"/>
          <table:table-cell table:number-columns-repeated="1017"/>
        </table:table-row>
        <table:table-row table:style-name="ro10">
          <table:table-cell table:style-name="ce1209" office:value-type="string" calcext:value-type="string" table:number-columns-spanned="2" table:number-rows-spanned="1">
            <text:p>Prénom :</text:p>
          </table:table-cell>
          <table:covered-table-cell table:style-name="ce1211"/>
          <table:table-cell table:style-name="ce1216" table:number-columns-spanned="3" table:number-rows-spanned="1"/>
          <table:covered-table-cell table:number-columns-repeated="2" table:style-name="ce1222"/>
          <table:table-cell table:style-name="ce260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218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260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1210" office:value-type="string" calcext:value-type="string">
            <text:p>MDP :</text:p>
          </table:table-cell>
          <table:table-cell table:style-name="ce1210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ef" svg:font-family="Alef" style:font-pitch="variable"/>
    <style:font-face style:name="Arial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number:number-style style:name="N193">
      <number:fraction number:min-numerator-digits="1" loext:max-numerator-digits="2" number:min-denominator-digits="1" number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3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3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3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2-03-18T17:06:11.127000000</dc:date>
    <meta:editing-duration>P2DT12H39M7S</meta:editing-duration>
    <meta:editing-cycles>840</meta:editing-cycles>
    <meta:generator>LibreOffice/7.2.6.2$Windows_X86_64 LibreOffice_project/b0ec3a565991f7569a5a7f5d24fed7f52653d754</meta:generator>
    <meta:document-statistic meta:table-count="10" meta:cell-count="3334" meta:object-count="8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or i = 255 to 354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rem choix de l'ordre inéquation niveau 7
	Feuille.GetCellRangeByName("F224").value = SK_Alea(1,4)
	rem choix de a
rem	If SK_Alea(1,2)=1 Then 
rem		Feuille.GetCellRangeByName("B237").value = SK_Alea(1,10)
rem 	Else Feuille.GetCellRangeByName("B237").value = SK_Alea(-10,-1)
rem 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